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2.798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2.6591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85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>
            <text:p>User input</text:p>
          </table:table-cell>
          <table:table-cell office:value-type="string">
            <text:p>Coordinates</text:p>
          </table:table-cell>
          <table:table-cell office:value-type="string">
            <text:p>Codons</text:p>
          </table:table-cell>
          <table:table-cell office:value-type="string">
            <text:p>Transcript ID</text:p>
          </table:table-cell>
          <table:table-cell office:value-type="string">
            <text:p>Protein ID</text:p>
          </table:table-cell>
          <table:table-cell office:value-type="string">
            <text:p>Substitution</text:p>
          </table:table-cell>
          <table:table-cell office:value-type="string">
            <text:p>Region</text:p>
          </table:table-cell>
          <table:table-cell office:value-type="string">
            <text:p>dbSNP ID</text:p>
          </table:table-cell>
          <table:table-cell office:value-type="string">
            <text:p>SNP Type</text:p>
          </table:table-cell>
          <table:table-cell office:value-type="string">
            <text:p>Prediction</text:p>
          </table:table-cell>
          <table:table-cell office:value-type="string">
            <text:p>SIFT Score</text:p>
          </table:table-cell>
          <table:table-cell office:value-type="string">
            <text:p>Median Information Content</text:p>
          </table:table-cell>
          <table:table-cell office:value-type="string">
            <text:p># Seqs at position</text:p>
          </table:table-cell>
          <table:table-cell office:value-type="string">
            <text:p>Gene ID</text:p>
          </table:table-cell>
          <table:table-cell office:value-type="string">
            <text:p>Gene Name</text:p>
          </table:table-cell>
          <table:table-cell office:value-type="string">
            <text:p>Protein Family ID</text:p>
          </table:table-cell>
          <table:table-cell office:value-type="string">
            <text:p>Protein Family Desc</text:p>
          </table:table-cell>
        </table:table-row>
        <table:table-row table:style-name="ro1">
          <table:table-cell table:number-columns-repeated="2" office:value-type="string">
            <text:p>1,11856378,1,G/A</text:p>
          </table:table-cell>
          <table:table-cell office:value-type="string">
            <text:p>GCC-GtC</text:p>
          </table:table-cell>
          <table:table-cell office:value-type="string">
            <text:p>ENST00000376583</text:p>
          </table:table-cell>
          <table:table-cell office:value-type="string">
            <text:p>ENSP00000365767</text:p>
          </table:table-cell>
          <table:table-cell office:value-type="string">
            <text:p>A263V</text:p>
          </table:table-cell>
          <table:table-cell office:value-type="string">
            <text:p>EXON CDS</text:p>
          </table:table-cell>
          <table:table-cell office:value-type="string">
            <text:p>rs1801133:A;CM950819:HGMD_MUTATION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2.82">
            <text:p>2.82</text:p>
          </table:table-cell>
          <table:table-cell office:value-type="float" office:value="131">
            <text:p>131</text:p>
          </table:table-cell>
          <table:table-cell office:value-type="string">
            <text:p>ENSG00000177000</text:p>
          </table:table-cell>
          <table:table-cell office:value-type="string">
            <text:p>MTHFR</text:p>
          </table:table-cell>
          <table:table-cell office:value-type="string">
            <text:p>ENSFM00250000003343</text:p>
          </table:table-cell>
          <table:table-cell office:value-type="string">
            <text:p>METHYLENETETRAHYDROFOLATE REDUCTASE EC_1.5.1.20</text:p>
          </table:table-cell>
        </table:table-row>
        <table:table-row table:style-name="ro1">
          <table:table-cell table:number-columns-repeated="2" office:value-type="string">
            <text:p>1,145021150,1,T/C</text:p>
          </table:table-cell>
          <table:table-cell office:value-type="string">
            <text:p>GAT-GgT</text:p>
          </table:table-cell>
          <table:table-cell office:value-type="string">
            <text:p>ENST00000313382</text:p>
          </table:table-cell>
          <table:table-cell office:value-type="string">
            <text:p>ENSP00000327209</text:p>
          </table:table-cell>
          <table:table-cell office:value-type="string">
            <text:p>D13G</text:p>
          </table:table-cell>
          <table:table-cell office:value-type="string">
            <text:p>EXON CDS</text:p>
          </table:table-cell>
          <table:table-cell office:value-type="string">
            <text:p>rs79736653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3.22">
            <text:p>3.22</text:p>
          </table:table-cell>
          <table:table-cell office:value-type="float" office:value="20">
            <text:p>20</text:p>
          </table:table-cell>
          <table:table-cell office:value-type="string">
            <text:p>ENSG00000178104</text:p>
          </table:table-cell>
          <table:table-cell office:value-type="string">
            <text:p>PDE4DIP</text:p>
          </table:table-cell>
          <table:table-cell office:value-type="string">
            <text:p>ENSFM00250000001701</text:p>
          </table:table-cell>
          <table:table-cell office:value-type="string">
            <text:p>MYOMEGALIN PHOSPHODIESTERASE 4D INTERACTING</text:p>
          </table:table-cell>
        </table:table-row>
        <table:table-row table:style-name="ro1">
          <table:table-cell table:number-columns-repeated="2" office:value-type="string">
            <text:p>1,145021150,1,T/C</text:p>
          </table:table-cell>
          <table:table-cell office:value-type="string">
            <text:p>GAT-GgT</text:p>
          </table:table-cell>
          <table:table-cell office:value-type="string">
            <text:p>ENST00000313382</text:p>
          </table:table-cell>
          <table:table-cell office:value-type="string">
            <text:p>ENSP00000327209</text:p>
          </table:table-cell>
          <table:table-cell office:value-type="string">
            <text:p>D13G</text:p>
          </table:table-cell>
          <table:table-cell office:value-type="string">
            <text:p>EXON CDS</text:p>
          </table:table-cell>
          <table:table-cell office:value-type="string">
            <text:p>rs79736653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3.22">
            <text:p>3.22</text:p>
          </table:table-cell>
          <table:table-cell office:value-type="float" office:value="20">
            <text:p>20</text:p>
          </table:table-cell>
          <table:table-cell office:value-type="string">
            <text:p>ENSG00000178104</text:p>
          </table:table-cell>
          <table:table-cell office:value-type="string">
            <text:p>PDE4DIP</text:p>
          </table:table-cell>
          <table:table-cell office:value-type="string">
            <text:p>ENSFM00250000001701</text:p>
          </table:table-cell>
          <table:table-cell office:value-type="string">
            <text:p>MYOMEGALIN PHOSPHODIESTERASE 4D INTERACTING</text:p>
          </table:table-cell>
        </table:table-row>
        <table:table-row table:style-name="ro1">
          <table:table-cell table:number-columns-repeated="2" office:value-type="string">
            <text:p>1,152732174,1,T/C</text:p>
          </table:table-cell>
          <table:table-cell office:value-type="string">
            <text:p>GTT-GcT</text:p>
          </table:table-cell>
          <table:table-cell office:value-type="string">
            <text:p>ENST00000368773</text:p>
          </table:table-cell>
          <table:table-cell office:value-type="string">
            <text:p>ENSP00000357762</text:p>
          </table:table-cell>
          <table:table-cell office:value-type="string">
            <text:p>V37A</text:p>
          </table:table-cell>
          <table:table-cell office:value-type="string">
            <text:p>EXON CDS</text:p>
          </table:table-cell>
          <table:table-cell office:value-type="string">
            <text:p>rs944683:C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2">
            <text:p>0.02</text:p>
          </table:table-cell>
          <table:table-cell office:value-type="float" office:value="3.67">
            <text:p>3.67</text:p>
          </table:table-cell>
          <table:table-cell office:value-type="float" office:value="15">
            <text:p>15</text:p>
          </table:table-cell>
          <table:table-cell office:value-type="string">
            <text:p>ENSG00000203786</text:p>
          </table:table-cell>
          <table:table-cell office:value-type="string">
            <text:p>KPRP</text:p>
          </table:table-cell>
          <table:table-cell office:value-type="string">
            <text:p>ENSFM00250000019833</text:p>
          </table:table-cell>
          <table:table-cell office:value-type="string">
            <text:p>KERATINOCYTE PROLINE RICH</text:p>
          </table:table-cell>
        </table:table-row>
        <table:table-row table:style-name="ro1">
          <table:table-cell table:number-columns-repeated="2" office:value-type="string">
            <text:p>1,17275337,1,C/T</text:p>
          </table:table-cell>
          <table:table-cell office:value-type="string">
            <text:p>CGG-tGG</text:p>
          </table:table-cell>
          <table:table-cell office:value-type="string">
            <text:p>ENST00000375541</text:p>
          </table:table-cell>
          <table:table-cell office:value-type="string">
            <text:p>ENSP00000364691</text:p>
          </table:table-cell>
          <table:table-cell office:value-type="string">
            <text:p>R918W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1.44">
            <text:p>1.44</text:p>
          </table:table-cell>
          <table:table-cell office:value-type="float" office:value="138">
            <text:p>138</text:p>
          </table:table-cell>
          <table:table-cell office:value-type="string">
            <text:p>ENSG00000058453</text:p>
          </table:table-cell>
          <table:table-cell office:value-type="string">
            <text:p>CROCC</text:p>
          </table:table-cell>
          <table:table-cell office:value-type="string">
            <text:p>ENSFM00550000743177</text:p>
          </table:table-cell>
          <table:table-cell office:value-type="string">
            <text:p>CILIARY ROOTLET COILED COIL</text:p>
          </table:table-cell>
        </table:table-row>
        <table:table-row table:style-name="ro1">
          <table:table-cell table:number-columns-repeated="2" office:value-type="string">
            <text:p>1,201017805,1,A/C</text:p>
          </table:table-cell>
          <table:table-cell office:value-type="string">
            <text:p>GTG-GgG</text:p>
          </table:table-cell>
          <table:table-cell office:value-type="string">
            <text:p>ENST00000362061</text:p>
          </table:table-cell>
          <table:table-cell office:value-type="string">
            <text:p>ENSP00000355192</text:p>
          </table:table-cell>
          <table:table-cell office:value-type="string">
            <text:p>V1449G</text:p>
          </table:table-cell>
          <table:table-cell office:value-type="string">
            <text:p>EXON CDS</text:p>
          </table:table-cell>
          <table:table-cell office:value-type="string">
            <text:p>rs79011683:C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278">
            <text:p>278</text:p>
          </table:table-cell>
          <table:table-cell office:value-type="string">
            <text:p>ENSG00000081248</text:p>
          </table:table-cell>
          <table:table-cell office:value-type="string">
            <text:p>CACNA1S</text:p>
          </table:table-cell>
          <table:table-cell office:value-type="string">
            <text:p>ENSFM00500000269632</text:p>
          </table:table-cell>
          <table:table-cell office:value-type="string">
            <text:p>VOLTAGE DEPENDENT L TYPE CALCIUM CHANNEL SUBUNIT ALPHA CALCIUM CHANNEL L TYPE ALPHA 1 POLYPEPTIDE VOLTAGE GATED CALCIUM CHANNEL SUBUNIT ALPHA CAV1</text:p>
          </table:table-cell>
        </table:table-row>
        <table:table-row table:style-name="ro1">
          <table:table-cell table:number-columns-repeated="2" office:value-type="string">
            <text:p>1,208391254,1,C/T</text:p>
          </table:table-cell>
          <table:table-cell office:value-type="string">
            <text:p>CGG-CaG</text:p>
          </table:table-cell>
          <table:table-cell office:value-type="string">
            <text:p>ENST00000367033</text:p>
          </table:table-cell>
          <table:table-cell office:value-type="string">
            <text:p>ENSP00000356000</text:p>
          </table:table-cell>
          <table:table-cell office:value-type="string">
            <text:p>R5Q</text:p>
          </table:table-cell>
          <table:table-cell office:value-type="string">
            <text:p>EXON CDS</text:p>
          </table:table-cell>
          <table:table-cell office:value-type="string">
            <text:p>rs2782948:T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2">
            <text:p>0.02</text:p>
          </table:table-cell>
          <table:table-cell office:value-type="float" office:value="4.32">
            <text:p>4.32</text:p>
          </table:table-cell>
          <table:table-cell office:value-type="float" office:value="20">
            <text:p>20</text:p>
          </table:table-cell>
          <table:table-cell office:value-type="string">
            <text:p>ENSG00000076356</text:p>
          </table:table-cell>
          <table:table-cell office:value-type="string">
            <text:p>PLXNA2</text:p>
          </table:table-cell>
          <table:table-cell office:value-type="string">
            <text:p>ENSFM00250000000241</text:p>
          </table:table-cell>
          <table:table-cell office:value-type="string">
            <text:p>PLEXIN PRECURSOR</text:p>
          </table:table-cell>
        </table:table-row>
        <table:table-row table:style-name="ro1">
          <table:table-cell table:number-columns-repeated="2" office:value-type="string">
            <text:p>1,212798251,1,C/C</text:p>
          </table:table-cell>
          <table:table-cell office:value-type="string">
            <text:p>ACG-AgG</text:p>
          </table:table-cell>
          <table:table-cell office:value-type="string">
            <text:p>ENST00000294829</text:p>
          </table:table-cell>
          <table:table-cell office:value-type="string">
            <text:p>ENSP00000294829</text:p>
          </table:table-cell>
          <table:table-cell office:value-type="string">
            <text:p>T11R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58">
            <text:p>58</text:p>
          </table:table-cell>
          <table:table-cell office:value-type="string">
            <text:p>ENSG00000162771</text:p>
          </table:table-cell>
          <table:table-cell office:value-type="string">
            <text:p>FAM71A</text:p>
          </table:table-cell>
          <table:table-cell office:value-type="string">
            <text:p>ENSFM00500000270984</text:p>
          </table:table-cell>
          <table:table-cell office:value-type="string">
            <text:p>FAM71B</text:p>
          </table:table-cell>
        </table:table-row>
        <table:table-row table:style-name="ro1">
          <table:table-cell table:number-columns-repeated="2" office:value-type="string">
            <text:p>1,212798251,1,C/T</text:p>
          </table:table-cell>
          <table:table-cell office:value-type="string">
            <text:p>ACG-AaG</text:p>
          </table:table-cell>
          <table:table-cell office:value-type="string">
            <text:p>ENST00000294829</text:p>
          </table:table-cell>
          <table:table-cell office:value-type="string">
            <text:p>ENSP00000294829</text:p>
          </table:table-cell>
          <table:table-cell office:value-type="string">
            <text:p>T11K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58">
            <text:p>58</text:p>
          </table:table-cell>
          <table:table-cell office:value-type="string">
            <text:p>ENSG00000162771</text:p>
          </table:table-cell>
          <table:table-cell office:value-type="string">
            <text:p>FAM71A</text:p>
          </table:table-cell>
          <table:table-cell office:value-type="string">
            <text:p>ENSFM00500000270984</text:p>
          </table:table-cell>
          <table:table-cell office:value-type="string">
            <text:p>FAM71B</text:p>
          </table:table-cell>
        </table:table-row>
        <table:table-row table:style-name="ro1">
          <table:table-cell table:number-columns-repeated="2" office:value-type="string">
            <text:p>1,233514975,1,G/T</text:p>
          </table:table-cell>
          <table:table-cell office:value-type="string">
            <text:p>GAG-GAt</text:p>
          </table:table-cell>
          <table:table-cell office:value-type="string">
            <text:p>ENST00000366622</text:p>
          </table:table-cell>
          <table:table-cell office:value-type="string">
            <text:p>ENSP00000355581</text:p>
          </table:table-cell>
          <table:table-cell office:value-type="string">
            <text:p>E187D</text:p>
          </table:table-cell>
          <table:table-cell office:value-type="string">
            <text:p>EXON CDS</text:p>
          </table:table-cell>
          <table:table-cell office:value-type="string">
            <text:p>rs3795374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53">
            <text:p>2.53</text:p>
          </table:table-cell>
          <table:table-cell office:value-type="float" office:value="52">
            <text:p>52</text:p>
          </table:table-cell>
          <table:table-cell office:value-type="string">
            <text:p>ENSG00000143674</text:p>
          </table:table-cell>
          <table:table-cell office:value-type="string">
            <text:p>RP5-862P8.2</text:p>
          </table:table-cell>
          <table:table-cell office:value-type="string">
            <text:p>ENSFM00500000269942</text:p>
          </table:table-cell>
          <table:table-cell office:value-type="string">
            <text:p>MITOGEN ACTIVATED KINASE KINASE KINASE EC_2.7.11.25 MIXED LINEAGE KINASE</text:p>
          </table:table-cell>
        </table:table-row>
        <table:table-row table:style-name="ro1">
          <table:table-cell table:number-columns-repeated="2" office:value-type="string">
            <text:p>1,248129240,1,G/A</text:p>
          </table:table-cell>
          <table:table-cell office:value-type="string">
            <text:p>GTG-aTG</text:p>
          </table:table-cell>
          <table:table-cell office:value-type="string">
            <text:p>ENST00000366480</text:p>
          </table:table-cell>
          <table:table-cell office:value-type="string">
            <text:p>ENSP00000355436</text:p>
          </table:table-cell>
          <table:table-cell office:value-type="string">
            <text:p>V203M</text:p>
          </table:table-cell>
          <table:table-cell office:value-type="string">
            <text:p>EXON CDS</text:p>
          </table:table-cell>
          <table:table-cell office:value-type="string">
            <text:p>rs4478844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  <table:table-cell office:value-type="float" office:value="318">
            <text:p>318</text:p>
          </table:table-cell>
          <table:table-cell office:value-type="string">
            <text:p>ENSG00000187080</text:p>
          </table:table-cell>
          <table:table-cell office:value-type="string">
            <text:p>OR2AK2</text:p>
          </table:table-cell>
          <table:table-cell office:value-type="string">
            <text:p>ENSFM00260000050345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,248525100,1,G/A</text:p>
          </table:table-cell>
          <table:table-cell office:value-type="string">
            <text:p>GGA-GaA</text:p>
          </table:table-cell>
          <table:table-cell office:value-type="string">
            <text:p>ENST00000366475</text:p>
          </table:table-cell>
          <table:table-cell office:value-type="string">
            <text:p>ENSP00000355431</text:p>
          </table:table-cell>
          <table:table-cell office:value-type="string">
            <text:p>G73E</text:p>
          </table:table-cell>
          <table:table-cell office:value-type="string">
            <text:p>EXON CDS</text:p>
          </table:table-cell>
          <table:table-cell office:value-type="string">
            <text:p>rs73146195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5">
            <text:p>2.95</text:p>
          </table:table-cell>
          <table:table-cell office:value-type="float" office:value="360">
            <text:p>360</text:p>
          </table:table-cell>
          <table:table-cell office:value-type="string">
            <text:p>ENSG00000196944</text:p>
          </table:table-cell>
          <table:table-cell office:value-type="string">
            <text:p>OR2T4</text:p>
          </table:table-cell>
          <table:table-cell office:value-type="string">
            <text:p>ENSFM00260000050345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,248525138,1,C/T</text:p>
          </table:table-cell>
          <table:table-cell office:value-type="string">
            <text:p>CAC-tAC</text:p>
          </table:table-cell>
          <table:table-cell office:value-type="string">
            <text:p>ENST00000366475</text:p>
          </table:table-cell>
          <table:table-cell office:value-type="string">
            <text:p>ENSP00000355431</text:p>
          </table:table-cell>
          <table:table-cell office:value-type="string">
            <text:p>H86Y</text:p>
          </table:table-cell>
          <table:table-cell office:value-type="string">
            <text:p>EXON CDS</text:p>
          </table:table-cell>
          <table:table-cell office:value-type="string">
            <text:p>rs7509612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60">
            <text:p>360</text:p>
          </table:table-cell>
          <table:table-cell office:value-type="string">
            <text:p>ENSG00000196944</text:p>
          </table:table-cell>
          <table:table-cell office:value-type="string">
            <text:p>OR2T4</text:p>
          </table:table-cell>
          <table:table-cell office:value-type="string">
            <text:p>ENSFM00260000050345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,248737293,1,G/G</text:p>
          </table:table-cell>
          <table:table-cell office:value-type="string">
            <text:p>CTC-cTC</text:p>
          </table:table-cell>
          <table:table-cell office:value-type="string">
            <text:p>ENST00000328782</text:p>
          </table:table-cell>
          <table:table-cell office:value-type="string">
            <text:p>ENSP00000330904</text:p>
          </table:table-cell>
          <table:table-cell office:value-type="string">
            <text:p>L256L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91">
            <text:p>2.91</text:p>
          </table:table-cell>
          <table:table-cell office:value-type="float" office:value="326">
            <text:p>326</text:p>
          </table:table-cell>
          <table:table-cell office:value-type="string">
            <text:p>ENSG00000183310</text:p>
          </table:table-cell>
          <table:table-cell office:value-type="string">
            <text:p>OR2T34</text:p>
          </table:table-cell>
          <table:table-cell office:value-type="string">
            <text:p>ENSFM00260000050345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,248737343,1,C/T</text:p>
          </table:table-cell>
          <table:table-cell office:value-type="string">
            <text:p>CGC-CaC</text:p>
          </table:table-cell>
          <table:table-cell office:value-type="string">
            <text:p>ENST00000328782</text:p>
          </table:table-cell>
          <table:table-cell office:value-type="string">
            <text:p>ENSP00000330904</text:p>
          </table:table-cell>
          <table:table-cell office:value-type="string">
            <text:p>R239H</text:p>
          </table:table-cell>
          <table:table-cell office:value-type="string">
            <text:p>EXON CDS</text:p>
          </table:table-cell>
          <table:table-cell office:value-type="string">
            <text:p>rs6183344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1">
            <text:p>2.91</text:p>
          </table:table-cell>
          <table:table-cell office:value-type="float" office:value="326">
            <text:p>326</text:p>
          </table:table-cell>
          <table:table-cell office:value-type="string">
            <text:p>ENSG00000183310</text:p>
          </table:table-cell>
          <table:table-cell office:value-type="string">
            <text:p>OR2T34</text:p>
          </table:table-cell>
          <table:table-cell office:value-type="string">
            <text:p>ENSFM00260000050345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,248737664,1,C/T</text:p>
          </table:table-cell>
          <table:table-cell office:value-type="string">
            <text:p>TGC-TaC</text:p>
          </table:table-cell>
          <table:table-cell office:value-type="string">
            <text:p>ENST00000328782</text:p>
          </table:table-cell>
          <table:table-cell office:value-type="string">
            <text:p>ENSP00000330904</text:p>
          </table:table-cell>
          <table:table-cell office:value-type="string">
            <text:p>C132Y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91">
            <text:p>2.91</text:p>
          </table:table-cell>
          <table:table-cell office:value-type="float" office:value="326">
            <text:p>326</text:p>
          </table:table-cell>
          <table:table-cell office:value-type="string">
            <text:p>ENSG00000183310</text:p>
          </table:table-cell>
          <table:table-cell office:value-type="string">
            <text:p>OR2T34</text:p>
          </table:table-cell>
          <table:table-cell office:value-type="string">
            <text:p>ENSFM00260000050345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,248813827,1,T/C</text:p>
          </table:table-cell>
          <table:table-cell office:value-type="string">
            <text:p>TAT-TgT</text:p>
          </table:table-cell>
          <table:table-cell office:value-type="string">
            <text:p>ENST00000344889</text:p>
          </table:table-cell>
          <table:table-cell office:value-type="string">
            <text:p>ENSP00000342008</text:p>
          </table:table-cell>
          <table:table-cell office:value-type="string">
            <text:p>Y120C</text:p>
          </table:table-cell>
          <table:table-cell office:value-type="string">
            <text:p>EXON CDS</text:p>
          </table:table-cell>
          <table:table-cell office:value-type="string">
            <text:p>rs1782241:C;rs61834488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84">
            <text:p>2.84</text:p>
          </table:table-cell>
          <table:table-cell office:value-type="float" office:value="336">
            <text:p>336</text:p>
          </table:table-cell>
          <table:table-cell office:value-type="string">
            <text:p>ENSG00000187701</text:p>
          </table:table-cell>
          <table:table-cell office:value-type="string">
            <text:p>OR2T27</text:p>
          </table:table-cell>
          <table:table-cell office:value-type="string">
            <text:p>ENSFM00260000050345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,33160644,1,T/G</text:p>
          </table:table-cell>
          <table:table-cell office:value-type="string">
            <text:p>GAG-GcG</text:p>
          </table:table-cell>
          <table:table-cell office:value-type="string">
            <text:p>ENST00000373484</text:p>
          </table:table-cell>
          <table:table-cell office:value-type="string">
            <text:p>ENSP00000362583</text:p>
          </table:table-cell>
          <table:table-cell office:value-type="string">
            <text:p>E352A</text:p>
          </table:table-cell>
          <table:table-cell office:value-type="string">
            <text:p>EXON CDS</text:p>
          </table:table-cell>
          <table:table-cell office:value-type="string">
            <text:p>rs3795424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73">
            <text:p>2.73</text:p>
          </table:table-cell>
          <table:table-cell office:value-type="float" office:value="287">
            <text:p>287</text:p>
          </table:table-cell>
          <table:table-cell office:value-type="string">
            <text:p>ENSG00000162520</text:p>
          </table:table-cell>
          <table:table-cell office:value-type="string">
            <text:p>SYNC</text:p>
          </table:table-cell>
          <table:table-cell office:value-type="string">
            <text:p>ENSFM00250000008996</text:p>
          </table:table-cell>
          <table:table-cell office:value-type="string">
            <text:p>SYNCOILIN SYNCOILIN INTERMEDIATE FILAMENT 1 SYNCOILIN 1</text:p>
          </table:table-cell>
        </table:table-row>
        <table:table-row table:style-name="ro1">
          <table:table-cell table:number-columns-repeated="2" office:value-type="string">
            <text:p>1,33160644,1,T/G</text:p>
          </table:table-cell>
          <table:table-cell office:value-type="string">
            <text:p>GAG-GcG</text:p>
          </table:table-cell>
          <table:table-cell office:value-type="string">
            <text:p>ENST00000373484</text:p>
          </table:table-cell>
          <table:table-cell office:value-type="string">
            <text:p>ENSP00000362583</text:p>
          </table:table-cell>
          <table:table-cell office:value-type="string">
            <text:p>E352A</text:p>
          </table:table-cell>
          <table:table-cell office:value-type="string">
            <text:p>EXON CDS</text:p>
          </table:table-cell>
          <table:table-cell office:value-type="string">
            <text:p>rs3795424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73">
            <text:p>2.73</text:p>
          </table:table-cell>
          <table:table-cell office:value-type="float" office:value="287">
            <text:p>287</text:p>
          </table:table-cell>
          <table:table-cell office:value-type="string">
            <text:p>ENSG00000162520</text:p>
          </table:table-cell>
          <table:table-cell office:value-type="string">
            <text:p>SYNC</text:p>
          </table:table-cell>
          <table:table-cell office:value-type="string">
            <text:p>ENSFM00250000008996</text:p>
          </table:table-cell>
          <table:table-cell office:value-type="string">
            <text:p>SYNCOILIN SYNCOILIN INTERMEDIATE FILAMENT 1 SYNCOILIN 1</text:p>
          </table:table-cell>
        </table:table-row>
        <table:table-row table:style-name="ro1">
          <table:table-cell table:number-columns-repeated="2" office:value-type="string">
            <text:p>1,33547930,1,C/G</text:p>
          </table:table-cell>
          <table:table-cell office:value-type="string">
            <text:p>ACT-AgT</text:p>
          </table:table-cell>
          <table:table-cell office:value-type="string">
            <text:p>ENST00000294517</text:p>
          </table:table-cell>
          <table:table-cell office:value-type="string">
            <text:p>ENSP00000294517</text:p>
          </table:table-cell>
          <table:table-cell office:value-type="string">
            <text:p>T27S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office:value-type="float" office:value="130">
            <text:p>130</text:p>
          </table:table-cell>
          <table:table-cell office:value-type="string">
            <text:p>ENSG00000142920</text:p>
          </table:table-cell>
          <table:table-cell office:value-type="string">
            <text:p>ADC</text:p>
          </table:table-cell>
          <table:table-cell office:value-type="string">
            <text:p>ENSFM00250000000740</text:p>
          </table:table-cell>
          <table:table-cell office:value-type="string">
            <text:p>ORNITHINE DECARBOXYLASE ODC EC_4.1.1.17</text:p>
          </table:table-cell>
        </table:table-row>
        <table:table-row table:style-name="ro1">
          <table:table-cell table:number-columns-repeated="2" office:value-type="string">
            <text:p>1,42898843,1,A/A</text:p>
          </table:table-cell>
          <table:table-cell office:value-type="string">
            <text:p>TTT-tTT</text:p>
          </table:table-cell>
          <table:table-cell office:value-type="string">
            <text:p>ENST00000372565</text:p>
          </table:table-cell>
          <table:table-cell office:value-type="string">
            <text:p>ENSP00000361646</text:p>
          </table:table-cell>
          <table:table-cell office:value-type="string">
            <text:p>F316F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1.79">
            <text:p>1.79</text:p>
          </table:table-cell>
          <table:table-cell office:value-type="float" office:value="142">
            <text:p>142</text:p>
          </table:table-cell>
          <table:table-cell office:value-type="string">
            <text:p>ENSG00000066185</text:p>
          </table:table-cell>
          <table:table-cell office:value-type="string">
            <text:p>ZMYND12</text:p>
          </table:table-cell>
          <table:table-cell office:value-type="string">
            <text:p>ENSFM00250000009428</text:p>
          </table:table-cell>
          <table:table-cell office:value-type="string">
            <text:p>ZINC FINGER MYND DOMAIN CONTAINING 12</text:p>
          </table:table-cell>
        </table:table-row>
        <table:table-row table:style-name="ro1">
          <table:table-cell table:number-columns-repeated="2" office:value-type="string">
            <text:p>1,42898843,1,A/A</text:p>
          </table:table-cell>
          <table:table-cell office:value-type="string">
            <text:p>TTT-tTT</text:p>
          </table:table-cell>
          <table:table-cell office:value-type="string">
            <text:p>ENST00000372565</text:p>
          </table:table-cell>
          <table:table-cell office:value-type="string">
            <text:p>ENSP00000361646</text:p>
          </table:table-cell>
          <table:table-cell office:value-type="string">
            <text:p>F316F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1.79">
            <text:p>1.79</text:p>
          </table:table-cell>
          <table:table-cell office:value-type="float" office:value="142">
            <text:p>142</text:p>
          </table:table-cell>
          <table:table-cell office:value-type="string">
            <text:p>ENSG00000066185</text:p>
          </table:table-cell>
          <table:table-cell office:value-type="string">
            <text:p>ZMYND12</text:p>
          </table:table-cell>
          <table:table-cell office:value-type="string">
            <text:p>ENSFM00250000009428</text:p>
          </table:table-cell>
          <table:table-cell office:value-type="string">
            <text:p>ZINC FINGER MYND DOMAIN CONTAINING 12</text:p>
          </table:table-cell>
        </table:table-row>
        <table:table-row table:style-name="ro1">
          <table:table-cell table:number-columns-repeated="2" office:value-type="string">
            <text:p>1,63999826,1,C/T</text:p>
          </table:table-cell>
          <table:table-cell office:value-type="string">
            <text:p>ACA-AtA</text:p>
          </table:table-cell>
          <table:table-cell office:value-type="string">
            <text:p>ENST00000371088</text:p>
          </table:table-cell>
          <table:table-cell office:value-type="string">
            <text:p>ENSP00000360129</text:p>
          </table:table-cell>
          <table:table-cell office:value-type="string">
            <text:p>T248I</text:p>
          </table:table-cell>
          <table:table-cell office:value-type="string">
            <text:p>EXON CDS</text:p>
          </table:table-cell>
          <table:table-cell office:value-type="string">
            <text:p>rs6693255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ENSG00000203965</text:p>
          </table:table-cell>
          <table:table-cell office:value-type="string">
            <text:p>EFCAB7</text:p>
          </table:table-cell>
          <table:table-cell office:value-type="string">
            <text:p>ENSFM00250000006420</text:p>
          </table:table-cell>
          <table:table-cell office:value-type="string">
            <text:p>EF HAND CALCIUM BINDING DOMAIN CONTAINING 7</text:p>
          </table:table-cell>
        </table:table-row>
        <table:table-row table:style-name="ro1">
          <table:table-cell table:number-columns-repeated="2" office:value-type="string">
            <text:p>1,89449298,1,C/G</text:p>
          </table:table-cell>
          <table:table-cell office:value-type="string">
            <text:p>GGA-GcA</text:p>
          </table:table-cell>
          <table:table-cell office:value-type="string">
            <text:p>ENST00000321792</text:p>
          </table:table-cell>
          <table:table-cell office:value-type="string">
            <text:p>ENSP00000318415</text:p>
          </table:table-cell>
          <table:table-cell office:value-type="string">
            <text:p>G71A</text:p>
          </table:table-cell>
          <table:table-cell office:value-type="string">
            <text:p>EXON CDS</text:p>
          </table:table-cell>
          <table:table-cell office:value-type="string">
            <text:p>rs111779380:G;rs78052473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196">
            <text:p>196</text:p>
          </table:table-cell>
          <table:table-cell office:value-type="string">
            <text:p>ENSG00000213516</text:p>
          </table:table-cell>
          <table:table-cell office:value-type="string">
            <text:p>RBMXL1</text:p>
          </table:table-cell>
          <table:table-cell office:value-type="string">
            <text:p>ENSFM00500000270455</text:p>
          </table:table-cell>
          <table:table-cell office:value-type="string">
            <text:p>HETEROGENEOUS NUCLEAR RIBONUCLEOPROTEIN G HNRNP G RNA BINDING MOTIF PROTEIN X CHROMOSOME</text:p>
          </table:table-cell>
        </table:table-row>
        <table:table-row table:style-name="ro1">
          <table:table-cell table:number-columns-repeated="2" office:value-type="string">
            <text:p>1,89449298,1,C/G</text:p>
          </table:table-cell>
          <table:table-cell office:value-type="string">
            <text:p>GGA-GcA</text:p>
          </table:table-cell>
          <table:table-cell office:value-type="string">
            <text:p>ENST00000321792</text:p>
          </table:table-cell>
          <table:table-cell office:value-type="string">
            <text:p>ENSP00000318415</text:p>
          </table:table-cell>
          <table:table-cell office:value-type="string">
            <text:p>G71A</text:p>
          </table:table-cell>
          <table:table-cell office:value-type="string">
            <text:p>EXON CDS</text:p>
          </table:table-cell>
          <table:table-cell office:value-type="string">
            <text:p>rs111779380:G;rs78052473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196">
            <text:p>196</text:p>
          </table:table-cell>
          <table:table-cell office:value-type="string">
            <text:p>ENSG00000213516</text:p>
          </table:table-cell>
          <table:table-cell office:value-type="string">
            <text:p>RBMXL1</text:p>
          </table:table-cell>
          <table:table-cell office:value-type="string">
            <text:p>ENSFM00500000270455</text:p>
          </table:table-cell>
          <table:table-cell office:value-type="string">
            <text:p>HETEROGENEOUS NUCLEAR RIBONUCLEOPROTEIN G HNRNP G RNA BINDING MOTIF PROTEIN X CHROMOSOME</text:p>
          </table:table-cell>
        </table:table-row>
        <table:table-row table:style-name="ro1">
          <table:table-cell table:number-columns-repeated="2" office:value-type="string">
            <text:p>10,112595719,1,G/C</text:p>
          </table:table-cell>
          <table:table-cell office:value-type="string">
            <text:p>GAA-cAA</text:p>
          </table:table-cell>
          <table:table-cell office:value-type="string">
            <text:p>ENST00000369519</text:p>
          </table:table-cell>
          <table:table-cell office:value-type="string">
            <text:p>ENSP00000358532</text:p>
          </table:table-cell>
          <table:table-cell office:value-type="string">
            <text:p>E1223Q</text:p>
          </table:table-cell>
          <table:table-cell office:value-type="string">
            <text:p>EXON CDS</text:p>
          </table:table-cell>
          <table:table-cell office:value-type="string">
            <text:p>rs942077:C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3">
            <text:p>0.03</text:p>
          </table:table-cell>
          <table:table-cell office:value-type="float" office:value="3.48">
            <text:p>3.48</text:p>
          </table:table-cell>
          <table:table-cell office:value-type="float" office:value="20">
            <text:p>20</text:p>
          </table:table-cell>
          <table:table-cell office:value-type="string">
            <text:p>ENSG00000203867</text:p>
          </table:table-cell>
          <table:table-cell office:value-type="string">
            <text:p>RBM20</text:p>
          </table:table-cell>
          <table:table-cell office:value-type="string">
            <text:p>ENSFM00250000011669</text:p>
          </table:table-cell>
          <table:table-cell office:value-type="string">
            <text:p>PROBABLE RNA BINDING 20 RNA BINDING MOTIF 20</text:p>
          </table:table-cell>
        </table:table-row>
        <table:table-row table:style-name="ro1">
          <table:table-cell table:number-columns-repeated="2" office:value-type="string">
            <text:p>10,26513539,1,T/C</text:p>
          </table:table-cell>
          <table:table-cell office:value-type="string">
            <text:p>ATT-AcT</text:p>
          </table:table-cell>
          <table:table-cell office:value-type="string">
            <text:p>ENST00000259271</text:p>
          </table:table-cell>
          <table:table-cell office:value-type="string">
            <text:p>ENSP00000259271</text:p>
          </table:table-cell>
          <table:table-cell office:value-type="string">
            <text:p>I228T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233">
            <text:p>233</text:p>
          </table:table-cell>
          <table:table-cell office:value-type="string">
            <text:p>ENSG00000136750</text:p>
          </table:table-cell>
          <table:table-cell office:value-type="string">
            <text:p>GAD2</text:p>
          </table:table-cell>
          <table:table-cell office:value-type="string">
            <text:p>ENSFM00250000000504</text:p>
          </table:table-cell>
          <table:table-cell office:value-type="string">
            <text:p>GLUTAMATE DECARBOXYLASE EC_4.1.1.15 KDA GLUTAMIC ACID DECARBOXYLASE GAD GLUTAMATE DECARBOXYLASE KDA</text:p>
          </table:table-cell>
        </table:table-row>
        <table:table-row table:style-name="ro1">
          <table:table-cell table:number-columns-repeated="2" office:value-type="string">
            <text:p>10,26513539,1,T/C</text:p>
          </table:table-cell>
          <table:table-cell office:value-type="string">
            <text:p>ATT-AcT</text:p>
          </table:table-cell>
          <table:table-cell office:value-type="string">
            <text:p>ENST00000259271</text:p>
          </table:table-cell>
          <table:table-cell office:value-type="string">
            <text:p>ENSP00000259271</text:p>
          </table:table-cell>
          <table:table-cell office:value-type="string">
            <text:p>I228T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233">
            <text:p>233</text:p>
          </table:table-cell>
          <table:table-cell office:value-type="string">
            <text:p>ENSG00000136750</text:p>
          </table:table-cell>
          <table:table-cell office:value-type="string">
            <text:p>GAD2</text:p>
          </table:table-cell>
          <table:table-cell office:value-type="string">
            <text:p>ENSFM00250000000504</text:p>
          </table:table-cell>
          <table:table-cell office:value-type="string">
            <text:p>GLUTAMATE DECARBOXYLASE EC_4.1.1.15 KDA GLUTAMIC ACID DECARBOXYLASE GAD GLUTAMATE DECARBOXYLASE KDA</text:p>
          </table:table-cell>
        </table:table-row>
        <table:table-row table:style-name="ro1">
          <table:table-cell table:number-columns-repeated="2" office:value-type="string">
            <text:p>10,50822376,1,C/G</text:p>
          </table:table-cell>
          <table:table-cell office:value-type="string">
            <text:p>GAC-GAg</text:p>
          </table:table-cell>
          <table:table-cell office:value-type="string">
            <text:p>ENST00000337653</text:p>
          </table:table-cell>
          <table:table-cell office:value-type="string">
            <text:p>ENSP00000337103</text:p>
          </table:table-cell>
          <table:table-cell office:value-type="string">
            <text:p>D47E</text:p>
          </table:table-cell>
          <table:table-cell office:value-type="string">
            <text:p>EXON CDS</text:p>
          </table:table-cell>
          <table:table-cell office:value-type="string">
            <text:p>rs3810948:G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">
            <text:p>0</text:p>
          </table:table-cell>
          <table:table-cell office:value-type="float" office:value="4.32">
            <text:p>4.32</text:p>
          </table:table-cell>
          <table:table-cell office:value-type="float" office:value="3">
            <text:p>3</text:p>
          </table:table-cell>
          <table:table-cell office:value-type="string">
            <text:p>ENSG00000070748</text:p>
          </table:table-cell>
          <table:table-cell office:value-type="string">
            <text:p>CHAT</text:p>
          </table:table-cell>
          <table:table-cell office:value-type="string">
            <text:p>ENSFM00500000269707</text:p>
          </table:table-cell>
          <table:table-cell office:value-type="string">
            <text:p>CHOLINE O ACETYLTRANSFERASE CHOACTASE CHAT CHOLINE ACETYLASE EC_2.3.1.6</text:p>
          </table:table-cell>
        </table:table-row>
        <table:table-row table:style-name="ro1">
          <table:table-cell table:number-columns-repeated="2" office:value-type="string">
            <text:p>10,73111408,1,C/T</text:p>
          </table:table-cell>
          <table:table-cell office:value-type="string">
            <text:p>TCC-TtC</text:p>
          </table:table-cell>
          <table:table-cell office:value-type="string">
            <text:p>ENST00000373189</text:p>
          </table:table-cell>
          <table:table-cell office:value-type="string">
            <text:p>ENSP00000362285</text:p>
          </table:table-cell>
          <table:table-cell office:value-type="string">
            <text:p>S158F</text:p>
          </table:table-cell>
          <table:table-cell office:value-type="string">
            <text:p>EXON CDS</text:p>
          </table:table-cell>
          <table:table-cell office:value-type="string">
            <text:p>rs780668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2.35">
            <text:p>2.35</text:p>
          </table:table-cell>
          <table:table-cell office:value-type="float" office:value="91">
            <text:p>91</text:p>
          </table:table-cell>
          <table:table-cell office:value-type="string">
            <text:p>ENSG00000198246</text:p>
          </table:table-cell>
          <table:table-cell office:value-type="string">
            <text:p>SLC29A3</text:p>
          </table:table-cell>
          <table:table-cell office:value-type="string">
            <text:p>ENSFM00500000272189</text:p>
          </table:table-cell>
          <table:table-cell office:value-type="string">
            <text:p>EQUILIBRATIVE NUCLEOSIDE TRANSPORTER 3 SOLUTE CARRIER FAMILY 29 MEMBER 3</text:p>
          </table:table-cell>
        </table:table-row>
        <table:table-row table:style-name="ro1">
          <table:table-cell table:number-columns-repeated="2" office:value-type="string">
            <text:p>10,73111408,1,C/T</text:p>
          </table:table-cell>
          <table:table-cell office:value-type="string">
            <text:p>TCC-TtC</text:p>
          </table:table-cell>
          <table:table-cell office:value-type="string">
            <text:p>ENST00000373189</text:p>
          </table:table-cell>
          <table:table-cell office:value-type="string">
            <text:p>ENSP00000362285</text:p>
          </table:table-cell>
          <table:table-cell office:value-type="string">
            <text:p>S158F</text:p>
          </table:table-cell>
          <table:table-cell office:value-type="string">
            <text:p>EXON CDS</text:p>
          </table:table-cell>
          <table:table-cell office:value-type="string">
            <text:p>rs780668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2.35">
            <text:p>2.35</text:p>
          </table:table-cell>
          <table:table-cell office:value-type="float" office:value="91">
            <text:p>91</text:p>
          </table:table-cell>
          <table:table-cell office:value-type="string">
            <text:p>ENSG00000198246</text:p>
          </table:table-cell>
          <table:table-cell office:value-type="string">
            <text:p>SLC29A3</text:p>
          </table:table-cell>
          <table:table-cell office:value-type="string">
            <text:p>ENSFM00500000272189</text:p>
          </table:table-cell>
          <table:table-cell office:value-type="string">
            <text:p>EQUILIBRATIVE NUCLEOSIDE TRANSPORTER 3 SOLUTE CARRIER FAMILY 29 MEMBER 3</text:p>
          </table:table-cell>
        </table:table-row>
        <table:table-row table:style-name="ro1">
          <table:table-cell table:number-columns-repeated="2" office:value-type="string">
            <text:p>11,102576382,1,G/A</text:p>
          </table:table-cell>
          <table:table-cell office:value-type="string">
            <text:p>CGG-tGG</text:p>
          </table:table-cell>
          <table:table-cell office:value-type="string">
            <text:p>ENST00000260229</text:p>
          </table:table-cell>
          <table:table-cell office:value-type="string">
            <text:p>ENSP00000260229</text:p>
          </table:table-cell>
          <table:table-cell office:value-type="string">
            <text:p>R22W</text:p>
          </table:table-cell>
          <table:table-cell office:value-type="string">
            <text:p>EXON CDS</text:p>
          </table:table-cell>
          <table:table-cell office:value-type="string">
            <text:p>rs12099177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184">
            <text:p>184</text:p>
          </table:table-cell>
          <table:table-cell office:value-type="string">
            <text:p>ENSG00000137675</text:p>
          </table:table-cell>
          <table:table-cell office:value-type="string">
            <text:p>MMP27</text:p>
          </table:table-cell>
          <table:table-cell office:value-type="string">
            <text:p>ENSFM00400000131728</text:p>
          </table:table-cell>
          <table:table-cell office:value-type="string">
            <text:p>MATRIX METALLOPROTEINASE MMP</text:p>
          </table:table-cell>
        </table:table-row>
        <table:table-row table:style-name="ro1">
          <table:table-cell table:number-columns-repeated="2" office:value-type="string">
            <text:p>11,113803028,1,A/A</text:p>
          </table:table-cell>
          <table:table-cell office:value-type="string">
            <text:p>TAC-TaC</text:p>
          </table:table-cell>
          <table:table-cell office:value-type="string">
            <text:p>ENST00000260191</text:p>
          </table:table-cell>
          <table:table-cell office:value-type="string">
            <text:p>ENSP00000260191</text:p>
          </table:table-cell>
          <table:table-cell office:value-type="string">
            <text:p>Y129Y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41">
            <text:p>2.41</text:p>
          </table:table-cell>
          <table:table-cell office:value-type="float" office:value="156">
            <text:p>156</text:p>
          </table:table-cell>
          <table:table-cell office:value-type="string">
            <text:p>ENSG00000149305</text:p>
          </table:table-cell>
          <table:table-cell office:value-type="string">
            <text:p>HTR3B</text:p>
          </table:table-cell>
          <table:table-cell office:value-type="string">
            <text:p>ENSFM00600000921183</text:p>
          </table:table-cell>
          <table:table-cell office:value-type="string">
            <text:p>5 HYDROXYTRYPTAMINE RECEPTOR 3A PRECURSOR 5 HT3 A 5 HT3A 5 HYDROXYTRYPTAMINE RECEPTOR 3 5 HT 3 5 HT3R SEROTONIN RECEPTOR 3A SEROTONIN GATED ION CHANNEL RECEPTOR</text:p>
          </table:table-cell>
        </table:table-row>
        <table:table-row table:style-name="ro1">
          <table:table-cell table:number-columns-repeated="2" office:value-type="string">
            <text:p>11,114393652,1,C/T</text:p>
          </table:table-cell>
          <table:table-cell office:value-type="string">
            <text:p>GGA-aGA</text:p>
          </table:table-cell>
          <table:table-cell office:value-type="string">
            <text:p>ENST00000251921</text:p>
          </table:table-cell>
          <table:table-cell office:value-type="string">
            <text:p>ENSP00000251921</text:p>
          </table:table-cell>
          <table:table-cell office:value-type="string">
            <text:p>G211R</text:p>
          </table:table-cell>
          <table:table-cell office:value-type="string">
            <text:p>EXON CDS</text:p>
          </table:table-cell>
          <table:table-cell office:value-type="string">
            <text:p>rs10891692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109">
            <text:p>109</text:p>
          </table:table-cell>
          <table:table-cell office:value-type="string">
            <text:p>ENSG00000095110</text:p>
          </table:table-cell>
          <table:table-cell office:value-type="string">
            <text:p>FAM55A</text:p>
          </table:table-cell>
          <table:table-cell office:value-type="string">
            <text:p>ENSFM00250000001859</text:p>
          </table:table-cell>
          <table:table-cell office:value-type="string">
            <text:p>PRECURSOR</text:p>
          </table:table-cell>
        </table:table-row>
        <table:table-row table:style-name="ro1">
          <table:table-cell table:number-columns-repeated="2" office:value-type="string">
            <text:p>11,123886984,1,A/G</text:p>
          </table:table-cell>
          <table:table-cell office:value-type="string">
            <text:p>AGA-gGA</text:p>
          </table:table-cell>
          <table:table-cell office:value-type="string">
            <text:p>ENST00000320891</text:p>
          </table:table-cell>
          <table:table-cell office:value-type="string">
            <text:p>ENSP00000325076</text:p>
          </table:table-cell>
          <table:table-cell office:value-type="string">
            <text:p>R235G</text:p>
          </table:table-cell>
          <table:table-cell office:value-type="string">
            <text:p>EXON CDS</text:p>
          </table:table-cell>
          <table:table-cell office:value-type="string">
            <text:p>rs4936880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4">
            <text:p>2.74</text:p>
          </table:table-cell>
          <table:table-cell office:value-type="float" office:value="284">
            <text:p>284</text:p>
          </table:table-cell>
          <table:table-cell office:value-type="string">
            <text:p>ENSG00000254737</text:p>
          </table:table-cell>
          <table:table-cell office:value-type="string">
            <text:p>OR10G4</text:p>
          </table:table-cell>
          <table:table-cell office:value-type="string">
            <text:p>ENSFM00350000105404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1,123887164,1,A/C</text:p>
          </table:table-cell>
          <table:table-cell office:value-type="string">
            <text:p>AAG-cAG</text:p>
          </table:table-cell>
          <table:table-cell office:value-type="string">
            <text:p>ENST00000320891</text:p>
          </table:table-cell>
          <table:table-cell office:value-type="string">
            <text:p>ENSP00000325076</text:p>
          </table:table-cell>
          <table:table-cell office:value-type="string">
            <text:p>K295Q</text:p>
          </table:table-cell>
          <table:table-cell office:value-type="string">
            <text:p>EXON CDS</text:p>
          </table:table-cell>
          <table:table-cell office:value-type="string">
            <text:p>rs4936881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73">
            <text:p>2.73</text:p>
          </table:table-cell>
          <table:table-cell office:value-type="float" office:value="273">
            <text:p>273</text:p>
          </table:table-cell>
          <table:table-cell office:value-type="string">
            <text:p>ENSG00000254737</text:p>
          </table:table-cell>
          <table:table-cell office:value-type="string">
            <text:p>OR10G4</text:p>
          </table:table-cell>
          <table:table-cell office:value-type="string">
            <text:p>ENSFM00350000105404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1,123893745,1,C/C</text:p>
          </table:table-cell>
          <table:table-cell office:value-type="string">
            <text:p>GCG-GcG</text:p>
          </table:table-cell>
          <table:table-cell office:value-type="string">
            <text:p>ENST00000375024</text:p>
          </table:table-cell>
          <table:table-cell office:value-type="string">
            <text:p>ENSP00000364164</text:p>
          </table:table-cell>
          <table:table-cell office:value-type="string">
            <text:p>A9A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2.76">
            <text:p>2.76</text:p>
          </table:table-cell>
          <table:table-cell office:value-type="float" office:value="262">
            <text:p>262</text:p>
          </table:table-cell>
          <table:table-cell office:value-type="string">
            <text:p>ENSG00000236981</text:p>
          </table:table-cell>
          <table:table-cell office:value-type="string">
            <text:p>OR10G9</text:p>
          </table:table-cell>
          <table:table-cell office:value-type="string">
            <text:p>ENSFM00350000105404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1,123893745,1,C/T</text:p>
          </table:table-cell>
          <table:table-cell office:value-type="string">
            <text:p>GCG-GtG</text:p>
          </table:table-cell>
          <table:table-cell office:value-type="string">
            <text:p>ENST00000375024</text:p>
          </table:table-cell>
          <table:table-cell office:value-type="string">
            <text:p>ENSP00000364164</text:p>
          </table:table-cell>
          <table:table-cell office:value-type="string">
            <text:p>A9V</text:p>
          </table:table-cell>
          <table:table-cell office:value-type="string">
            <text:p>EXON CDS</text:p>
          </table:table-cell>
          <table:table-cell office:value-type="string">
            <text:p>rs79715120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76">
            <text:p>2.76</text:p>
          </table:table-cell>
          <table:table-cell office:value-type="float" office:value="262">
            <text:p>262</text:p>
          </table:table-cell>
          <table:table-cell office:value-type="string">
            <text:p>ENSG00000236981</text:p>
          </table:table-cell>
          <table:table-cell office:value-type="string">
            <text:p>OR10G9</text:p>
          </table:table-cell>
          <table:table-cell office:value-type="string">
            <text:p>ENSFM00350000105404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1,125769354,1,T/C</text:p>
          </table:table-cell>
          <table:table-cell office:value-type="string">
            <text:p>TGT-cGT</text:p>
          </table:table-cell>
          <table:table-cell office:value-type="string">
            <text:p>ENST00000356438</text:p>
          </table:table-cell>
          <table:table-cell office:value-type="string">
            <text:p>ENSP00000348815</text:p>
          </table:table-cell>
          <table:table-cell office:value-type="string">
            <text:p>C31R</text:p>
          </table:table-cell>
          <table:table-cell office:value-type="string">
            <text:p>EXON CDS</text:p>
          </table:table-cell>
          <table:table-cell office:value-type="string">
            <text:p>rs667782:C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77">
            <text:p>3.77</text:p>
          </table:table-cell>
          <table:table-cell office:value-type="float" office:value="21">
            <text:p>21</text:p>
          </table:table-cell>
          <table:table-cell office:value-type="string">
            <text:p>ENSG00000198331</text:p>
          </table:table-cell>
          <table:table-cell office:value-type="string">
            <text:p>HYLS1</text:p>
          </table:table-cell>
          <table:table-cell office:value-type="string">
            <text:p>ENSFM00250000009958</text:p>
          </table:table-cell>
          <table:table-cell office:value-type="string">
            <text:p>HYDROLETHALUS SYNDROME 1</text:p>
          </table:table-cell>
        </table:table-row>
        <table:table-row table:style-name="ro1">
          <table:table-cell table:number-columns-repeated="2" office:value-type="string">
            <text:p>11,125769354,1,T/C</text:p>
          </table:table-cell>
          <table:table-cell office:value-type="string">
            <text:p>TGT-cGT</text:p>
          </table:table-cell>
          <table:table-cell office:value-type="string">
            <text:p>ENST00000356438</text:p>
          </table:table-cell>
          <table:table-cell office:value-type="string">
            <text:p>ENSP00000348815</text:p>
          </table:table-cell>
          <table:table-cell office:value-type="string">
            <text:p>C31R</text:p>
          </table:table-cell>
          <table:table-cell office:value-type="string">
            <text:p>EXON CDS</text:p>
          </table:table-cell>
          <table:table-cell office:value-type="string">
            <text:p>rs667782:C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77">
            <text:p>3.77</text:p>
          </table:table-cell>
          <table:table-cell office:value-type="float" office:value="21">
            <text:p>21</text:p>
          </table:table-cell>
          <table:table-cell office:value-type="string">
            <text:p>ENSG00000198331</text:p>
          </table:table-cell>
          <table:table-cell office:value-type="string">
            <text:p>HYLS1</text:p>
          </table:table-cell>
          <table:table-cell office:value-type="string">
            <text:p>ENSFM00250000009958</text:p>
          </table:table-cell>
          <table:table-cell office:value-type="string">
            <text:p>HYDROLETHALUS SYNDROME 1</text:p>
          </table:table-cell>
        </table:table-row>
        <table:table-row table:style-name="ro1">
          <table:table-cell table:number-columns-repeated="2" office:value-type="string">
            <text:p>11,48346962,1,A/A</text:p>
          </table:table-cell>
          <table:table-cell office:value-type="string">
            <text:p>AAT-AaT</text:p>
          </table:table-cell>
          <table:table-cell office:value-type="string">
            <text:p>ENST00000319856</text:p>
          </table:table-cell>
          <table:table-cell office:value-type="string">
            <text:p>ENSP00000321419</text:p>
          </table:table-cell>
          <table:table-cell office:value-type="string">
            <text:p>N157N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3.07">
            <text:p>3.07</text:p>
          </table:table-cell>
          <table:table-cell office:value-type="float" office:value="360">
            <text:p>360</text:p>
          </table:table-cell>
          <table:table-cell office:value-type="string">
            <text:p>ENSG00000176547</text:p>
          </table:table-cell>
          <table:table-cell office:value-type="string">
            <text:p>OR4C3</text:p>
          </table:table-cell>
          <table:table-cell office:value-type="string">
            <text:p>ENSFM00570000850978</text:p>
          </table:table-cell>
          <table:table-cell office:value-type="string">
            <text:p>OLFACTORY RECEPTOR OLFACTORY RECEPTOR OR11</text:p>
          </table:table-cell>
        </table:table-row>
        <table:table-row table:style-name="ro1">
          <table:table-cell table:number-columns-repeated="2" office:value-type="string">
            <text:p>11,48346962,1,A/G</text:p>
          </table:table-cell>
          <table:table-cell office:value-type="string">
            <text:p>AAT-AgT</text:p>
          </table:table-cell>
          <table:table-cell office:value-type="string">
            <text:p>ENST00000319856</text:p>
          </table:table-cell>
          <table:table-cell office:value-type="string">
            <text:p>ENSP00000321419</text:p>
          </table:table-cell>
          <table:table-cell office:value-type="string">
            <text:p>N157S</text:p>
          </table:table-cell>
          <table:table-cell office:value-type="string">
            <text:p>EXON CDS</text:p>
          </table:table-cell>
          <table:table-cell office:value-type="string">
            <text:p>rs74589050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3.07">
            <text:p>3.07</text:p>
          </table:table-cell>
          <table:table-cell office:value-type="float" office:value="360">
            <text:p>360</text:p>
          </table:table-cell>
          <table:table-cell office:value-type="string">
            <text:p>ENSG00000176547</text:p>
          </table:table-cell>
          <table:table-cell office:value-type="string">
            <text:p>OR4C3</text:p>
          </table:table-cell>
          <table:table-cell office:value-type="string">
            <text:p>ENSFM00570000850978</text:p>
          </table:table-cell>
          <table:table-cell office:value-type="string">
            <text:p>OLFACTORY RECEPTOR OLFACTORY RECEPTOR OR11</text:p>
          </table:table-cell>
        </table:table-row>
        <table:table-row table:style-name="ro1">
          <table:table-cell table:number-columns-repeated="2" office:value-type="string">
            <text:p>11,58190136,1,A/G</text:p>
          </table:table-cell>
          <table:table-cell office:value-type="string">
            <text:p>ATG-AcG</text:p>
          </table:table-cell>
          <table:table-cell office:value-type="string">
            <text:p>ENST00000302581</text:p>
          </table:table-cell>
          <table:table-cell office:value-type="string">
            <text:p>ENSP00000303076</text:p>
          </table:table-cell>
          <table:table-cell office:value-type="string">
            <text:p>M200T</text:p>
          </table:table-cell>
          <table:table-cell office:value-type="string">
            <text:p>EXON CDS</text:p>
          </table:table-cell>
          <table:table-cell office:value-type="string">
            <text:p>rs4298923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92">
            <text:p>2.92</text:p>
          </table:table-cell>
          <table:table-cell office:value-type="float" office:value="358">
            <text:p>358</text:p>
          </table:table-cell>
          <table:table-cell office:value-type="string">
            <text:p>ENSG00000172365</text:p>
          </table:table-cell>
          <table:table-cell office:value-type="string">
            <text:p>OR5B2</text:p>
          </table:table-cell>
          <table:table-cell office:value-type="string">
            <text:p>ENSFM00250000000020</text:p>
          </table:table-cell>
          <table:table-cell office:value-type="string">
            <text:p>OLFACTORY RECEPTOR</text:p>
          </table:table-cell>
        </table:table-row>
        <table:table-row table:style-name="ro1">
          <table:table-cell table:number-columns-repeated="2" office:value-type="string">
            <text:p>11,59224885,1,G/C</text:p>
          </table:table-cell>
          <table:table-cell office:value-type="string">
            <text:p>AGT-AcT</text:p>
          </table:table-cell>
          <table:table-cell office:value-type="string">
            <text:p>ENST00000300127</text:p>
          </table:table-cell>
          <table:table-cell office:value-type="string">
            <text:p>ENSP00000300127</text:p>
          </table:table-cell>
          <table:table-cell office:value-type="string">
            <text:p>S151T</text:p>
          </table:table-cell>
          <table:table-cell office:value-type="string">
            <text:p>EXON CDS</text:p>
          </table:table-cell>
          <table:table-cell office:value-type="string">
            <text:p>rs1453542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  <table:table-cell office:value-type="float" office:value="355">
            <text:p>355</text:p>
          </table:table-cell>
          <table:table-cell office:value-type="string">
            <text:p>ENSG00000166884</text:p>
          </table:table-cell>
          <table:table-cell office:value-type="string">
            <text:p>OR4D6</text:p>
          </table:table-cell>
          <table:table-cell office:value-type="string">
            <text:p>ENSFM00400000131757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1,59224885,1,G/G</text:p>
          </table:table-cell>
          <table:table-cell office:value-type="string">
            <text:p>AGT-AgT</text:p>
          </table:table-cell>
          <table:table-cell office:value-type="string">
            <text:p>ENST00000300127</text:p>
          </table:table-cell>
          <table:table-cell office:value-type="string">
            <text:p>ENSP00000300127</text:p>
          </table:table-cell>
          <table:table-cell office:value-type="string">
            <text:p>S151S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89">
            <text:p>2.89</text:p>
          </table:table-cell>
          <table:table-cell office:value-type="float" office:value="355">
            <text:p>355</text:p>
          </table:table-cell>
          <table:table-cell office:value-type="string">
            <text:p>ENSG00000166884</text:p>
          </table:table-cell>
          <table:table-cell office:value-type="string">
            <text:p>OR4D6</text:p>
          </table:table-cell>
          <table:table-cell office:value-type="string">
            <text:p>ENSFM00400000131757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1,59225221,1,T/T</text:p>
          </table:table-cell>
          <table:table-cell office:value-type="string">
            <text:p>ATG-AtG</text:p>
          </table:table-cell>
          <table:table-cell office:value-type="string">
            <text:p>ENST00000300127</text:p>
          </table:table-cell>
          <table:table-cell office:value-type="string">
            <text:p>ENSP00000300127</text:p>
          </table:table-cell>
          <table:table-cell office:value-type="string">
            <text:p>M263M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89">
            <text:p>2.89</text:p>
          </table:table-cell>
          <table:table-cell office:value-type="float" office:value="355">
            <text:p>355</text:p>
          </table:table-cell>
          <table:table-cell office:value-type="string">
            <text:p>ENSG00000166884</text:p>
          </table:table-cell>
          <table:table-cell office:value-type="string">
            <text:p>OR4D6</text:p>
          </table:table-cell>
          <table:table-cell office:value-type="string">
            <text:p>ENSFM00400000131757</text:p>
          </table:table-cell>
          <table:table-cell office:value-type="string">
            <text:p>OLFACTORY RECEPTOR OLFACTORY RECEPTOR</text:p>
          </table:table-cell>
        </table:table-row>
        <table:table-row table:style-name="ro1">
          <table:table-cell table:number-columns-repeated="2" office:value-type="string">
            <text:p>11,6221214,1,T/A</text:p>
          </table:table-cell>
          <table:table-cell office:value-type="string">
            <text:p>CTG-CaG</text:p>
          </table:table-cell>
          <table:table-cell office:value-type="string">
            <text:p>ENST00000311352</text:p>
          </table:table-cell>
          <table:table-cell office:value-type="string">
            <text:p>ENSP00000309673</text:p>
          </table:table-cell>
          <table:table-cell office:value-type="string">
            <text:p>L254Q</text:p>
          </table:table-cell>
          <table:table-cell office:value-type="string">
            <text:p>EXON CDS</text:p>
          </table:table-cell>
          <table:table-cell office:value-type="string">
            <text:p>rs11040799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322">
            <text:p>322</text:p>
          </table:table-cell>
          <table:table-cell office:value-type="string">
            <text:p>ENSG00000175485</text:p>
          </table:table-cell>
          <table:table-cell office:value-type="string">
            <text:p>OR52W1</text:p>
          </table:table-cell>
          <table:table-cell office:value-type="string">
            <text:p>ENSFM00630001050529</text:p>
          </table:table-cell>
          <table:table-cell office:value-type="string">
            <text:p>OLFACTORY RECEPTOR OLFACTORY RECEPTOR OR11</text:p>
          </table:table-cell>
        </table:table-row>
        <table:table-row table:style-name="ro1">
          <table:table-cell table:number-columns-repeated="2" office:value-type="string">
            <text:p>11,6942476,1,C/A</text:p>
          </table:table-cell>
          <table:table-cell office:value-type="string">
            <text:p>CTC-aTC</text:p>
          </table:table-cell>
          <table:table-cell office:value-type="string">
            <text:p>ENST00000317834</text:p>
          </table:table-cell>
          <table:table-cell office:value-type="string">
            <text:p>ENSP00000320560</text:p>
          </table:table-cell>
          <table:table-cell office:value-type="string">
            <text:p>L82I</text:p>
          </table:table-cell>
          <table:table-cell office:value-type="string">
            <text:p>EXON CDS</text:p>
          </table:table-cell>
          <table:table-cell office:value-type="string">
            <text:p>rs10839658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253">
            <text:p>253</text:p>
          </table:table-cell>
          <table:table-cell office:value-type="string">
            <text:p>ENSG00000178358</text:p>
          </table:table-cell>
          <table:table-cell office:value-type="string">
            <text:p>OR2D3</text:p>
          </table:table-cell>
          <table:table-cell office:value-type="string">
            <text:p>ENSFM00430000230074</text:p>
          </table:table-cell>
          <table:table-cell office:value-type="string">
            <text:p>OLFACTORY RECEPTOR OLFACTORY RECEPTOR OLFACTORY RECEPTOR</text:p>
          </table:table-cell>
        </table:table-row>
        <table:table-row table:style-name="ro1">
          <table:table-cell table:number-columns-repeated="2" office:value-type="string">
            <text:p>11,6942726,1,G/C</text:p>
          </table:table-cell>
          <table:table-cell office:value-type="string">
            <text:p>TGG-TcG</text:p>
          </table:table-cell>
          <table:table-cell office:value-type="string">
            <text:p>ENST00000317834</text:p>
          </table:table-cell>
          <table:table-cell office:value-type="string">
            <text:p>ENSP00000320560</text:p>
          </table:table-cell>
          <table:table-cell office:value-type="string">
            <text:p>W165S</text:p>
          </table:table-cell>
          <table:table-cell office:value-type="string">
            <text:p>EXON CDS</text:p>
          </table:table-cell>
          <table:table-cell office:value-type="string">
            <text:p>rs10839659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253">
            <text:p>253</text:p>
          </table:table-cell>
          <table:table-cell office:value-type="string">
            <text:p>ENSG00000178358</text:p>
          </table:table-cell>
          <table:table-cell office:value-type="string">
            <text:p>OR2D3</text:p>
          </table:table-cell>
          <table:table-cell office:value-type="string">
            <text:p>ENSFM00430000230074</text:p>
          </table:table-cell>
          <table:table-cell office:value-type="string">
            <text:p>OLFACTORY RECEPTOR OLFACTORY RECEPTOR OLFACTORY RECEPTOR</text:p>
          </table:table-cell>
        </table:table-row>
        <table:table-row table:style-name="ro1">
          <table:table-cell table:number-columns-repeated="2" office:value-type="string">
            <text:p>11,72408055,1,G/C</text:p>
          </table:table-cell>
          <table:table-cell office:value-type="string">
            <text:p>CAG-gAG</text:p>
          </table:table-cell>
          <table:table-cell office:value-type="string">
            <text:p>ENST00000334211</text:p>
          </table:table-cell>
          <table:table-cell office:value-type="string">
            <text:p>ENSP00000335506</text:p>
          </table:table-cell>
          <table:table-cell office:value-type="string">
            <text:p>Q802E</text:p>
          </table:table-cell>
          <table:table-cell office:value-type="string">
            <text:p>EXON CDS</text:p>
          </table:table-cell>
          <table:table-cell office:value-type="string">
            <text:p>rs56200889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62">
            <text:p>2.62</text:p>
          </table:table-cell>
          <table:table-cell office:value-type="float" office:value="107">
            <text:p>107</text:p>
          </table:table-cell>
          <table:table-cell office:value-type="string">
            <text:p>ENSG00000186635</text:p>
          </table:table-cell>
          <table:table-cell office:value-type="string">
            <text:p>ARAP1</text:p>
          </table:table-cell>
          <table:table-cell office:value-type="string">
            <text:p>ENSFM00250000001220</text:p>
          </table:table-cell>
          <table:table-cell office:value-type="string">
            <text:p>ARF GAP WITH RHO GAP DOMAIN ANK REPEAT AND PH DOMAIN CONTAINING CENTAURIN DELTA CNT</text:p>
          </table:table-cell>
        </table:table-row>
        <table:table-row table:style-name="ro1">
          <table:table-cell table:number-columns-repeated="2" office:value-type="string">
            <text:p>11,72408055,1,G/C</text:p>
          </table:table-cell>
          <table:table-cell office:value-type="string">
            <text:p>CAG-gAG</text:p>
          </table:table-cell>
          <table:table-cell office:value-type="string">
            <text:p>ENST00000334211</text:p>
          </table:table-cell>
          <table:table-cell office:value-type="string">
            <text:p>ENSP00000335506</text:p>
          </table:table-cell>
          <table:table-cell office:value-type="string">
            <text:p>Q802E</text:p>
          </table:table-cell>
          <table:table-cell office:value-type="string">
            <text:p>EXON CDS</text:p>
          </table:table-cell>
          <table:table-cell office:value-type="string">
            <text:p>rs56200889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62">
            <text:p>2.62</text:p>
          </table:table-cell>
          <table:table-cell office:value-type="float" office:value="107">
            <text:p>107</text:p>
          </table:table-cell>
          <table:table-cell office:value-type="string">
            <text:p>ENSG00000186635</text:p>
          </table:table-cell>
          <table:table-cell office:value-type="string">
            <text:p>ARAP1</text:p>
          </table:table-cell>
          <table:table-cell office:value-type="string">
            <text:p>ENSFM00250000001220</text:p>
          </table:table-cell>
          <table:table-cell office:value-type="string">
            <text:p>ARF GAP WITH RHO GAP DOMAIN ANK REPEAT AND PH DOMAIN CONTAINING CENTAURIN DELTA CNT</text:p>
          </table:table-cell>
        </table:table-row>
        <table:table-row table:style-name="ro1">
          <table:table-cell table:number-columns-repeated="2" office:value-type="string">
            <text:p>11,72408055,1,G/C</text:p>
          </table:table-cell>
          <table:table-cell office:value-type="string">
            <text:p>CAG-gAG</text:p>
          </table:table-cell>
          <table:table-cell office:value-type="string">
            <text:p>ENST00000334211</text:p>
          </table:table-cell>
          <table:table-cell office:value-type="string">
            <text:p>ENSP00000335506</text:p>
          </table:table-cell>
          <table:table-cell office:value-type="string">
            <text:p>Q802E</text:p>
          </table:table-cell>
          <table:table-cell office:value-type="string">
            <text:p>EXON CDS</text:p>
          </table:table-cell>
          <table:table-cell office:value-type="string">
            <text:p>rs56200889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62">
            <text:p>2.62</text:p>
          </table:table-cell>
          <table:table-cell office:value-type="float" office:value="107">
            <text:p>107</text:p>
          </table:table-cell>
          <table:table-cell office:value-type="string">
            <text:p>ENSG00000186635</text:p>
          </table:table-cell>
          <table:table-cell office:value-type="string">
            <text:p>ARAP1</text:p>
          </table:table-cell>
          <table:table-cell office:value-type="string">
            <text:p>ENSFM00250000001220</text:p>
          </table:table-cell>
          <table:table-cell office:value-type="string">
            <text:p>ARF GAP WITH RHO GAP DOMAIN ANK REPEAT AND PH DOMAIN CONTAINING CENTAURIN DELTA CNT</text:p>
          </table:table-cell>
        </table:table-row>
        <table:table-row table:style-name="ro1">
          <table:table-cell table:number-columns-repeated="2" office:value-type="string">
            <text:p>12,10573094,1,C/G</text:p>
          </table:table-cell>
          <table:table-cell office:value-type="string">
            <text:p>TGG-TcG</text:p>
          </table:table-cell>
          <table:table-cell office:value-type="string">
            <text:p>ENST00000381903</text:p>
          </table:table-cell>
          <table:table-cell office:value-type="string">
            <text:p>ENSP00000371328</text:p>
          </table:table-cell>
          <table:table-cell office:value-type="string">
            <text:p>W19S</text:p>
          </table:table-cell>
          <table:table-cell office:value-type="string">
            <text:p>EXON CDS</text:p>
          </table:table-cell>
          <table:table-cell office:value-type="string">
            <text:p>rs34195537:G;rs268249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79">
            <text:p>2.79</text:p>
          </table:table-cell>
          <table:table-cell office:value-type="float" office:value="164">
            <text:p>164</text:p>
          </table:table-cell>
          <table:table-cell office:value-type="string">
            <text:p>ENSG00000205810</text:p>
          </table:table-cell>
          <table:table-cell office:value-type="string">
            <text:p>KLRC3</text:p>
          </table:table-cell>
          <table:table-cell office:value-type="string">
            <text:p>ENSFM00500000270035</text:p>
          </table:table-cell>
          <table:table-cell office:value-type="string">
            <text:p>NKG2 TYPE II INTEGRAL MEMBRANE CD159 ANTIGEN <text:s/>FAMILY MEMBER NK CELL RECEPTOR NKG2 ACTIVATING NK RECEPTOR ANTIGEN</text:p>
          </table:table-cell>
        </table:table-row>
        <table:table-row table:style-name="ro1">
          <table:table-cell table:number-columns-repeated="2" office:value-type="string">
            <text:p>12,10573094,1,C/G</text:p>
          </table:table-cell>
          <table:table-cell office:value-type="string">
            <text:p>TGG-TcG</text:p>
          </table:table-cell>
          <table:table-cell office:value-type="string">
            <text:p>ENST00000381903</text:p>
          </table:table-cell>
          <table:table-cell office:value-type="string">
            <text:p>ENSP00000371328</text:p>
          </table:table-cell>
          <table:table-cell office:value-type="string">
            <text:p>W19S</text:p>
          </table:table-cell>
          <table:table-cell office:value-type="string">
            <text:p>EXON CDS</text:p>
          </table:table-cell>
          <table:table-cell office:value-type="string">
            <text:p>rs34195537:G;rs268249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79">
            <text:p>2.79</text:p>
          </table:table-cell>
          <table:table-cell office:value-type="float" office:value="164">
            <text:p>164</text:p>
          </table:table-cell>
          <table:table-cell office:value-type="string">
            <text:p>ENSG00000205810</text:p>
          </table:table-cell>
          <table:table-cell office:value-type="string">
            <text:p>KLRC3</text:p>
          </table:table-cell>
          <table:table-cell office:value-type="string">
            <text:p>ENSFM00500000270035</text:p>
          </table:table-cell>
          <table:table-cell office:value-type="string">
            <text:p>NKG2 TYPE II INTEGRAL MEMBRANE CD159 ANTIGEN <text:s/>FAMILY MEMBER NK CELL RECEPTOR NKG2 ACTIVATING NK RECEPTOR ANTIGEN</text:p>
          </table:table-cell>
        </table:table-row>
        <table:table-row table:style-name="ro1">
          <table:table-cell table:number-columns-repeated="2" office:value-type="string">
            <text:p>12,10588530,1,C/G</text:p>
          </table:table-cell>
          <table:table-cell office:value-type="string">
            <text:p>CGG-CcG</text:p>
          </table:table-cell>
          <table:table-cell office:value-type="string">
            <text:p>ENST00000381901</text:p>
          </table:table-cell>
          <table:table-cell office:value-type="string">
            <text:p>ENSP00000371326</text:p>
          </table:table-cell>
          <table:table-cell office:value-type="string">
            <text:p>R19P</text:p>
          </table:table-cell>
          <table:table-cell office:value-type="string">
            <text:p>EXON CDS</text:p>
          </table:table-cell>
          <table:table-cell office:value-type="string">
            <text:p>rs34195537:G;rs75545535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89">
            <text:p>2.89</text:p>
          </table:table-cell>
          <table:table-cell office:value-type="float" office:value="155">
            <text:p>155</text:p>
          </table:table-cell>
          <table:table-cell office:value-type="string">
            <text:p>ENSG00000205809</text:p>
          </table:table-cell>
          <table:table-cell office:value-type="string">
            <text:p>KLRC2</text:p>
          </table:table-cell>
          <table:table-cell office:value-type="string">
            <text:p>ENSFM00500000270035</text:p>
          </table:table-cell>
          <table:table-cell office:value-type="string">
            <text:p>NKG2 TYPE II INTEGRAL MEMBRANE CD159 ANTIGEN <text:s/>FAMILY MEMBER NK CELL RECEPTOR NKG2 ACTIVATING NK RECEPTOR ANTIGEN</text:p>
          </table:table-cell>
        </table:table-row>
        <table:table-row table:style-name="ro1">
          <table:table-cell table:number-columns-repeated="2" office:value-type="string">
            <text:p>12,11034980,1,G/A</text:p>
          </table:table-cell>
          <table:table-cell office:value-type="string">
            <text:p>CGT-tGT</text:p>
          </table:table-cell>
          <table:table-cell office:value-type="string">
            <text:p>ENST00000428168</text:p>
          </table:table-cell>
          <table:table-cell office:value-type="string">
            <text:p>ENSP00000412436</text:p>
          </table:table-cell>
          <table:table-cell office:value-type="string">
            <text:p>R119C</text:p>
          </table:table-cell>
          <table:table-cell office:value-type="string">
            <text:p>EXON CDS</text:p>
          </table:table-cell>
          <table:table-cell office:value-type="string">
            <text:p>rs1049117:A;rs61914782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88">
            <text:p>2.88</text:p>
          </table:table-cell>
          <table:table-cell office:value-type="float" office:value="40">
            <text:p>40</text:p>
          </table:table-cell>
          <table:table-cell office:value-type="string">
            <text:p>ENSG00000231887</text:p>
          </table:table-cell>
          <table:table-cell office:value-type="string">
            <text:p>PRH1</text:p>
          </table:table-cell>
          <table:table-cell office:value-type="string">
            <text:p>ENSFM00600000924704</text:p>
          </table:table-cell>
          <table:table-cell office:value-type="string">
            <text:p>SALIVARY ACIDIC PROLINE RICH PHOSPHOPROTEIN 1/2 PRECURSOR DB S PRP 1/PRP 2 PAROTID ACIDIC PA PAROTID DOUBLE BAND PAROTID ISOELECTRIC FOCUSING VARIANT PIF S PAROTID PROLINE RICH 1/2 PR1/PR2 C [CONTAINS SALIVARY ACIDIC PROLINE RICH PHOSPHOPROTEIN 1/2; SALIV</text:p>
          </table:table-cell>
        </table:table-row>
        <table:table-row table:style-name="ro1">
          <table:table-cell table:number-columns-repeated="2" office:value-type="string">
            <text:p>12,11174276,1,G/A</text:p>
          </table:table-cell>
          <table:table-cell office:value-type="string">
            <text:p>CGC-tGC</text:p>
          </table:table-cell>
          <table:table-cell office:value-type="string">
            <text:p>ENST00000390673</text:p>
          </table:table-cell>
          <table:table-cell office:value-type="string">
            <text:p>ENSP00000375091</text:p>
          </table:table-cell>
          <table:table-cell office:value-type="string">
            <text:p>R299C</text:p>
          </table:table-cell>
          <table:table-cell office:value-type="string">
            <text:p>EXON CDS</text:p>
          </table:table-cell>
          <table:table-cell office:value-type="string">
            <text:p>rs10772420:A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33">
            <text:p>3.33</text:p>
          </table:table-cell>
          <table:table-cell office:value-type="float" office:value="6">
            <text:p>6</text:p>
          </table:table-cell>
          <table:table-cell office:value-type="string">
            <text:p>ENSG00000212124</text:p>
          </table:table-cell>
          <table:table-cell office:value-type="string">
            <text:p>TAS2R19</text:p>
          </table:table-cell>
          <table:table-cell office:value-type="string">
            <text:p>ENSFM00460000244926</text:p>
          </table:table-cell>
          <table:table-cell office:value-type="string">
            <text:p>TASTE RECEPTOR TYPE 2 MEMBER TASTE RECEPTOR TYPE 2 MEMBER</text:p>
          </table:table-cell>
        </table:table-row>
        <table:table-row table:style-name="ro1">
          <table:table-cell table:number-columns-repeated="2" office:value-type="string">
            <text:p>12,11174380,1,C/T</text:p>
          </table:table-cell>
          <table:table-cell office:value-type="string">
            <text:p>TGC-TaC</text:p>
          </table:table-cell>
          <table:table-cell office:value-type="string">
            <text:p>ENST00000390673</text:p>
          </table:table-cell>
          <table:table-cell office:value-type="string">
            <text:p>ENSP00000375091</text:p>
          </table:table-cell>
          <table:table-cell office:value-type="string">
            <text:p>C264Y</text:p>
          </table:table-cell>
          <table:table-cell office:value-type="string">
            <text:p>EXON CDS</text:p>
          </table:table-cell>
          <table:table-cell office:value-type="string">
            <text:p>rs76970958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office:value-type="float" office:value="198">
            <text:p>198</text:p>
          </table:table-cell>
          <table:table-cell office:value-type="string">
            <text:p>ENSG00000212124</text:p>
          </table:table-cell>
          <table:table-cell office:value-type="string">
            <text:p>TAS2R19</text:p>
          </table:table-cell>
          <table:table-cell office:value-type="string">
            <text:p>ENSFM00460000244926</text:p>
          </table:table-cell>
          <table:table-cell office:value-type="string">
            <text:p>TASTE RECEPTOR TYPE 2 MEMBER TASTE RECEPTOR TYPE 2 MEMBER</text:p>
          </table:table-cell>
        </table:table-row>
        <table:table-row table:style-name="ro1">
          <table:table-cell table:number-columns-repeated="2" office:value-type="string">
            <text:p>12,11244126,1,G/A</text:p>
          </table:table-cell>
          <table:table-cell office:value-type="string">
            <text:p>CTC-tTC</text:p>
          </table:table-cell>
          <table:table-cell office:value-type="string">
            <text:p>ENST00000531678</text:p>
          </table:table-cell>
          <table:table-cell office:value-type="string">
            <text:p>ENSP00000431719</text:p>
          </table:table-cell>
          <table:table-cell office:value-type="string">
            <text:p>L235F</text:p>
          </table:table-cell>
          <table:table-cell office:value-type="string">
            <text:p>EXON CDS</text:p>
          </table:table-cell>
          <table:table-cell office:value-type="string">
            <text:p>rs113410031:A;rs3759244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  <table:table-cell office:value-type="float" office:value="200">
            <text:p>200</text:p>
          </table:table-cell>
          <table:table-cell office:value-type="string">
            <text:p>ENSG00000255374</text:p>
          </table:table-cell>
          <table:table-cell office:value-type="string">
            <text:p>TAS2R43</text:p>
          </table:table-cell>
          <table:table-cell office:value-type="string">
            <text:p>ENSFM00460000244926</text:p>
          </table:table-cell>
          <table:table-cell office:value-type="string">
            <text:p>TASTE RECEPTOR TYPE 2 MEMBER TASTE RECEPTOR TYPE 2 MEMBER</text:p>
          </table:table-cell>
        </table:table-row>
        <table:table-row table:style-name="ro1">
          <table:table-cell table:number-columns-repeated="2" office:value-type="string">
            <text:p>12,11244687,1,G/C</text:p>
          </table:table-cell>
          <table:table-cell office:value-type="string">
            <text:p>CTC-gTC</text:p>
          </table:table-cell>
          <table:table-cell office:value-type="string">
            <text:p>ENST00000531678</text:p>
          </table:table-cell>
          <table:table-cell office:value-type="string">
            <text:p>ENSP00000431719</text:p>
          </table:table-cell>
          <table:table-cell office:value-type="string">
            <text:p>L48V</text:p>
          </table:table-cell>
          <table:table-cell office:value-type="string">
            <text:p>EXON CDS</text:p>
          </table:table-cell>
          <table:table-cell office:value-type="string">
            <text:p>rs113197337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2.93">
            <text:p>2.93</text:p>
          </table:table-cell>
          <table:table-cell office:value-type="float" office:value="200">
            <text:p>200</text:p>
          </table:table-cell>
          <table:table-cell office:value-type="string">
            <text:p>ENSG00000255374</text:p>
          </table:table-cell>
          <table:table-cell office:value-type="string">
            <text:p>TAS2R43</text:p>
          </table:table-cell>
          <table:table-cell office:value-type="string">
            <text:p>ENSFM00460000244926</text:p>
          </table:table-cell>
          <table:table-cell office:value-type="string">
            <text:p>TASTE RECEPTOR TYPE 2 MEMBER TASTE RECEPTOR TYPE 2 MEMBER</text:p>
          </table:table-cell>
        </table:table-row>
        <table:table-row table:style-name="ro1">
          <table:table-cell table:number-columns-repeated="2" office:value-type="string">
            <text:p>12,112688167,1,A/C</text:p>
          </table:table-cell>
          <table:table-cell office:value-type="string">
            <text:p>GTG-GgG</text:p>
          </table:table-cell>
          <table:table-cell office:value-type="string">
            <text:p>ENST00000377560</text:p>
          </table:table-cell>
          <table:table-cell office:value-type="string">
            <text:p>ENSP00000366783</text:p>
          </table:table-cell>
          <table:table-cell office:value-type="string">
            <text:p>V1072G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">
            <text:p>0</text:p>
          </table:table-cell>
          <table:table-cell office:value-type="float" office:value="4.32">
            <text:p>4.32</text:p>
          </table:table-cell>
          <table:table-cell office:value-type="float" office:value="23">
            <text:p>23</text:p>
          </table:table-cell>
          <table:table-cell office:value-type="string">
            <text:p>ENSG00000173064</text:p>
          </table:table-cell>
          <table:table-cell office:value-type="string">
            <text:p>C12orf51</text:p>
          </table:table-cell>
          <table:table-cell office:value-type="string">
            <text:p>ENSFM00500000270499</text:p>
          </table:table-cell>
          <table:table-cell office:value-type="string">
            <text:p>PROBABLE E3 UBIQUITIN LIGASE <text:s/>EC_6.3.2.-</text:p>
          </table:table-cell>
        </table:table-row>
        <table:table-row table:style-name="ro1">
          <table:table-cell table:number-columns-repeated="2" office:value-type="string">
            <text:p>12,11338669,1,C/T</text:p>
          </table:table-cell>
          <table:table-cell office:value-type="string">
            <text:p>CGA-CaA</text:p>
          </table:table-cell>
          <table:table-cell office:value-type="string">
            <text:p>ENST00000334266</text:p>
          </table:table-cell>
          <table:table-cell office:value-type="string">
            <text:p>ENSP00000334050</text:p>
          </table:table-cell>
          <table:table-cell office:value-type="string">
            <text:p>R292Q</text:p>
          </table:table-cell>
          <table:table-cell office:value-type="string">
            <text:p>EXON CDS</text:p>
          </table:table-cell>
          <table:table-cell office:value-type="string">
            <text:p>rs1669412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52">
            <text:p>2.52</text:p>
          </table:table-cell>
          <table:table-cell office:value-type="float" office:value="77">
            <text:p>77</text:p>
          </table:table-cell>
          <table:table-cell office:value-type="string">
            <text:p>ENSG00000186136</text:p>
          </table:table-cell>
          <table:table-cell office:value-type="string">
            <text:p>TAS2R42</text:p>
          </table:table-cell>
          <table:table-cell office:value-type="string">
            <text:p>ENSFM00500000272719</text:p>
          </table:table-cell>
          <table:table-cell office:value-type="string">
            <text:p>TASTE RECEPTOR TYPE 2 MEMBER 42</text:p>
          </table:table-cell>
        </table:table-row>
        <table:table-row table:style-name="ro1">
          <table:table-cell table:number-columns-repeated="2" office:value-type="string">
            <text:p>12,6980442,1,G/A</text:p>
          </table:table-cell>
          <table:table-cell office:value-type="string">
            <text:p>CGC-tGC</text:p>
          </table:table-cell>
          <table:table-cell office:value-type="string">
            <text:p>ENST00000523102</text:p>
          </table:table-cell>
          <table:table-cell office:value-type="string">
            <text:p>ENSP00000430872</text:p>
          </table:table-cell>
          <table:table-cell office:value-type="string">
            <text:p>R236C</text:p>
          </table:table-cell>
          <table:table-cell office:value-type="string">
            <text:p>EXON CDS</text:p>
          </table:table-cell>
          <table:table-cell office:value-type="string">
            <text:p>rs61733180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48">
            <text:p>2.48</text:p>
          </table:table-cell>
          <table:table-cell office:value-type="float" office:value="127">
            <text:p>127</text:p>
          </table:table-cell>
          <table:table-cell office:value-type="string">
            <text:p>ENSG00000111671</text:p>
          </table:table-cell>
          <table:table-cell office:value-type="string">
            <text:p>SPSB2</text:p>
          </table:table-cell>
          <table:table-cell office:value-type="string">
            <text:p>ENSFM00250000001449</text:p>
          </table:table-cell>
          <table:table-cell office:value-type="string">
            <text:p>SPRY DOMAIN CONTAINING SOCS BOX SSB</text:p>
          </table:table-cell>
        </table:table-row>
        <table:table-row table:style-name="ro1">
          <table:table-cell table:number-columns-repeated="2" office:value-type="string">
            <text:p>12,6980442,1,G/A</text:p>
          </table:table-cell>
          <table:table-cell office:value-type="string">
            <text:p>CGC-tGC</text:p>
          </table:table-cell>
          <table:table-cell office:value-type="string">
            <text:p>ENST00000523102</text:p>
          </table:table-cell>
          <table:table-cell office:value-type="string">
            <text:p>ENSP00000430872</text:p>
          </table:table-cell>
          <table:table-cell office:value-type="string">
            <text:p>R236C</text:p>
          </table:table-cell>
          <table:table-cell office:value-type="string">
            <text:p>EXON CDS</text:p>
          </table:table-cell>
          <table:table-cell office:value-type="string">
            <text:p>rs61733180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48">
            <text:p>2.48</text:p>
          </table:table-cell>
          <table:table-cell office:value-type="float" office:value="127">
            <text:p>127</text:p>
          </table:table-cell>
          <table:table-cell office:value-type="string">
            <text:p>ENSG00000111671</text:p>
          </table:table-cell>
          <table:table-cell office:value-type="string">
            <text:p>SPSB2</text:p>
          </table:table-cell>
          <table:table-cell office:value-type="string">
            <text:p>ENSFM00250000001449</text:p>
          </table:table-cell>
          <table:table-cell office:value-type="string">
            <text:p>SPRY DOMAIN CONTAINING SOCS BOX SSB</text:p>
          </table:table-cell>
        </table:table-row>
        <table:table-row table:style-name="ro1">
          <table:table-cell table:number-columns-repeated="2" office:value-type="string">
            <text:p>12,95693943,1,G/A</text:p>
          </table:table-cell>
          <table:table-cell office:value-type="string">
            <text:p>GTG-aTG</text:p>
          </table:table-cell>
          <table:table-cell office:value-type="string">
            <text:p>ENST00000261219</text:p>
          </table:table-cell>
          <table:table-cell office:value-type="string">
            <text:p>ENSP00000261219</text:p>
          </table:table-cell>
          <table:table-cell office:value-type="string">
            <text:p>V564M</text:p>
          </table:table-cell>
          <table:table-cell office:value-type="string">
            <text:p>EXON CDS</text:p>
          </table:table-cell>
          <table:table-cell office:value-type="string">
            <text:p>rs17344738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3.17">
            <text:p>3.17</text:p>
          </table:table-cell>
          <table:table-cell office:value-type="float" office:value="46">
            <text:p>46</text:p>
          </table:table-cell>
          <table:table-cell office:value-type="string">
            <text:p>ENSG00000028203</text:p>
          </table:table-cell>
          <table:table-cell office:value-type="string">
            <text:p>VEZT</text:p>
          </table:table-cell>
          <table:table-cell office:value-type="string">
            <text:p>ENSFM00250000005885</text:p>
          </table:table-cell>
          <table:table-cell office:value-type="string">
            <text:p>VEZATIN</text:p>
          </table:table-cell>
        </table:table-row>
        <table:table-row table:style-name="ro2">
          <table:table-cell table:number-columns-repeated="2" office:value-type="string">
            <text:p>13,113748872,1,G/G</text:p>
          </table:table-cell>
          <table:table-cell office:value-type="string">
            <text:p>CGG-CGG</text:p>
          </table:table-cell>
          <table:table-cell office:value-type="string">
            <text:p>ENST00000397017</text:p>
          </table:table-cell>
          <table:table-cell office:value-type="string">
            <text:p>ENSP00000380212</text:p>
          </table:table-cell>
          <table:table-cell office:value-type="string">
            <text:p>R685R</text:p>
          </table:table-cell>
          <table:table-cell office:value-type="string">
            <text:p>EXON CDS</text:p>
          </table:table-cell>
          <table:table-cell office:value-type="string">
            <text:p>rs12429945:A</text:p>
          </table:table-cell>
          <table:table-cell office:value-type="string">
            <text:p>Synonymous</text:p>
          </table:table-cell>
          <table:table-cell office:value-type="string">
            <text:p>DAMAGING</text:p>
          </table:table-cell>
          <table:table-cell table:number-columns-repeated="3" office:value-type="string">
            <text:p>N/A</text:p>
          </table:table-cell>
          <table:table-cell office:value-type="string">
            <text:p>ENSG00000126217</text:p>
          </table:table-cell>
          <table:table-cell office:value-type="string">
            <text:p>MCF2L</text:p>
          </table:table-cell>
          <table:table-cell office:value-type="string">
            <text:p>ENSFM00250000000478</text:p>
          </table:table-cell>
          <table:table-cell office:value-type="string">
            <text:p>GUANINE NUCLEOTIDE EXCHANGE FACTOR DBS DBL'S BIG SISTER MCF2 TRANSFORMING SEQUENCE</text:p>
          </table:table-cell>
        </table:table-row>
        <table:table-row table:style-name="ro2">
          <table:table-cell table:number-columns-repeated="2" office:value-type="string">
            <text:p>13,113748872,1,G/G</text:p>
          </table:table-cell>
          <table:table-cell office:value-type="string">
            <text:p>CGG-CGG</text:p>
          </table:table-cell>
          <table:table-cell office:value-type="string">
            <text:p>ENST00000397017</text:p>
          </table:table-cell>
          <table:table-cell office:value-type="string">
            <text:p>ENSP00000380212</text:p>
          </table:table-cell>
          <table:table-cell office:value-type="string">
            <text:p>R685R</text:p>
          </table:table-cell>
          <table:table-cell office:value-type="string">
            <text:p>EXON CDS</text:p>
          </table:table-cell>
          <table:table-cell office:value-type="string">
            <text:p>rs12429945:A</text:p>
          </table:table-cell>
          <table:table-cell office:value-type="string">
            <text:p>Synonymous</text:p>
          </table:table-cell>
          <table:table-cell office:value-type="string">
            <text:p>DAMAGING</text:p>
          </table:table-cell>
          <table:table-cell table:number-columns-repeated="3" office:value-type="string">
            <text:p>N/A</text:p>
          </table:table-cell>
          <table:table-cell office:value-type="string">
            <text:p>ENSG00000126217</text:p>
          </table:table-cell>
          <table:table-cell office:value-type="string">
            <text:p>MCF2L</text:p>
          </table:table-cell>
          <table:table-cell office:value-type="string">
            <text:p>ENSFM00250000000478</text:p>
          </table:table-cell>
          <table:table-cell office:value-type="string">
            <text:p>GUANINE NUCLEOTIDE EXCHANGE FACTOR DBS DBL'S BIG SISTER MCF2 TRANSFORMING SEQUENCE</text:p>
          </table:table-cell>
        </table:table-row>
        <table:table-row table:style-name="ro1">
          <table:table-cell table:number-columns-repeated="2" office:value-type="string">
            <text:p>13,37679268,1,G/G</text:p>
          </table:table-cell>
          <table:table-cell office:value-type="string">
            <text:p>GAC-GAc</text:p>
          </table:table-cell>
          <table:table-cell office:value-type="string">
            <text:p>ENST00000379800</text:p>
          </table:table-cell>
          <table:table-cell office:value-type="string">
            <text:p>ENSP00000369126</text:p>
          </table:table-cell>
          <table:table-cell office:value-type="string">
            <text:p>D42D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 *Warning! Low confidence.</text:p>
          </table:table-cell>
          <table:table-cell office:value-type="float" office:value="0.02">
            <text:p>0.02</text:p>
          </table:table-cell>
          <table:table-cell office:value-type="float" office:value="3.7">
            <text:p>3.7</text:p>
          </table:table-cell>
          <table:table-cell office:value-type="float" office:value="312">
            <text:p>312</text:p>
          </table:table-cell>
          <table:table-cell office:value-type="string">
            <text:p>ENSG00000180138</text:p>
          </table:table-cell>
          <table:table-cell office:value-type="string">
            <text:p>CSNK1A1L</text:p>
          </table:table-cell>
          <table:table-cell office:value-type="string">
            <text:p>ENSFM00500000269644</text:p>
          </table:table-cell>
          <table:table-cell office:value-type="string">
            <text:p>CASEIN KINASE I EC_2.7.11.1</text:p>
          </table:table-cell>
        </table:table-row>
        <table:table-row table:style-name="ro1">
          <table:table-cell table:number-columns-repeated="2" office:value-type="string">
            <text:p>14,50901768,1,G/A</text:p>
          </table:table-cell>
          <table:table-cell office:value-type="string">
            <text:p>ACG-AtG</text:p>
          </table:table-cell>
          <table:table-cell office:value-type="string">
            <text:p>ENST00000013125</text:p>
          </table:table-cell>
          <table:table-cell office:value-type="string">
            <text:p>ENSP00000013125</text:p>
          </table:table-cell>
          <table:table-cell office:value-type="string">
            <text:p>T633M</text:p>
          </table:table-cell>
          <table:table-cell office:value-type="string">
            <text:p>EXON CDS</text:p>
          </table:table-cell>
          <table:table-cell office:value-type="string">
            <text:p>rs17780143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8">
            <text:p>2.8</text:p>
          </table:table-cell>
          <table:table-cell office:value-type="float" office:value="142">
            <text:p>142</text:p>
          </table:table-cell>
          <table:table-cell office:value-type="string">
            <text:p>ENSG00000012983</text:p>
          </table:table-cell>
          <table:table-cell office:value-type="string">
            <text:p>MAP4K5</text:p>
          </table:table-cell>
          <table:table-cell office:value-type="string">
            <text:p>ENSFM00310000089004</text:p>
          </table:table-cell>
          <table:table-cell office:value-type="string">
            <text:p>MITOGEN ACTIVATED KINASE KINASE KINASE KINASE EC_2.7.11.1 KINASE MAPK/ERK KINASE KINASE KINASE MEK KINASE KINASE MEKKK</text:p>
          </table:table-cell>
        </table:table-row>
        <table:table-row table:style-name="ro1">
          <table:table-cell table:number-columns-repeated="2" office:value-type="string">
            <text:p>14,50901768,1,G/A</text:p>
          </table:table-cell>
          <table:table-cell office:value-type="string">
            <text:p>ACG-AtG</text:p>
          </table:table-cell>
          <table:table-cell office:value-type="string">
            <text:p>ENST00000013125</text:p>
          </table:table-cell>
          <table:table-cell office:value-type="string">
            <text:p>ENSP00000013125</text:p>
          </table:table-cell>
          <table:table-cell office:value-type="string">
            <text:p>T633M</text:p>
          </table:table-cell>
          <table:table-cell office:value-type="string">
            <text:p>EXON CDS</text:p>
          </table:table-cell>
          <table:table-cell office:value-type="string">
            <text:p>rs17780143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8">
            <text:p>2.8</text:p>
          </table:table-cell>
          <table:table-cell office:value-type="float" office:value="142">
            <text:p>142</text:p>
          </table:table-cell>
          <table:table-cell office:value-type="string">
            <text:p>ENSG00000012983</text:p>
          </table:table-cell>
          <table:table-cell office:value-type="string">
            <text:p>MAP4K5</text:p>
          </table:table-cell>
          <table:table-cell office:value-type="string">
            <text:p>ENSFM00310000089004</text:p>
          </table:table-cell>
          <table:table-cell office:value-type="string">
            <text:p>MITOGEN ACTIVATED KINASE KINASE KINASE KINASE EC_2.7.11.1 KINASE MAPK/ERK KINASE KINASE KINASE MEK KINASE KINASE MEKKK</text:p>
          </table:table-cell>
        </table:table-row>
        <table:table-row table:style-name="ro1">
          <table:table-cell table:number-columns-repeated="2" office:value-type="string">
            <text:p>14,58563694,1,G/G</text:p>
          </table:table-cell>
          <table:table-cell office:value-type="string">
            <text:p>CAA-cAA</text:p>
          </table:table-cell>
          <table:table-cell office:value-type="string">
            <text:p>ENST00000267485</text:p>
          </table:table-cell>
          <table:table-cell office:value-type="string">
            <text:p>ENSP00000267485</text:p>
          </table:table-cell>
          <table:table-cell office:value-type="string">
            <text:p>Q613Q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2.88">
            <text:p>2.88</text:p>
          </table:table-cell>
          <table:table-cell office:value-type="float" office:value="22">
            <text:p>22</text:p>
          </table:table-cell>
          <table:table-cell office:value-type="string">
            <text:p>ENSG00000139971</text:p>
          </table:table-cell>
          <table:table-cell office:value-type="string">
            <text:p>C14orf37</text:p>
          </table:table-cell>
          <table:table-cell office:value-type="string">
            <text:p>ENSFM00250000007367</text:p>
          </table:table-cell>
          <table:table-cell office:value-type="string">
            <text:p>UNCHARACTERIZED <text:s/>PRECURSOR</text:p>
          </table:table-cell>
        </table:table-row>
        <table:table-row table:style-name="ro1">
          <table:table-cell table:number-columns-repeated="2" office:value-type="string">
            <text:p>15,55722872,1,G/C</text:p>
          </table:table-cell>
          <table:table-cell office:value-type="string">
            <text:p>TCT-TgT</text:p>
          </table:table-cell>
          <table:table-cell office:value-type="string">
            <text:p>ENST00000321149</text:p>
          </table:table-cell>
          <table:table-cell office:value-type="string">
            <text:p>ENSP00000323275</text:p>
          </table:table-cell>
          <table:table-cell office:value-type="string">
            <text:p>S420C</text:p>
          </table:table-cell>
          <table:table-cell office:value-type="string">
            <text:p>EXON CDS</text:p>
          </table:table-cell>
          <table:table-cell office:value-type="string">
            <text:p>rs77641439:C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">
            <text:p>0</text:p>
          </table:table-cell>
          <table:table-cell office:value-type="float" office:value="3.67">
            <text:p>3.67</text:p>
          </table:table-cell>
          <table:table-cell office:value-type="float" office:value="26">
            <text:p>26</text:p>
          </table:table-cell>
          <table:table-cell office:value-type="string">
            <text:p>ENSG00000256061</text:p>
          </table:table-cell>
          <table:table-cell office:value-type="string">
            <text:p>DYX1C1</text:p>
          </table:table-cell>
          <table:table-cell office:value-type="string">
            <text:p>ENSFM00250000005166</text:p>
          </table:table-cell>
          <table:table-cell office:value-type="string">
            <text:p>CELL CYCLE PROGRESSION 1</text:p>
          </table:table-cell>
        </table:table-row>
        <table:table-row table:style-name="ro1">
          <table:table-cell table:number-columns-repeated="2" office:value-type="string">
            <text:p>15,56207811,1,T/G</text:p>
          </table:table-cell>
          <table:table-cell office:value-type="string">
            <text:p>AAT-cAT</text:p>
          </table:table-cell>
          <table:table-cell office:value-type="string">
            <text:p>ENST00000338963</text:p>
          </table:table-cell>
          <table:table-cell office:value-type="string">
            <text:p>ENSP00000345530</text:p>
          </table:table-cell>
          <table:table-cell office:value-type="string">
            <text:p>N407H</text:p>
          </table:table-cell>
          <table:table-cell office:value-type="string">
            <text:p>EXON CDS</text:p>
          </table:table-cell>
          <table:table-cell office:value-type="string">
            <text:p>rs62043855:G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">
            <text:p>0</text:p>
          </table:table-cell>
          <table:table-cell office:value-type="float" office:value="3.72">
            <text:p>3.72</text:p>
          </table:table-cell>
          <table:table-cell office:value-type="float" office:value="27">
            <text:p>27</text:p>
          </table:table-cell>
          <table:table-cell office:value-type="string">
            <text:p>ENSG00000069869</text:p>
          </table:table-cell>
          <table:table-cell office:value-type="string">
            <text:p>NEDD4</text:p>
          </table:table-cell>
          <table:table-cell office:value-type="string">
            <text:p>ENSFM00600000921190</text:p>
          </table:table-cell>
          <table:table-cell office:value-type="string">
            <text:p>PROBABLE E3 UBIQUITIN LIGASE HULA EC_6.3.2.- HECT UBIQUITIN LIGASE A</text:p>
          </table:table-cell>
        </table:table-row>
        <table:table-row table:style-name="ro1">
          <table:table-cell table:number-columns-repeated="2" office:value-type="string">
            <text:p>15,65676726,1,C/T</text:p>
          </table:table-cell>
          <table:table-cell office:value-type="string">
            <text:p>TGC-TaC</text:p>
          </table:table-cell>
          <table:table-cell office:value-type="string">
            <text:p>ENST00000352385</text:p>
          </table:table-cell>
          <table:table-cell office:value-type="string">
            <text:p>ENSP00000319623</text:p>
          </table:table-cell>
          <table:table-cell office:value-type="string">
            <text:p>C1125Y</text:p>
          </table:table-cell>
          <table:table-cell office:value-type="string">
            <text:p>EXON CDS</text:p>
          </table:table-cell>
          <table:table-cell office:value-type="string">
            <text:p>rs33918653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3.05">
            <text:p>3.05</text:p>
          </table:table-cell>
          <table:table-cell office:value-type="float" office:value="40">
            <text:p>40</text:p>
          </table:table-cell>
          <table:table-cell office:value-type="string">
            <text:p>ENSG00000103742</text:p>
          </table:table-cell>
          <table:table-cell office:value-type="string">
            <text:p>IGDCC4</text:p>
          </table:table-cell>
          <table:table-cell office:value-type="string">
            <text:p>ENSFM00570000851196</text:p>
          </table:table-cell>
          <table:table-cell office:value-type="string">
            <text:p>PRECURSOR</text:p>
          </table:table-cell>
        </table:table-row>
        <table:table-row table:style-name="ro1">
          <table:table-cell table:number-columns-repeated="2" office:value-type="string">
            <text:p>15,65916527,1,A/T</text:p>
          </table:table-cell>
          <table:table-cell office:value-type="string">
            <text:p>ACT-tCT</text:p>
          </table:table-cell>
          <table:table-cell office:value-type="string">
            <text:p>ENST00000261892</text:p>
          </table:table-cell>
          <table:table-cell office:value-type="string">
            <text:p>ENSP00000261892</text:p>
          </table:table-cell>
          <table:table-cell office:value-type="string">
            <text:p>T37S</text:p>
          </table:table-cell>
          <table:table-cell office:value-type="string">
            <text:p>EXON CDS</text:p>
          </table:table-cell>
          <table:table-cell office:value-type="string">
            <text:p>rs3743171:T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4">
            <text:p>0.04</text:p>
          </table:table-cell>
          <table:table-cell office:value-type="float" office:value="3.64">
            <text:p>3.64</text:p>
          </table:table-cell>
          <table:table-cell office:value-type="float" office:value="25">
            <text:p>25</text:p>
          </table:table-cell>
          <table:table-cell office:value-type="string">
            <text:p>ENSG00000074621</text:p>
          </table:table-cell>
          <table:table-cell office:value-type="string">
            <text:p>SLC24A1</text:p>
          </table:table-cell>
          <table:table-cell office:value-type="string">
            <text:p>ENSFM00600000921152</text:p>
          </table:table-cell>
          <table:table-cell office:value-type="string">
            <text:p>SODIUM/POTASSIUM/CALCIUM EXCHANGER NA + /K + /CA 2+ EXCHANGE RETINAL NA CA+K EXCHANGER</text:p>
          </table:table-cell>
        </table:table-row>
        <table:table-row table:style-name="ro1">
          <table:table-cell table:number-columns-repeated="2" office:value-type="string">
            <text:p>15,75108636,1,G/A</text:p>
          </table:table-cell>
          <table:table-cell office:value-type="string">
            <text:p>CGG-CaG</text:p>
          </table:table-cell>
          <table:table-cell office:value-type="string">
            <text:p>ENST00000309664</text:p>
          </table:table-cell>
          <table:table-cell office:value-type="string">
            <text:p>ENSP00000310431</text:p>
          </table:table-cell>
          <table:table-cell office:value-type="string">
            <text:p>R105Q</text:p>
          </table:table-cell>
          <table:table-cell office:value-type="string">
            <text:p>EXON CDS</text:p>
          </table:table-cell>
          <table:table-cell office:value-type="string">
            <text:p>rs3803568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58">
            <text:p>2.58</text:p>
          </table:table-cell>
          <table:table-cell office:value-type="float" office:value="80">
            <text:p>80</text:p>
          </table:table-cell>
          <table:table-cell office:value-type="string">
            <text:p>ENSG00000140506</text:p>
          </table:table-cell>
          <table:table-cell office:value-type="string">
            <text:p>LMAN1L</text:p>
          </table:table-cell>
          <table:table-cell office:value-type="string">
            <text:p>ENSFM00500000270950</text:p>
          </table:table-cell>
          <table:table-cell office:value-type="string">
            <text:p>ERGIC 53 PRECURSOR ER GOLGI INTERMEDIATE COMPARTMENT 53 KDA LECTIN MANNOSE BINDING 1</text:p>
          </table:table-cell>
        </table:table-row>
        <table:table-row table:style-name="ro1">
          <table:table-cell table:number-columns-repeated="2" office:value-type="string">
            <text:p>15,75146366,1,G/T</text:p>
          </table:table-cell>
          <table:table-cell office:value-type="string">
            <text:p>CCC-CaC</text:p>
          </table:table-cell>
          <table:table-cell office:value-type="string">
            <text:p>ENST00000268099</text:p>
          </table:table-cell>
          <table:table-cell office:value-type="string">
            <text:p>ENSP00000268099</text:p>
          </table:table-cell>
          <table:table-cell office:value-type="string">
            <text:p>P74H</text:p>
          </table:table-cell>
          <table:table-cell office:value-type="string">
            <text:p>EXON CDS</text:p>
          </table:table-cell>
          <table:table-cell office:value-type="string">
            <text:p>rs79613336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25">
            <text:p>2.25</text:p>
          </table:table-cell>
          <table:table-cell office:value-type="float" office:value="168">
            <text:p>168</text:p>
          </table:table-cell>
          <table:table-cell office:value-type="string">
            <text:p>ENSG00000140497</text:p>
          </table:table-cell>
          <table:table-cell office:value-type="string">
            <text:p>SCAMP2</text:p>
          </table:table-cell>
          <table:table-cell office:value-type="string">
            <text:p>ENSFM00500000269908</text:p>
          </table:table-cell>
          <table:table-cell office:value-type="string">
            <text:p>SECRETORY CARRIER ASSOCIATED MEMBRANE SECRETORY CARRIER MEMBRANE</text:p>
          </table:table-cell>
        </table:table-row>
        <table:table-row table:style-name="ro1">
          <table:table-cell table:number-columns-repeated="2" office:value-type="string">
            <text:p>15,81625385,1,C/T</text:p>
          </table:table-cell>
          <table:table-cell table:number-columns-repeated="2"/>
          <table:table-cell office:value-type="string">
            <text:p>ENSP00000352413</text:p>
          </table:table-cell>
          <table:table-cell office:value-type="string">
            <text:p>C893Y</text:p>
          </table:table-cell>
          <table:table-cell office:value-type="string">
            <text:p>EXON CDS</text:p>
          </table:table-cell>
          <table:table-cell office:value-type="string">
            <text:p>rs11636318:T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3">
            <text:p>0.03</text:p>
          </table:table-cell>
          <table:table-cell office:value-type="float" office:value="3.96">
            <text:p>3.96</text:p>
          </table:table-cell>
          <table:table-cell office:value-type="float" office:value="22">
            <text:p>22</text:p>
          </table:table-cell>
          <table:table-cell office:value-type="string">
            <text:p>ENSG00000188869</text:p>
          </table:table-cell>
          <table:table-cell office:value-type="string">
            <text:p>TMC3</text:p>
          </table:table-cell>
          <table:table-cell office:value-type="string">
            <text:p>ENSFM00500000269946</text:p>
          </table:table-cell>
          <table:table-cell office:value-type="string">
            <text:p>TRANSMEMBRANE CHANNEL <text:s/>TRANSMEMBRANE COCHLEAR EXPRESSED</text:p>
          </table:table-cell>
        </table:table-row>
        <table:table-row table:style-name="ro1">
          <table:table-cell table:number-columns-repeated="2" office:value-type="string">
            <text:p>16,1278744,1,C/T</text:p>
          </table:table-cell>
          <table:table-cell office:value-type="string">
            <text:p>GGC-GaC</text:p>
          </table:table-cell>
          <table:table-cell office:value-type="string">
            <text:p>ENST00000430512</text:p>
          </table:table-cell>
          <table:table-cell office:value-type="string">
            <text:p>ENSP00000412409</text:p>
          </table:table-cell>
          <table:table-cell office:value-type="string">
            <text:p>G244D</text:p>
          </table:table-cell>
          <table:table-cell office:value-type="string">
            <text:p>EXON CDS</text:p>
          </table:table-cell>
          <table:table-cell office:value-type="string">
            <text:p>rs1060292:T;rs62012862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55">
            <text:p>2.55</text:p>
          </table:table-cell>
          <table:table-cell office:value-type="float" office:value="121">
            <text:p>121</text:p>
          </table:table-cell>
          <table:table-cell office:value-type="string">
            <text:p>ENSG00000197253</text:p>
          </table:table-cell>
          <table:table-cell office:value-type="string">
            <text:p>TPSB2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16,21689879,1,T/A</text:p>
          </table:table-cell>
          <table:table-cell office:value-type="string">
            <text:p>TTT-TaT</text:p>
          </table:table-cell>
          <table:table-cell office:value-type="string">
            <text:p>ENST00000286149</text:p>
          </table:table-cell>
          <table:table-cell office:value-type="string">
            <text:p>ENSP00000286149</text:p>
          </table:table-cell>
          <table:table-cell office:value-type="string">
            <text:p>F15Y</text:p>
          </table:table-cell>
          <table:table-cell office:value-type="string">
            <text:p>EXON CDS</text:p>
          </table:table-cell>
          <table:table-cell office:value-type="string">
            <text:p>rs78970023:A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3">
            <text:p>0.03</text:p>
          </table:table-cell>
          <table:table-cell office:value-type="float" office:value="3.61">
            <text:p>3.61</text:p>
          </table:table-cell>
          <table:table-cell office:value-type="float" office:value="24">
            <text:p>24</text:p>
          </table:table-cell>
          <table:table-cell office:value-type="string">
            <text:p>ENSG00000155719</text:p>
          </table:table-cell>
          <table:table-cell office:value-type="string">
            <text:p>OTOA</text:p>
          </table:table-cell>
          <table:table-cell office:value-type="string">
            <text:p>ENSFM00250000006157</text:p>
          </table:table-cell>
          <table:table-cell office:value-type="string">
            <text:p>OTOANCORIN PRECURSOR</text:p>
          </table:table-cell>
        </table:table-row>
        <table:table-row table:style-name="ro1">
          <table:table-cell table:number-columns-repeated="2" office:value-type="string">
            <text:p>16,28513403,1,A/G</text:p>
          </table:table-cell>
          <table:table-cell office:value-type="string">
            <text:p>CTG-CcG</text:p>
          </table:table-cell>
          <table:table-cell office:value-type="string">
            <text:p>ENST00000356897</text:p>
          </table:table-cell>
          <table:table-cell office:value-type="string">
            <text:p>ENSP00000349365</text:p>
          </table:table-cell>
          <table:table-cell office:value-type="string">
            <text:p>L119P</text:p>
          </table:table-cell>
          <table:table-cell office:value-type="string">
            <text:p>EXON CDS</text:p>
          </table:table-cell>
          <table:table-cell office:value-type="string">
            <text:p>rs181206:G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43">
            <text:p>3.43</text:p>
          </table:table-cell>
          <table:table-cell office:value-type="float" office:value="16">
            <text:p>16</text:p>
          </table:table-cell>
          <table:table-cell office:value-type="string">
            <text:p>ENSG00000197272</text:p>
          </table:table-cell>
          <table:table-cell office:value-type="string">
            <text:p>IL27</text:p>
          </table:table-cell>
          <table:table-cell office:value-type="string">
            <text:p>ENSFM00250000009126</text:p>
          </table:table-cell>
          <table:table-cell office:value-type="string">
            <text:p>INTERLEUKIN 27 SUBUNIT ALPHA PRECURSOR IL 27 SUBUNIT ALPHA IL 27 A IL27 A P28</text:p>
          </table:table-cell>
        </table:table-row>
        <table:table-row table:style-name="ro1">
          <table:table-cell table:number-columns-repeated="2" office:value-type="string">
            <text:p>16,28603655,1,T/G</text:p>
          </table:table-cell>
          <table:table-cell office:value-type="string">
            <text:p>AAC-AcC</text:p>
          </table:table-cell>
          <table:table-cell office:value-type="string">
            <text:p>ENST00000335715</text:p>
          </table:table-cell>
          <table:table-cell office:value-type="string">
            <text:p>ENSP00000338742</text:p>
          </table:table-cell>
          <table:table-cell office:value-type="string">
            <text:p>N235T</text:p>
          </table:table-cell>
          <table:table-cell office:value-type="string">
            <text:p>EXON CDS</text:p>
          </table:table-cell>
          <table:table-cell office:value-type="string">
            <text:p>rs105949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241">
            <text:p>241</text:p>
          </table:table-cell>
          <table:table-cell office:value-type="string">
            <text:p>ENSG00000197165</text:p>
          </table:table-cell>
          <table:table-cell office:value-type="string">
            <text:p>SULT1A2</text:p>
          </table:table-cell>
          <table:table-cell office:value-type="string">
            <text:p>ENSFM00500000269640</text:p>
          </table:table-cell>
          <table:table-cell office:value-type="string">
            <text:p>SULFOTRANSFERASE S</text:p>
          </table:table-cell>
        </table:table-row>
        <table:table-row table:style-name="ro1">
          <table:table-cell table:number-columns-repeated="2" office:value-type="string">
            <text:p>16,28603655,1,T/G</text:p>
          </table:table-cell>
          <table:table-cell office:value-type="string">
            <text:p>AAC-AcC</text:p>
          </table:table-cell>
          <table:table-cell office:value-type="string">
            <text:p>ENST00000335715</text:p>
          </table:table-cell>
          <table:table-cell office:value-type="string">
            <text:p>ENSP00000338742</text:p>
          </table:table-cell>
          <table:table-cell office:value-type="string">
            <text:p>N235T</text:p>
          </table:table-cell>
          <table:table-cell office:value-type="string">
            <text:p>EXON CDS</text:p>
          </table:table-cell>
          <table:table-cell office:value-type="string">
            <text:p>rs105949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241">
            <text:p>241</text:p>
          </table:table-cell>
          <table:table-cell office:value-type="string">
            <text:p>ENSG00000197165</text:p>
          </table:table-cell>
          <table:table-cell office:value-type="string">
            <text:p>SULT1A2</text:p>
          </table:table-cell>
          <table:table-cell office:value-type="string">
            <text:p>ENSFM00500000269640</text:p>
          </table:table-cell>
          <table:table-cell office:value-type="string">
            <text:p>SULFOTRANSFERASE S</text:p>
          </table:table-cell>
        </table:table-row>
        <table:table-row table:style-name="ro1">
          <table:table-cell table:number-columns-repeated="2" office:value-type="string">
            <text:p>16,28617514,1,C/T</text:p>
          </table:table-cell>
          <table:table-cell office:value-type="string">
            <text:p>CGC-CaC</text:p>
          </table:table-cell>
          <table:table-cell office:value-type="string">
            <text:p>ENST00000314752</text:p>
          </table:table-cell>
          <table:table-cell office:value-type="string">
            <text:p>ENSP00000321988</text:p>
          </table:table-cell>
          <table:table-cell office:value-type="string">
            <text:p>R213H</text:p>
          </table:table-cell>
          <table:table-cell office:value-type="string">
            <text:p>EXON CDS</text:p>
          </table:table-cell>
          <table:table-cell office:value-type="string">
            <text:p>CM973382:HGMD_MUTATION;rs1042028:T;rs928286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2">
            <text:p>2.92</text:p>
          </table:table-cell>
          <table:table-cell office:value-type="float" office:value="241">
            <text:p>241</text:p>
          </table:table-cell>
          <table:table-cell office:value-type="string">
            <text:p>ENSG00000196502</text:p>
          </table:table-cell>
          <table:table-cell office:value-type="string">
            <text:p>SULT1A1</text:p>
          </table:table-cell>
          <table:table-cell office:value-type="string">
            <text:p>ENSFM00500000269640</text:p>
          </table:table-cell>
          <table:table-cell office:value-type="string">
            <text:p>SULFOTRANSFERASE S</text:p>
          </table:table-cell>
        </table:table-row>
        <table:table-row table:style-name="ro1">
          <table:table-cell table:number-columns-repeated="2" office:value-type="string">
            <text:p>16,28617514,1,C/T</text:p>
          </table:table-cell>
          <table:table-cell office:value-type="string">
            <text:p>CGC-CaC</text:p>
          </table:table-cell>
          <table:table-cell office:value-type="string">
            <text:p>ENST00000314752</text:p>
          </table:table-cell>
          <table:table-cell office:value-type="string">
            <text:p>ENSP00000321988</text:p>
          </table:table-cell>
          <table:table-cell office:value-type="string">
            <text:p>R213H</text:p>
          </table:table-cell>
          <table:table-cell office:value-type="string">
            <text:p>EXON CDS</text:p>
          </table:table-cell>
          <table:table-cell office:value-type="string">
            <text:p>CM973382:HGMD_MUTATION;rs1042028:T;rs928286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2">
            <text:p>2.92</text:p>
          </table:table-cell>
          <table:table-cell office:value-type="float" office:value="241">
            <text:p>241</text:p>
          </table:table-cell>
          <table:table-cell office:value-type="string">
            <text:p>ENSG00000196502</text:p>
          </table:table-cell>
          <table:table-cell office:value-type="string">
            <text:p>SULT1A1</text:p>
          </table:table-cell>
          <table:table-cell office:value-type="string">
            <text:p>ENSFM00500000269640</text:p>
          </table:table-cell>
          <table:table-cell office:value-type="string">
            <text:p>SULFOTRANSFERASE S</text:p>
          </table:table-cell>
        </table:table-row>
        <table:table-row table:style-name="ro1">
          <table:table-cell table:number-columns-repeated="2" office:value-type="string">
            <text:p>16,28617514,1,C/T</text:p>
          </table:table-cell>
          <table:table-cell office:value-type="string">
            <text:p>CGC-CaC</text:p>
          </table:table-cell>
          <table:table-cell office:value-type="string">
            <text:p>ENST00000314752</text:p>
          </table:table-cell>
          <table:table-cell office:value-type="string">
            <text:p>ENSP00000321988</text:p>
          </table:table-cell>
          <table:table-cell office:value-type="string">
            <text:p>R213H</text:p>
          </table:table-cell>
          <table:table-cell office:value-type="string">
            <text:p>EXON CDS</text:p>
          </table:table-cell>
          <table:table-cell office:value-type="string">
            <text:p>CM973382:HGMD_MUTATION;rs1042028:T;rs928286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2">
            <text:p>2.92</text:p>
          </table:table-cell>
          <table:table-cell office:value-type="float" office:value="241">
            <text:p>241</text:p>
          </table:table-cell>
          <table:table-cell office:value-type="string">
            <text:p>ENSG00000196502</text:p>
          </table:table-cell>
          <table:table-cell office:value-type="string">
            <text:p>SULT1A1</text:p>
          </table:table-cell>
          <table:table-cell office:value-type="string">
            <text:p>ENSFM00500000269640</text:p>
          </table:table-cell>
          <table:table-cell office:value-type="string">
            <text:p>SULFOTRANSFERASE S</text:p>
          </table:table-cell>
        </table:table-row>
        <table:table-row table:style-name="ro1">
          <table:table-cell table:number-columns-repeated="2" office:value-type="string">
            <text:p>16,28617514,1,C/T</text:p>
          </table:table-cell>
          <table:table-cell office:value-type="string">
            <text:p>CGC-CaC</text:p>
          </table:table-cell>
          <table:table-cell office:value-type="string">
            <text:p>ENST00000314752</text:p>
          </table:table-cell>
          <table:table-cell office:value-type="string">
            <text:p>ENSP00000321988</text:p>
          </table:table-cell>
          <table:table-cell office:value-type="string">
            <text:p>R213H</text:p>
          </table:table-cell>
          <table:table-cell office:value-type="string">
            <text:p>EXON CDS</text:p>
          </table:table-cell>
          <table:table-cell office:value-type="string">
            <text:p>CM973382:HGMD_MUTATION;rs1042028:T;rs928286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2">
            <text:p>2.92</text:p>
          </table:table-cell>
          <table:table-cell office:value-type="float" office:value="241">
            <text:p>241</text:p>
          </table:table-cell>
          <table:table-cell office:value-type="string">
            <text:p>ENSG00000196502</text:p>
          </table:table-cell>
          <table:table-cell office:value-type="string">
            <text:p>SULT1A1</text:p>
          </table:table-cell>
          <table:table-cell office:value-type="string">
            <text:p>ENSFM00500000269640</text:p>
          </table:table-cell>
          <table:table-cell office:value-type="string">
            <text:p>SULFOTRANSFERASE S</text:p>
          </table:table-cell>
        </table:table-row>
        <table:table-row table:style-name="ro1">
          <table:table-cell table:number-columns-repeated="2" office:value-type="string">
            <text:p>16,28617514,1,C/T</text:p>
          </table:table-cell>
          <table:table-cell office:value-type="string">
            <text:p>CGC-CaC</text:p>
          </table:table-cell>
          <table:table-cell office:value-type="string">
            <text:p>ENST00000314752</text:p>
          </table:table-cell>
          <table:table-cell office:value-type="string">
            <text:p>ENSP00000321988</text:p>
          </table:table-cell>
          <table:table-cell office:value-type="string">
            <text:p>R213H</text:p>
          </table:table-cell>
          <table:table-cell office:value-type="string">
            <text:p>EXON CDS</text:p>
          </table:table-cell>
          <table:table-cell office:value-type="string">
            <text:p>CM973382:HGMD_MUTATION;rs1042028:T;rs928286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2">
            <text:p>2.92</text:p>
          </table:table-cell>
          <table:table-cell office:value-type="float" office:value="241">
            <text:p>241</text:p>
          </table:table-cell>
          <table:table-cell office:value-type="string">
            <text:p>ENSG00000196502</text:p>
          </table:table-cell>
          <table:table-cell office:value-type="string">
            <text:p>SULT1A1</text:p>
          </table:table-cell>
          <table:table-cell office:value-type="string">
            <text:p>ENSFM00500000269640</text:p>
          </table:table-cell>
          <table:table-cell office:value-type="string">
            <text:p>SULFOTRANSFERASE S</text:p>
          </table:table-cell>
        </table:table-row>
        <table:table-row table:style-name="ro1">
          <table:table-cell table:number-columns-repeated="2" office:value-type="string">
            <text:p>16,56673227,1,C/A</text:p>
          </table:table-cell>
          <table:table-cell table:number-columns-repeated="2"/>
          <table:table-cell office:value-type="string">
            <text:p>ENSP00000290705</text:p>
          </table:table-cell>
          <table:table-cell office:value-type="string">
            <text:p>T27N</text:p>
          </table:table-cell>
          <table:table-cell office:value-type="string">
            <text:p>EXON CDS</text:p>
          </table:table-cell>
          <table:table-cell office:value-type="string">
            <text:p>rs11640851:A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69">
            <text:p>3.69</text:p>
          </table:table-cell>
          <table:table-cell office:value-type="float" office:value="150">
            <text:p>150</text:p>
          </table:table-cell>
          <table:table-cell office:value-type="string">
            <text:p>ENSG00000205362</text:p>
          </table:table-cell>
          <table:table-cell office:value-type="string">
            <text:p>MT1A</text:p>
          </table:table-cell>
          <table:table-cell office:value-type="string">
            <text:p>ENSFM00550000760158</text:p>
          </table:table-cell>
          <table:table-cell office:value-type="string">
            <text:p>UNKNOWN</text:p>
          </table:table-cell>
        </table:table-row>
        <table:table-row table:style-name="ro1">
          <table:table-cell table:number-columns-repeated="2" office:value-type="string">
            <text:p>16,70563087,1,C/G</text:p>
          </table:table-cell>
          <table:table-cell office:value-type="string">
            <text:p>CGA-gGA</text:p>
          </table:table-cell>
          <table:table-cell office:value-type="string">
            <text:p>ENST00000302516</text:p>
          </table:table-cell>
          <table:table-cell office:value-type="string">
            <text:p>ENSP00000305790</text:p>
          </table:table-cell>
          <table:table-cell office:value-type="string">
            <text:p>R128G</text:p>
          </table:table-cell>
          <table:table-cell office:value-type="string">
            <text:p>EXON CDS</text:p>
          </table:table-cell>
          <table:table-cell office:value-type="string">
            <text:p>rs76371422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  <table:table-cell office:value-type="float" office:value="193">
            <text:p>193</text:p>
          </table:table-cell>
          <table:table-cell office:value-type="string">
            <text:p>ENSG00000189091</text:p>
          </table:table-cell>
          <table:table-cell office:value-type="string">
            <text:p>SF3B3</text:p>
          </table:table-cell>
          <table:table-cell office:value-type="string">
            <text:p>ENSFM00250000002537</text:p>
          </table:table-cell>
          <table:table-cell office:value-type="string">
            <text:p>PRE SPLICING FACTOR</text:p>
          </table:table-cell>
        </table:table-row>
        <table:table-row table:style-name="ro1">
          <table:table-cell table:number-columns-repeated="2" office:value-type="string">
            <text:p>16,89294827,1,A/G</text:p>
          </table:table-cell>
          <table:table-cell office:value-type="string">
            <text:p>AAT-gAT</text:p>
          </table:table-cell>
          <table:table-cell office:value-type="string">
            <text:p>ENST00000306502</text:p>
          </table:table-cell>
          <table:table-cell office:value-type="string">
            <text:p>ENSP00000305203</text:p>
          </table:table-cell>
          <table:table-cell office:value-type="string">
            <text:p>N641D</text:p>
          </table:table-cell>
          <table:table-cell office:value-type="string">
            <text:p>EXON CDS</text:p>
          </table:table-cell>
          <table:table-cell office:value-type="string">
            <text:p>rs55974122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58">
            <text:p>2.58</text:p>
          </table:table-cell>
          <table:table-cell office:value-type="float" office:value="236">
            <text:p>236</text:p>
          </table:table-cell>
          <table:table-cell office:value-type="string">
            <text:p>ENSG00000170100</text:p>
          </table:table-cell>
          <table:table-cell office:value-type="string">
            <text:p>ZNF778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6,89294827,1,A/G</text:p>
          </table:table-cell>
          <table:table-cell office:value-type="string">
            <text:p>AAT-gAT</text:p>
          </table:table-cell>
          <table:table-cell office:value-type="string">
            <text:p>ENST00000306502</text:p>
          </table:table-cell>
          <table:table-cell office:value-type="string">
            <text:p>ENSP00000305203</text:p>
          </table:table-cell>
          <table:table-cell office:value-type="string">
            <text:p>N641D</text:p>
          </table:table-cell>
          <table:table-cell office:value-type="string">
            <text:p>EXON CDS</text:p>
          </table:table-cell>
          <table:table-cell office:value-type="string">
            <text:p>rs55974122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58">
            <text:p>2.58</text:p>
          </table:table-cell>
          <table:table-cell office:value-type="float" office:value="236">
            <text:p>236</text:p>
          </table:table-cell>
          <table:table-cell office:value-type="string">
            <text:p>ENSG00000170100</text:p>
          </table:table-cell>
          <table:table-cell office:value-type="string">
            <text:p>ZNF778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6,89346774,1,G/T</text:p>
          </table:table-cell>
          <table:table-cell office:value-type="string">
            <text:p>CCC-CaC</text:p>
          </table:table-cell>
          <table:table-cell office:value-type="string">
            <text:p>ENST00000301030</text:p>
          </table:table-cell>
          <table:table-cell office:value-type="string">
            <text:p>ENSP00000301030</text:p>
          </table:table-cell>
          <table:table-cell office:value-type="string">
            <text:p>P2059H</text:p>
          </table:table-cell>
          <table:table-cell office:value-type="string">
            <text:p>EXON CDS</text:p>
          </table:table-cell>
          <table:table-cell office:value-type="string">
            <text:p>rs11799739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3.13">
            <text:p>3.13</text:p>
          </table:table-cell>
          <table:table-cell office:value-type="float" office:value="24">
            <text:p>24</text:p>
          </table:table-cell>
          <table:table-cell office:value-type="string">
            <text:p>ENSG00000167522</text:p>
          </table:table-cell>
          <table:table-cell office:value-type="string">
            <text:p>ANKRD11</text:p>
          </table:table-cell>
          <table:table-cell office:value-type="string">
            <text:p>ENSFM00600000921433</text:p>
          </table:table-cell>
          <table:table-cell office:value-type="string">
            <text:p>ANKYRIN REPEAT DOMAIN CONTAINING 11 ANKYRIN REPEAT CONTAINING COFACTOR 1</text:p>
          </table:table-cell>
        </table:table-row>
        <table:table-row table:style-name="ro1">
          <table:table-cell table:number-columns-repeated="2" office:value-type="string">
            <text:p>16,89346774,1,G/T</text:p>
          </table:table-cell>
          <table:table-cell office:value-type="string">
            <text:p>CCC-CaC</text:p>
          </table:table-cell>
          <table:table-cell office:value-type="string">
            <text:p>ENST00000301030</text:p>
          </table:table-cell>
          <table:table-cell office:value-type="string">
            <text:p>ENSP00000301030</text:p>
          </table:table-cell>
          <table:table-cell office:value-type="string">
            <text:p>P2059H</text:p>
          </table:table-cell>
          <table:table-cell office:value-type="string">
            <text:p>EXON CDS</text:p>
          </table:table-cell>
          <table:table-cell office:value-type="string">
            <text:p>rs11799739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3.13">
            <text:p>3.13</text:p>
          </table:table-cell>
          <table:table-cell office:value-type="float" office:value="24">
            <text:p>24</text:p>
          </table:table-cell>
          <table:table-cell office:value-type="string">
            <text:p>ENSG00000167522</text:p>
          </table:table-cell>
          <table:table-cell office:value-type="string">
            <text:p>ANKRD11</text:p>
          </table:table-cell>
          <table:table-cell office:value-type="string">
            <text:p>ENSFM00600000921433</text:p>
          </table:table-cell>
          <table:table-cell office:value-type="string">
            <text:p>ANKYRIN REPEAT DOMAIN CONTAINING 11 ANKYRIN REPEAT CONTAINING COFACTOR 1</text:p>
          </table:table-cell>
        </table:table-row>
        <table:table-row table:style-name="ro1">
          <table:table-cell table:number-columns-repeated="2" office:value-type="string">
            <text:p>16,89346774,1,G/T</text:p>
          </table:table-cell>
          <table:table-cell office:value-type="string">
            <text:p>CCC-CaC</text:p>
          </table:table-cell>
          <table:table-cell office:value-type="string">
            <text:p>ENST00000301030</text:p>
          </table:table-cell>
          <table:table-cell office:value-type="string">
            <text:p>ENSP00000301030</text:p>
          </table:table-cell>
          <table:table-cell office:value-type="string">
            <text:p>P2059H</text:p>
          </table:table-cell>
          <table:table-cell office:value-type="string">
            <text:p>EXON CDS</text:p>
          </table:table-cell>
          <table:table-cell office:value-type="string">
            <text:p>rs11799739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3.13">
            <text:p>3.13</text:p>
          </table:table-cell>
          <table:table-cell office:value-type="float" office:value="24">
            <text:p>24</text:p>
          </table:table-cell>
          <table:table-cell office:value-type="string">
            <text:p>ENSG00000167522</text:p>
          </table:table-cell>
          <table:table-cell office:value-type="string">
            <text:p>ANKRD11</text:p>
          </table:table-cell>
          <table:table-cell office:value-type="string">
            <text:p>ENSFM00600000921433</text:p>
          </table:table-cell>
          <table:table-cell office:value-type="string">
            <text:p>ANKYRIN REPEAT DOMAIN CONTAINING 11 ANKYRIN REPEAT CONTAINING COFACTOR 1</text:p>
          </table:table-cell>
        </table:table-row>
        <table:table-row table:style-name="ro1">
          <table:table-cell table:number-columns-repeated="2" office:value-type="string">
            <text:p>17,29623288,1,C/T</text:p>
          </table:table-cell>
          <table:table-cell office:value-type="string">
            <text:p>GGT-GaT</text:p>
          </table:table-cell>
          <table:table-cell office:value-type="string">
            <text:p>ENST00000247271</text:p>
          </table:table-cell>
          <table:table-cell office:value-type="string">
            <text:p>ENSP00000247271</text:p>
          </table:table-cell>
          <table:table-cell office:value-type="string">
            <text:p>G21D</text:p>
          </table:table-cell>
          <table:table-cell office:value-type="string">
            <text:p>EXON CDS</text:p>
          </table:table-cell>
          <table:table-cell office:value-type="string">
            <text:p>rs11080149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office:value-type="float" office:value="68">
            <text:p>68</text:p>
          </table:table-cell>
          <table:table-cell office:value-type="string">
            <text:p>ENSG00000126861</text:p>
          </table:table-cell>
          <table:table-cell office:value-type="string">
            <text:p>OMG</text:p>
          </table:table-cell>
          <table:table-cell office:value-type="string">
            <text:p>ENSFM00250000008621</text:p>
          </table:table-cell>
          <table:table-cell office:value-type="string">
            <text:p>OLIGODENDROCYTE MYELIN GLYCOPROTEIN PRECURSOR</text:p>
          </table:table-cell>
        </table:table-row>
        <table:table-row table:style-name="ro1">
          <table:table-cell table:number-columns-repeated="2" office:value-type="string">
            <text:p>17,36909499,1,A/T</text:p>
          </table:table-cell>
          <table:table-cell office:value-type="string">
            <text:p>ATG-tTG</text:p>
          </table:table-cell>
          <table:table-cell office:value-type="string">
            <text:p>ENST00000225426</text:p>
          </table:table-cell>
          <table:table-cell office:value-type="string">
            <text:p>ENSP00000225426</text:p>
          </table:table-cell>
          <table:table-cell office:value-type="string">
            <text:p>M34L</text:p>
          </table:table-cell>
          <table:table-cell office:value-type="string">
            <text:p>EXON CDS</text:p>
          </table:table-cell>
          <table:table-cell office:value-type="string">
            <text:p>rs4907:T;rs55942351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96">
            <text:p>2.96</text:p>
          </table:table-cell>
          <table:table-cell office:value-type="float" office:value="226">
            <text:p>226</text:p>
          </table:table-cell>
          <table:table-cell office:value-type="string">
            <text:p>ENSG00000108294</text:p>
          </table:table-cell>
          <table:table-cell office:value-type="string">
            <text:p>PSMB3</text:p>
          </table:table-cell>
          <table:table-cell office:value-type="string">
            <text:p>ENSFM00250000003368</text:p>
          </table:table-cell>
          <table:table-cell office:value-type="string">
            <text:p>PROTEASOME SUBUNIT BETA TYPE 3 EC_3.4.25.1 PROTEASOME CHAIN 13 PROTEASOME COMPONENT C10 II PROTEASOME THETA CHAIN</text:p>
          </table:table-cell>
        </table:table-row>
        <table:table-row table:style-name="ro1">
          <table:table-cell table:number-columns-repeated="2" office:value-type="string">
            <text:p>17,71232807,1,T/T</text:p>
          </table:table-cell>
          <table:table-cell office:value-type="string">
            <text:p>TGT-tGT</text:p>
          </table:table-cell>
          <table:table-cell office:value-type="string">
            <text:p>ENST00000255557</text:p>
          </table:table-cell>
          <table:table-cell office:value-type="string">
            <text:p>ENSP00000255557</text:p>
          </table:table-cell>
          <table:table-cell office:value-type="string">
            <text:p>C396C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83">
            <text:p>2.83</text:p>
          </table:table-cell>
          <table:table-cell office:value-type="float" office:value="29">
            <text:p>29</text:p>
          </table:table-cell>
          <table:table-cell office:value-type="string">
            <text:p>ENSG00000141219</text:p>
          </table:table-cell>
          <table:table-cell office:value-type="string">
            <text:p>C17orf80</text:p>
          </table:table-cell>
          <table:table-cell office:value-type="string">
            <text:p>ENSFM00250000006785</text:p>
          </table:table-cell>
          <table:table-cell office:value-type="string">
            <text:p>UNCHARACTERIZED</text:p>
          </table:table-cell>
        </table:table-row>
        <table:table-row table:style-name="ro1">
          <table:table-cell table:number-columns-repeated="2" office:value-type="string">
            <text:p>17,71232807,1,T/T</text:p>
          </table:table-cell>
          <table:table-cell office:value-type="string">
            <text:p>TGT-tGT</text:p>
          </table:table-cell>
          <table:table-cell office:value-type="string">
            <text:p>ENST00000255557</text:p>
          </table:table-cell>
          <table:table-cell office:value-type="string">
            <text:p>ENSP00000255557</text:p>
          </table:table-cell>
          <table:table-cell office:value-type="string">
            <text:p>C396C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83">
            <text:p>2.83</text:p>
          </table:table-cell>
          <table:table-cell office:value-type="float" office:value="29">
            <text:p>29</text:p>
          </table:table-cell>
          <table:table-cell office:value-type="string">
            <text:p>ENSG00000141219</text:p>
          </table:table-cell>
          <table:table-cell office:value-type="string">
            <text:p>C17orf80</text:p>
          </table:table-cell>
          <table:table-cell office:value-type="string">
            <text:p>ENSFM00250000006785</text:p>
          </table:table-cell>
          <table:table-cell office:value-type="string">
            <text:p>UNCHARACTERIZED</text:p>
          </table:table-cell>
        </table:table-row>
        <table:table-row table:style-name="ro1">
          <table:table-cell table:number-columns-repeated="2" office:value-type="string">
            <text:p>17,71232807,1,T/T</text:p>
          </table:table-cell>
          <table:table-cell office:value-type="string">
            <text:p>TGT-tGT</text:p>
          </table:table-cell>
          <table:table-cell office:value-type="string">
            <text:p>ENST00000255557</text:p>
          </table:table-cell>
          <table:table-cell office:value-type="string">
            <text:p>ENSP00000255557</text:p>
          </table:table-cell>
          <table:table-cell office:value-type="string">
            <text:p>C396C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83">
            <text:p>2.83</text:p>
          </table:table-cell>
          <table:table-cell office:value-type="float" office:value="29">
            <text:p>29</text:p>
          </table:table-cell>
          <table:table-cell office:value-type="string">
            <text:p>ENSG00000141219</text:p>
          </table:table-cell>
          <table:table-cell office:value-type="string">
            <text:p>C17orf80</text:p>
          </table:table-cell>
          <table:table-cell office:value-type="string">
            <text:p>ENSFM00250000006785</text:p>
          </table:table-cell>
          <table:table-cell office:value-type="string">
            <text:p>UNCHARACTERIZED</text:p>
          </table:table-cell>
        </table:table-row>
        <table:table-row table:style-name="ro1">
          <table:table-cell table:number-columns-repeated="2" office:value-type="string">
            <text:p>17,8215424,1,C/T</text:p>
          </table:table-cell>
          <table:table-cell office:value-type="string">
            <text:p>CGC-tGC</text:p>
          </table:table-cell>
          <table:table-cell office:value-type="string">
            <text:p>ENST00000361926</text:p>
          </table:table-cell>
          <table:table-cell office:value-type="string">
            <text:p>ENSP00000355026</text:p>
          </table:table-cell>
          <table:table-cell office:value-type="string">
            <text:p>R23C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92">
            <text:p>2.92</text:p>
          </table:table-cell>
          <table:table-cell office:value-type="float" office:value="21">
            <text:p>21</text:p>
          </table:table-cell>
          <table:table-cell office:value-type="string">
            <text:p>ENSG00000198844</text:p>
          </table:table-cell>
          <table:table-cell office:value-type="string">
            <text:p>ARHGEF15</text:p>
          </table:table-cell>
          <table:table-cell office:value-type="string">
            <text:p>ENSFM00250000000781</text:p>
          </table:table-cell>
          <table:table-cell office:value-type="string">
            <text:p>GUANINE NUCLEOTIDE EXCHANGE FACTOR</text:p>
          </table:table-cell>
        </table:table-row>
        <table:table-row table:style-name="ro1">
          <table:table-cell table:number-columns-repeated="2" office:value-type="string">
            <text:p>17,8215424,1,C/T</text:p>
          </table:table-cell>
          <table:table-cell office:value-type="string">
            <text:p>CGC-tGC</text:p>
          </table:table-cell>
          <table:table-cell office:value-type="string">
            <text:p>ENST00000361926</text:p>
          </table:table-cell>
          <table:table-cell office:value-type="string">
            <text:p>ENSP00000355026</text:p>
          </table:table-cell>
          <table:table-cell office:value-type="string">
            <text:p>R23C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92">
            <text:p>2.92</text:p>
          </table:table-cell>
          <table:table-cell office:value-type="float" office:value="21">
            <text:p>21</text:p>
          </table:table-cell>
          <table:table-cell office:value-type="string">
            <text:p>ENSG00000198844</text:p>
          </table:table-cell>
          <table:table-cell office:value-type="string">
            <text:p>ARHGEF15</text:p>
          </table:table-cell>
          <table:table-cell office:value-type="string">
            <text:p>ENSFM00250000000781</text:p>
          </table:table-cell>
          <table:table-cell office:value-type="string">
            <text:p>GUANINE NUCLEOTIDE EXCHANGE FACTOR</text:p>
          </table:table-cell>
        </table:table-row>
        <table:table-row table:style-name="ro1">
          <table:table-cell table:number-columns-repeated="2" office:value-type="string">
            <text:p>18,691266,1,A/A</text:p>
          </table:table-cell>
          <table:table-cell office:value-type="string">
            <text:p>ATG-AtG</text:p>
          </table:table-cell>
          <table:table-cell office:value-type="string">
            <text:p>ENST00000251101</text:p>
          </table:table-cell>
          <table:table-cell office:value-type="string">
            <text:p>ENSP00000251101</text:p>
          </table:table-cell>
          <table:table-cell office:value-type="string">
            <text:p>M145M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56">
            <text:p>2.56</text:p>
          </table:table-cell>
          <table:table-cell office:value-type="float" office:value="286">
            <text:p>286</text:p>
          </table:table-cell>
          <table:table-cell office:value-type="string">
            <text:p>ENSG00000132199</text:p>
          </table:table-cell>
          <table:table-cell office:value-type="string">
            <text:p>ENOSF1</text:p>
          </table:table-cell>
          <table:table-cell office:value-type="string">
            <text:p>ENSFM00250000005129</text:p>
          </table:table-cell>
          <table:table-cell office:value-type="string">
            <text:p>MITOCHONDRIAL ENOLASE SUPERFAMILY MEMBER 1 EC 5</text:p>
          </table:table-cell>
        </table:table-row>
        <table:table-row table:style-name="ro1">
          <table:table-cell table:number-columns-repeated="2" office:value-type="string">
            <text:p>18,691266,1,A/A</text:p>
          </table:table-cell>
          <table:table-cell office:value-type="string">
            <text:p>ATG-AtG</text:p>
          </table:table-cell>
          <table:table-cell office:value-type="string">
            <text:p>ENST00000251101</text:p>
          </table:table-cell>
          <table:table-cell office:value-type="string">
            <text:p>ENSP00000251101</text:p>
          </table:table-cell>
          <table:table-cell office:value-type="string">
            <text:p>M145M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56">
            <text:p>2.56</text:p>
          </table:table-cell>
          <table:table-cell office:value-type="float" office:value="286">
            <text:p>286</text:p>
          </table:table-cell>
          <table:table-cell office:value-type="string">
            <text:p>ENSG00000132199</text:p>
          </table:table-cell>
          <table:table-cell office:value-type="string">
            <text:p>ENOSF1</text:p>
          </table:table-cell>
          <table:table-cell office:value-type="string">
            <text:p>ENSFM00250000005129</text:p>
          </table:table-cell>
          <table:table-cell office:value-type="string">
            <text:p>MITOCHONDRIAL ENOLASE SUPERFAMILY MEMBER 1 EC 5</text:p>
          </table:table-cell>
        </table:table-row>
        <table:table-row table:style-name="ro1">
          <table:table-cell table:number-columns-repeated="2" office:value-type="string">
            <text:p>18,691266,1,A/A</text:p>
          </table:table-cell>
          <table:table-cell office:value-type="string">
            <text:p>ATG-AtG</text:p>
          </table:table-cell>
          <table:table-cell office:value-type="string">
            <text:p>ENST00000251101</text:p>
          </table:table-cell>
          <table:table-cell office:value-type="string">
            <text:p>ENSP00000251101</text:p>
          </table:table-cell>
          <table:table-cell office:value-type="string">
            <text:p>M145M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56">
            <text:p>2.56</text:p>
          </table:table-cell>
          <table:table-cell office:value-type="float" office:value="286">
            <text:p>286</text:p>
          </table:table-cell>
          <table:table-cell office:value-type="string">
            <text:p>ENSG00000132199</text:p>
          </table:table-cell>
          <table:table-cell office:value-type="string">
            <text:p>ENOSF1</text:p>
          </table:table-cell>
          <table:table-cell office:value-type="string">
            <text:p>ENSFM00250000005129</text:p>
          </table:table-cell>
          <table:table-cell office:value-type="string">
            <text:p>MITOCHONDRIAL ENOLASE SUPERFAMILY MEMBER 1 EC 5</text:p>
          </table:table-cell>
        </table:table-row>
        <table:table-row table:style-name="ro1">
          <table:table-cell table:number-columns-repeated="2" office:value-type="string">
            <text:p>18,77246406,1,T/G</text:p>
          </table:table-cell>
          <table:table-cell office:value-type="string">
            <text:p>TGT-gGT</text:p>
          </table:table-cell>
          <table:table-cell office:value-type="string">
            <text:p>ENST00000253506</text:p>
          </table:table-cell>
          <table:table-cell office:value-type="string">
            <text:p>ENSP00000253506</text:p>
          </table:table-cell>
          <table:table-cell office:value-type="string">
            <text:p>C751G</text:p>
          </table:table-cell>
          <table:table-cell office:value-type="string">
            <text:p>EXON CDS</text:p>
          </table:table-cell>
          <table:table-cell office:value-type="string">
            <text:p>rs754093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  <table:table-cell office:value-type="float" office:value="117">
            <text:p>117</text:p>
          </table:table-cell>
          <table:table-cell office:value-type="string">
            <text:p>ENSG00000131196</text:p>
          </table:table-cell>
          <table:table-cell office:value-type="string">
            <text:p>NFATC1</text:p>
          </table:table-cell>
          <table:table-cell office:value-type="string">
            <text:p>ENSFM00260000050482</text:p>
          </table:table-cell>
          <table:table-cell office:value-type="string">
            <text:p>NUCLEAR FACTOR OF ACTIVATED T CELLS CYTOPLASMIC 1 NF ATC1 NFATC1 NFAT TRANSCRIPTION COMPLEX CYTOSOLIC COMPONENT NF ATC NFATC</text:p>
          </table:table-cell>
        </table:table-row>
        <table:table-row table:style-name="ro1">
          <table:table-cell table:number-columns-repeated="2" office:value-type="string">
            <text:p>18,77246406,1,T/G</text:p>
          </table:table-cell>
          <table:table-cell office:value-type="string">
            <text:p>TGT-gGT</text:p>
          </table:table-cell>
          <table:table-cell office:value-type="string">
            <text:p>ENST00000253506</text:p>
          </table:table-cell>
          <table:table-cell office:value-type="string">
            <text:p>ENSP00000253506</text:p>
          </table:table-cell>
          <table:table-cell office:value-type="string">
            <text:p>C751G</text:p>
          </table:table-cell>
          <table:table-cell office:value-type="string">
            <text:p>EXON CDS</text:p>
          </table:table-cell>
          <table:table-cell office:value-type="string">
            <text:p>rs754093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  <table:table-cell office:value-type="float" office:value="117">
            <text:p>117</text:p>
          </table:table-cell>
          <table:table-cell office:value-type="string">
            <text:p>ENSG00000131196</text:p>
          </table:table-cell>
          <table:table-cell office:value-type="string">
            <text:p>NFATC1</text:p>
          </table:table-cell>
          <table:table-cell office:value-type="string">
            <text:p>ENSFM00260000050482</text:p>
          </table:table-cell>
          <table:table-cell office:value-type="string">
            <text:p>NUCLEAR FACTOR OF ACTIVATED T CELLS CYTOPLASMIC 1 NF ATC1 NFATC1 NFAT TRANSCRIPTION COMPLEX CYTOSOLIC COMPONENT NF ATC NFATC</text:p>
          </table:table-cell>
        </table:table-row>
        <table:table-row table:style-name="ro1">
          <table:table-cell table:number-columns-repeated="2" office:value-type="string">
            <text:p>18,77246406,1,T/G</text:p>
          </table:table-cell>
          <table:table-cell office:value-type="string">
            <text:p>TGT-gGT</text:p>
          </table:table-cell>
          <table:table-cell office:value-type="string">
            <text:p>ENST00000253506</text:p>
          </table:table-cell>
          <table:table-cell office:value-type="string">
            <text:p>ENSP00000253506</text:p>
          </table:table-cell>
          <table:table-cell office:value-type="string">
            <text:p>C751G</text:p>
          </table:table-cell>
          <table:table-cell office:value-type="string">
            <text:p>EXON CDS</text:p>
          </table:table-cell>
          <table:table-cell office:value-type="string">
            <text:p>rs754093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  <table:table-cell office:value-type="float" office:value="117">
            <text:p>117</text:p>
          </table:table-cell>
          <table:table-cell office:value-type="string">
            <text:p>ENSG00000131196</text:p>
          </table:table-cell>
          <table:table-cell office:value-type="string">
            <text:p>NFATC1</text:p>
          </table:table-cell>
          <table:table-cell office:value-type="string">
            <text:p>ENSFM00260000050482</text:p>
          </table:table-cell>
          <table:table-cell office:value-type="string">
            <text:p>NUCLEAR FACTOR OF ACTIVATED T CELLS CYTOPLASMIC 1 NF ATC1 NFATC1 NFAT TRANSCRIPTION COMPLEX CYTOSOLIC COMPONENT NF ATC NFATC</text:p>
          </table:table-cell>
        </table:table-row>
        <table:table-row table:style-name="ro1">
          <table:table-cell table:number-columns-repeated="2" office:value-type="string">
            <text:p>18,77246406,1,T/G</text:p>
          </table:table-cell>
          <table:table-cell office:value-type="string">
            <text:p>TGT-gGT</text:p>
          </table:table-cell>
          <table:table-cell office:value-type="string">
            <text:p>ENST00000253506</text:p>
          </table:table-cell>
          <table:table-cell office:value-type="string">
            <text:p>ENSP00000253506</text:p>
          </table:table-cell>
          <table:table-cell office:value-type="string">
            <text:p>C751G</text:p>
          </table:table-cell>
          <table:table-cell office:value-type="string">
            <text:p>EXON CDS</text:p>
          </table:table-cell>
          <table:table-cell office:value-type="string">
            <text:p>rs754093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  <table:table-cell office:value-type="float" office:value="117">
            <text:p>117</text:p>
          </table:table-cell>
          <table:table-cell office:value-type="string">
            <text:p>ENSG00000131196</text:p>
          </table:table-cell>
          <table:table-cell office:value-type="string">
            <text:p>NFATC1</text:p>
          </table:table-cell>
          <table:table-cell office:value-type="string">
            <text:p>ENSFM00260000050482</text:p>
          </table:table-cell>
          <table:table-cell office:value-type="string">
            <text:p>NUCLEAR FACTOR OF ACTIVATED T CELLS CYTOPLASMIC 1 NF ATC1 NFATC1 NFAT TRANSCRIPTION COMPLEX CYTOSOLIC COMPONENT NF ATC NFATC</text:p>
          </table:table-cell>
        </table:table-row>
        <table:table-row table:style-name="ro1">
          <table:table-cell table:number-columns-repeated="2" office:value-type="string">
            <text:p>19,1003172,1,C/T</text:p>
          </table:table-cell>
          <table:table-cell office:value-type="string">
            <text:p>ACG-AtG</text:p>
          </table:table-cell>
          <table:table-cell office:value-type="string">
            <text:p>ENST00000234389</text:p>
          </table:table-cell>
          <table:table-cell office:value-type="string">
            <text:p>ENSP00000234389</text:p>
          </table:table-cell>
          <table:table-cell office:value-type="string">
            <text:p>T157M</text:p>
          </table:table-cell>
          <table:table-cell office:value-type="string">
            <text:p>EXON CDS</text:p>
          </table:table-cell>
          <table:table-cell office:value-type="string">
            <text:p>rs2240154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77">
            <text:p>2.77</text:p>
          </table:table-cell>
          <table:table-cell office:value-type="float" office:value="115">
            <text:p>115</text:p>
          </table:table-cell>
          <table:table-cell office:value-type="string">
            <text:p>ENSG00000116032</text:p>
          </table:table-cell>
          <table:table-cell office:value-type="string">
            <text:p>GRIN3B</text:p>
          </table:table-cell>
          <table:table-cell office:value-type="string">
            <text:p>ENSFM00610000952923</text:p>
          </table:table-cell>
          <table:table-cell office:value-type="string">
            <text:p>GLUTAMATE [NMDA] RECEPTOR SUBUNIT 3A PRECURSOR N METHYL D ASPARTATE RECEPTOR SUBTYPE 3A NMDAR3A NR3A NMDAR L</text:p>
          </table:table-cell>
        </table:table-row>
        <table:table-row table:style-name="ro1">
          <table:table-cell table:number-columns-repeated="2" office:value-type="string">
            <text:p>19,11358799,1,G/A</text:p>
          </table:table-cell>
          <table:table-cell office:value-type="string">
            <text:p>CCA-CtA</text:p>
          </table:table-cell>
          <table:table-cell office:value-type="string">
            <text:p>ENST00000294618</text:p>
          </table:table-cell>
          <table:table-cell office:value-type="string">
            <text:p>ENSP00000294618</text:p>
          </table:table-cell>
          <table:table-cell office:value-type="string">
            <text:p>P250L</text:p>
          </table:table-cell>
          <table:table-cell office:value-type="string">
            <text:p>EXON CDS</text:p>
          </table:table-cell>
          <table:table-cell office:value-type="string">
            <text:p>rs12978266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115">
            <text:p>115</text:p>
          </table:table-cell>
          <table:table-cell office:value-type="string">
            <text:p>ENSG00000130158</text:p>
          </table:table-cell>
          <table:table-cell office:value-type="string">
            <text:p>DOCK6</text:p>
          </table:table-cell>
          <table:table-cell office:value-type="string">
            <text:p>ENSFM00500000269778</text:p>
          </table:table-cell>
          <table:table-cell office:value-type="string">
            <text:p>DEDICATOR OF CYTOKINESIS</text:p>
          </table:table-cell>
        </table:table-row>
        <table:table-row table:style-name="ro1">
          <table:table-cell table:number-columns-repeated="2" office:value-type="string">
            <text:p>19,15198631,1,A/C</text:p>
          </table:table-cell>
          <table:table-cell office:value-type="string">
            <text:p>TAT-TcT</text:p>
          </table:table-cell>
          <table:table-cell office:value-type="string">
            <text:p>ENST00000209540</text:p>
          </table:table-cell>
          <table:table-cell office:value-type="string">
            <text:p>ENSP00000209540</text:p>
          </table:table-cell>
          <table:table-cell office:value-type="string">
            <text:p>Y252S</text:p>
          </table:table-cell>
          <table:table-cell office:value-type="string">
            <text:p>EXON CDS</text:p>
          </table:table-cell>
          <table:table-cell office:value-type="string">
            <text:p>rs8105737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3.11">
            <text:p>3.11</text:p>
          </table:table-cell>
          <table:table-cell office:value-type="float" office:value="334">
            <text:p>334</text:p>
          </table:table-cell>
          <table:table-cell office:value-type="string">
            <text:p>ENSG00000094661</text:p>
          </table:table-cell>
          <table:table-cell office:value-type="string">
            <text:p>OR1I1</text:p>
          </table:table-cell>
          <table:table-cell office:value-type="string">
            <text:p>ENSFM00320000100072</text:p>
          </table:table-cell>
          <table:table-cell office:value-type="string">
            <text:p>OLFACTORY RECEPTOR</text:p>
          </table:table-cell>
        </table:table-row>
        <table:table-row table:style-name="ro1">
          <table:table-cell table:number-columns-repeated="2" office:value-type="string">
            <text:p>19,38055612,1,A/T</text:p>
          </table:table-cell>
          <table:table-cell office:value-type="string">
            <text:p>CTT-CaT</text:p>
          </table:table-cell>
          <table:table-cell office:value-type="string">
            <text:p>ENST00000328550</text:p>
          </table:table-cell>
          <table:table-cell office:value-type="string">
            <text:p>ENSP00000333660</text:p>
          </table:table-cell>
          <table:table-cell office:value-type="string">
            <text:p>L573H</text:p>
          </table:table-cell>
          <table:table-cell office:value-type="string">
            <text:p>EXON CDS</text:p>
          </table:table-cell>
          <table:table-cell office:value-type="string">
            <text:p>rs4802029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71">
            <text:p>2.71</text:p>
          </table:table-cell>
          <table:table-cell office:value-type="float" office:value="137">
            <text:p>137</text:p>
          </table:table-cell>
          <table:table-cell office:value-type="string">
            <text:p>ENSG00000180479</text:p>
          </table:table-cell>
          <table:table-cell office:value-type="string">
            <text:p>ZNF571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38091932,1,A/T</text:p>
          </table:table-cell>
          <table:table-cell office:value-type="string">
            <text:p>GAT-GtT</text:p>
          </table:table-cell>
          <table:table-cell office:value-type="string">
            <text:p>ENST00000316433</text:p>
          </table:table-cell>
          <table:table-cell office:value-type="string">
            <text:p>ENSP00000324598</text:p>
          </table:table-cell>
          <table:table-cell office:value-type="string">
            <text:p>D53V</text:p>
          </table:table-cell>
          <table:table-cell office:value-type="string">
            <text:p>EXON CDS</text:p>
          </table:table-cell>
          <table:table-cell office:value-type="string">
            <text:p>rs1975937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53">
            <text:p>2.53</text:p>
          </table:table-cell>
          <table:table-cell office:value-type="float" office:value="167">
            <text:p>167</text:p>
          </table:table-cell>
          <table:table-cell office:value-type="string">
            <text:p>ENSG00000171817</text:p>
          </table:table-cell>
          <table:table-cell office:value-type="string">
            <text:p>ZNF540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38091932,1,A/T</text:p>
          </table:table-cell>
          <table:table-cell office:value-type="string">
            <text:p>GAT-GtT</text:p>
          </table:table-cell>
          <table:table-cell office:value-type="string">
            <text:p>ENST00000316433</text:p>
          </table:table-cell>
          <table:table-cell office:value-type="string">
            <text:p>ENSP00000324598</text:p>
          </table:table-cell>
          <table:table-cell office:value-type="string">
            <text:p>D53V</text:p>
          </table:table-cell>
          <table:table-cell office:value-type="string">
            <text:p>EXON CDS</text:p>
          </table:table-cell>
          <table:table-cell office:value-type="string">
            <text:p>rs1975937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53">
            <text:p>2.53</text:p>
          </table:table-cell>
          <table:table-cell office:value-type="float" office:value="167">
            <text:p>167</text:p>
          </table:table-cell>
          <table:table-cell office:value-type="string">
            <text:p>ENSG00000171817</text:p>
          </table:table-cell>
          <table:table-cell office:value-type="string">
            <text:p>ZNF540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38377773,1,G/A</text:p>
          </table:table-cell>
          <table:table-cell office:value-type="string">
            <text:p>CGG-tGG</text:p>
          </table:table-cell>
          <table:table-cell office:value-type="string">
            <text:p>ENST00000303868</text:p>
          </table:table-cell>
          <table:table-cell office:value-type="string">
            <text:p>ENSP00000368025</text:p>
          </table:table-cell>
          <table:table-cell office:value-type="string">
            <text:p>R2141W</text:p>
          </table:table-cell>
          <table:table-cell office:value-type="string">
            <text:p>EXON CDS</text:p>
          </table:table-cell>
          <table:table-cell office:value-type="string">
            <text:p>rs34785154:A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26">
            <text:p>3.26</text:p>
          </table:table-cell>
          <table:table-cell office:value-type="float" office:value="28">
            <text:p>28</text:p>
          </table:table-cell>
          <table:table-cell office:value-type="string">
            <text:p>ENSG00000171804</text:p>
          </table:table-cell>
          <table:table-cell office:value-type="string">
            <text:p>WDR87</text:p>
          </table:table-cell>
          <table:table-cell office:value-type="string">
            <text:p>ENSFM00500000272139</text:p>
          </table:table-cell>
          <table:table-cell office:value-type="string">
            <text:p>WD REPEAT CONTAINING 87 TESTIS DEVELOPMENT NYD SP11</text:p>
          </table:table-cell>
        </table:table-row>
        <table:table-row table:style-name="ro1">
          <table:table-cell table:number-columns-repeated="2" office:value-type="string">
            <text:p>19,38827960,1,T/C</text:p>
          </table:table-cell>
          <table:table-cell office:value-type="string">
            <text:p>CTC-CcC</text:p>
          </table:table-cell>
          <table:table-cell office:value-type="string">
            <text:p>ENST00000215069</text:p>
          </table:table-cell>
          <table:table-cell office:value-type="string">
            <text:p>ENSP00000215069</text:p>
          </table:table-cell>
          <table:table-cell office:value-type="string">
            <text:p>L45P</text:p>
          </table:table-cell>
          <table:table-cell office:value-type="string">
            <text:p>EXON CDS</text:p>
          </table:table-cell>
          <table:table-cell office:value-type="string">
            <text:p>rs2302182:C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4">
            <text:p>0.04</text:p>
          </table:table-cell>
          <table:table-cell office:value-type="float" office:value="3.85">
            <text:p>3.85</text:p>
          </table:table-cell>
          <table:table-cell office:value-type="float" office:value="23">
            <text:p>23</text:p>
          </table:table-cell>
          <table:table-cell office:value-type="string">
            <text:p>ENSG00000099338</text:p>
          </table:table-cell>
          <table:table-cell office:value-type="string">
            <text:p>CATSPERG</text:p>
          </table:table-cell>
          <table:table-cell office:value-type="string">
            <text:p>ENSFM00250000005687</text:p>
          </table:table-cell>
          <table:table-cell office:value-type="string">
            <text:p>CATION CHANNEL SPERM ASSOCIATED SUBUNIT GAMMA PRECURSOR</text:p>
          </table:table-cell>
        </table:table-row>
        <table:table-row table:style-name="ro1">
          <table:table-cell table:number-columns-repeated="2" office:value-type="string">
            <text:p>19,501786,1,C/A</text:p>
          </table:table-cell>
          <table:table-cell office:value-type="string">
            <text:p>CCG-CaG</text:p>
          </table:table-cell>
          <table:table-cell office:value-type="string">
            <text:p>ENST00000215637</text:p>
          </table:table-cell>
          <table:table-cell office:value-type="string">
            <text:p>ENSP00000215637</text:p>
          </table:table-cell>
          <table:table-cell office:value-type="string">
            <text:p>P262Q</text:p>
          </table:table-cell>
          <table:table-cell office:value-type="string">
            <text:p>EXON CDS</text:p>
          </table:table-cell>
          <table:table-cell office:value-type="string">
            <text:p>rs77264553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36">
            <text:p>2.36</text:p>
          </table:table-cell>
          <table:table-cell office:value-type="float" office:value="67">
            <text:p>67</text:p>
          </table:table-cell>
          <table:table-cell office:value-type="string">
            <text:p>ENSG00000099866</text:p>
          </table:table-cell>
          <table:table-cell office:value-type="string">
            <text:p>MADCAM1</text:p>
          </table:table-cell>
          <table:table-cell office:value-type="string">
            <text:p>ENSFM00250000009509</text:p>
          </table:table-cell>
          <table:table-cell office:value-type="string">
            <text:p>MUCOSAL ADDRESSIN CELL ADHESION MOLECULE 1 PRECURSOR MADCAM 1 1</text:p>
          </table:table-cell>
        </table:table-row>
        <table:table-row table:style-name="ro1">
          <table:table-cell table:number-columns-repeated="2" office:value-type="string">
            <text:p>19,51850290,1,G/A</text:p>
          </table:table-cell>
          <table:table-cell office:value-type="string">
            <text:p>ACG-AtG</text:p>
          </table:table-cell>
          <table:table-cell office:value-type="string">
            <text:p>ENST00000309244</text:p>
          </table:table-cell>
          <table:table-cell office:value-type="string">
            <text:p>ENSP00000311930</text:p>
          </table:table-cell>
          <table:table-cell office:value-type="string">
            <text:p>T154M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3">
            <text:p>0.03</text:p>
          </table:table-cell>
          <table:table-cell office:value-type="float" office:value="3.33">
            <text:p>3.33</text:p>
          </table:table-cell>
          <table:table-cell office:value-type="float" office:value="358">
            <text:p>358</text:p>
          </table:table-cell>
          <table:table-cell office:value-type="string">
            <text:p>ENSG00000105379</text:p>
          </table:table-cell>
          <table:table-cell office:value-type="string">
            <text:p>ETFB</text:p>
          </table:table-cell>
          <table:table-cell office:value-type="string">
            <text:p>ENSFM00250000004626</text:p>
          </table:table-cell>
          <table:table-cell office:value-type="string">
            <text:p>ELECTRON TRANSFER FLAVOPROTEIN SUBUNIT BETA BETA ETF</text:p>
          </table:table-cell>
        </table:table-row>
        <table:table-row table:style-name="ro1">
          <table:table-cell table:number-columns-repeated="2" office:value-type="string">
            <text:p>19,51850290,1,G/A</text:p>
          </table:table-cell>
          <table:table-cell office:value-type="string">
            <text:p>ACG-AtG</text:p>
          </table:table-cell>
          <table:table-cell office:value-type="string">
            <text:p>ENST00000309244</text:p>
          </table:table-cell>
          <table:table-cell office:value-type="string">
            <text:p>ENSP00000311930</text:p>
          </table:table-cell>
          <table:table-cell office:value-type="string">
            <text:p>T154M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3">
            <text:p>0.03</text:p>
          </table:table-cell>
          <table:table-cell office:value-type="float" office:value="3.33">
            <text:p>3.33</text:p>
          </table:table-cell>
          <table:table-cell office:value-type="float" office:value="358">
            <text:p>358</text:p>
          </table:table-cell>
          <table:table-cell office:value-type="string">
            <text:p>ENSG00000105379</text:p>
          </table:table-cell>
          <table:table-cell office:value-type="string">
            <text:p>ETFB</text:p>
          </table:table-cell>
          <table:table-cell office:value-type="string">
            <text:p>ENSFM00250000004626</text:p>
          </table:table-cell>
          <table:table-cell office:value-type="string">
            <text:p>ELECTRON TRANSFER FLAVOPROTEIN SUBUNIT BETA BETA ETF</text:p>
          </table:table-cell>
        </table:table-row>
        <table:table-row table:style-name="ro1">
          <table:table-cell table:number-columns-repeated="2" office:value-type="string">
            <text:p>19,54721320,1,C/G</text:p>
          </table:table-cell>
          <table:table-cell office:value-type="string">
            <text:p>CAG-CAc</text:p>
          </table:table-cell>
          <table:table-cell office:value-type="string">
            <text:p>ENST00000270464</text:p>
          </table:table-cell>
          <table:table-cell office:value-type="string">
            <text:p>ENSP00000270464</text:p>
          </table:table-cell>
          <table:table-cell office:value-type="string">
            <text:p>Q540H</text:p>
          </table:table-cell>
          <table:table-cell office:value-type="string">
            <text:p>EXON CDS</text:p>
          </table:table-cell>
          <table:table-cell office:value-type="string">
            <text:p>rs1053002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3.19">
            <text:p>3.19</text:p>
          </table:table-cell>
          <table:table-cell office:value-type="float" office:value="123">
            <text:p>123</text:p>
          </table:table-cell>
          <table:table-cell office:value-type="string">
            <text:p>ENSG00000244482</text:p>
          </table:table-cell>
          <table:table-cell office:value-type="string">
            <text:p>LILRA6</text:p>
          </table:table-cell>
          <table:table-cell office:value-type="string">
            <text:p>ENSFM00570000851047</text:p>
          </table:table-cell>
          <table:table-cell office:value-type="string">
            <text:p>LEUKOCYTE IMMUNOGLOBULIN <text:s/>RECEPTOR SUBFAMILY MEMBER PRECURSOR CD85 ANTIGEN <text:s/>FAMILY MEMBER IMMUNOGLOBULIN <text:s/>TRANSCRIPT ILT RECEPTOR ANTIGEN</text:p>
          </table:table-cell>
        </table:table-row>
        <table:table-row table:style-name="ro1">
          <table:table-cell table:number-columns-repeated="2" office:value-type="string">
            <text:p>19,54721320,1,C/G</text:p>
          </table:table-cell>
          <table:table-cell office:value-type="string">
            <text:p>CAG-CAc</text:p>
          </table:table-cell>
          <table:table-cell office:value-type="string">
            <text:p>ENST00000270464</text:p>
          </table:table-cell>
          <table:table-cell office:value-type="string">
            <text:p>ENSP00000270464</text:p>
          </table:table-cell>
          <table:table-cell office:value-type="string">
            <text:p>Q540H</text:p>
          </table:table-cell>
          <table:table-cell office:value-type="string">
            <text:p>EXON CDS</text:p>
          </table:table-cell>
          <table:table-cell office:value-type="string">
            <text:p>rs1053002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3.19">
            <text:p>3.19</text:p>
          </table:table-cell>
          <table:table-cell office:value-type="float" office:value="123">
            <text:p>123</text:p>
          </table:table-cell>
          <table:table-cell office:value-type="string">
            <text:p>ENSG00000244482</text:p>
          </table:table-cell>
          <table:table-cell office:value-type="string">
            <text:p>LILRA6</text:p>
          </table:table-cell>
          <table:table-cell office:value-type="string">
            <text:p>ENSFM00570000851047</text:p>
          </table:table-cell>
          <table:table-cell office:value-type="string">
            <text:p>LEUKOCYTE IMMUNOGLOBULIN <text:s/>RECEPTOR SUBFAMILY MEMBER PRECURSOR CD85 ANTIGEN <text:s/>FAMILY MEMBER IMMUNOGLOBULIN <text:s/>TRANSCRIPT ILT RECEPTOR ANTIGEN</text:p>
          </table:table-cell>
        </table:table-row>
        <table:table-row table:style-name="ro1">
          <table:table-cell table:number-columns-repeated="2" office:value-type="string">
            <text:p>19,54745508,1,G/A</text:p>
          </table:table-cell>
          <table:table-cell office:value-type="string">
            <text:p>ACA-AtA</text:p>
          </table:table-cell>
          <table:table-cell office:value-type="string">
            <text:p>ENST00000245621</text:p>
          </table:table-cell>
          <table:table-cell office:value-type="string">
            <text:p>ENSP00000245621</text:p>
          </table:table-cell>
          <table:table-cell office:value-type="string">
            <text:p>T201I</text:p>
          </table:table-cell>
          <table:table-cell office:value-type="string">
            <text:p>EXON CDS</text:p>
          </table:table-cell>
          <table:table-cell office:value-type="string">
            <text:p>rs71266893:TG/CA;rs61734497:A;rs1052970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3.06">
            <text:p>3.06</text:p>
          </table:table-cell>
          <table:table-cell office:value-type="float" office:value="264">
            <text:p>264</text:p>
          </table:table-cell>
          <table:table-cell office:value-type="string">
            <text:p>ENSG00000244482</text:p>
          </table:table-cell>
          <table:table-cell office:value-type="string">
            <text:p>LILRA6</text:p>
          </table:table-cell>
          <table:table-cell office:value-type="string">
            <text:p>ENSFM00570000851047</text:p>
          </table:table-cell>
          <table:table-cell office:value-type="string">
            <text:p>LEUKOCYTE IMMUNOGLOBULIN <text:s/>RECEPTOR SUBFAMILY MEMBER PRECURSOR CD85 ANTIGEN <text:s/>FAMILY MEMBER IMMUNOGLOBULIN <text:s/>TRANSCRIPT ILT RECEPTOR ANTIGEN</text:p>
          </table:table-cell>
        </table:table-row>
        <table:table-row table:style-name="ro1">
          <table:table-cell table:number-columns-repeated="2" office:value-type="string">
            <text:p>19,57132968,1,G/A</text:p>
          </table:table-cell>
          <table:table-cell office:value-type="string">
            <text:p>GTA-aTA</text:p>
          </table:table-cell>
          <table:table-cell office:value-type="string">
            <text:p>ENST00000328070</text:p>
          </table:table-cell>
          <table:table-cell office:value-type="string">
            <text:p>ENSP00000328245</text:p>
          </table:table-cell>
          <table:table-cell office:value-type="string">
            <text:p>V105I</text:p>
          </table:table-cell>
          <table:table-cell office:value-type="string">
            <text:p>EXON CDS</text:p>
          </table:table-cell>
          <table:table-cell office:value-type="string">
            <text:p>rs2072501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73">
            <text:p>2.73</text:p>
          </table:table-cell>
          <table:table-cell office:value-type="float" office:value="273">
            <text:p>273</text:p>
          </table:table-cell>
          <table:table-cell office:value-type="string">
            <text:p>ENSG00000197951</text:p>
          </table:table-cell>
          <table:table-cell office:value-type="string">
            <text:p>ZNF71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57132968,1,G/G</text:p>
          </table:table-cell>
          <table:table-cell office:value-type="string">
            <text:p>GTA-gTA</text:p>
          </table:table-cell>
          <table:table-cell office:value-type="string">
            <text:p>ENST00000328070</text:p>
          </table:table-cell>
          <table:table-cell office:value-type="string">
            <text:p>ENSP00000328245</text:p>
          </table:table-cell>
          <table:table-cell office:value-type="string">
            <text:p>V105V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73">
            <text:p>2.73</text:p>
          </table:table-cell>
          <table:table-cell office:value-type="float" office:value="273">
            <text:p>273</text:p>
          </table:table-cell>
          <table:table-cell office:value-type="string">
            <text:p>ENSG00000197951</text:p>
          </table:table-cell>
          <table:table-cell office:value-type="string">
            <text:p>ZNF71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9449888,1,A/G</text:p>
          </table:table-cell>
          <table:table-cell office:value-type="string">
            <text:p>GAT-GgT</text:p>
          </table:table-cell>
          <table:table-cell office:value-type="string">
            <text:p>ENST00000317221</text:p>
          </table:table-cell>
          <table:table-cell office:value-type="string">
            <text:p>ENSP00000325393</text:p>
          </table:table-cell>
          <table:table-cell office:value-type="string">
            <text:p>D18G</text:p>
          </table:table-cell>
          <table:table-cell office:value-type="string">
            <text:p>EXON CDS</text:p>
          </table:table-cell>
          <table:table-cell office:value-type="string">
            <text:p>rs7726706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133">
            <text:p>133</text:p>
          </table:table-cell>
          <table:table-cell office:value-type="string">
            <text:p>ENSG00000188321</text:p>
          </table:table-cell>
          <table:table-cell office:value-type="string">
            <text:p>ZNF559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9449888,1,A/G</text:p>
          </table:table-cell>
          <table:table-cell office:value-type="string">
            <text:p>GAT-GgT</text:p>
          </table:table-cell>
          <table:table-cell office:value-type="string">
            <text:p>ENST00000317221</text:p>
          </table:table-cell>
          <table:table-cell office:value-type="string">
            <text:p>ENSP00000325393</text:p>
          </table:table-cell>
          <table:table-cell office:value-type="string">
            <text:p>D18G</text:p>
          </table:table-cell>
          <table:table-cell office:value-type="string">
            <text:p>EXON CDS</text:p>
          </table:table-cell>
          <table:table-cell office:value-type="string">
            <text:p>rs7726706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133">
            <text:p>133</text:p>
          </table:table-cell>
          <table:table-cell office:value-type="string">
            <text:p>ENSG00000188321</text:p>
          </table:table-cell>
          <table:table-cell office:value-type="string">
            <text:p>ZNF559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9449888,1,A/G</text:p>
          </table:table-cell>
          <table:table-cell office:value-type="string">
            <text:p>GAT-GgT</text:p>
          </table:table-cell>
          <table:table-cell office:value-type="string">
            <text:p>ENST00000317221</text:p>
          </table:table-cell>
          <table:table-cell office:value-type="string">
            <text:p>ENSP00000325393</text:p>
          </table:table-cell>
          <table:table-cell office:value-type="string">
            <text:p>D18G</text:p>
          </table:table-cell>
          <table:table-cell office:value-type="string">
            <text:p>EXON CDS</text:p>
          </table:table-cell>
          <table:table-cell office:value-type="string">
            <text:p>rs7726706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133">
            <text:p>133</text:p>
          </table:table-cell>
          <table:table-cell office:value-type="string">
            <text:p>ENSG00000188321</text:p>
          </table:table-cell>
          <table:table-cell office:value-type="string">
            <text:p>ZNF559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9449888,1,A/G</text:p>
          </table:table-cell>
          <table:table-cell office:value-type="string">
            <text:p>GAT-GgT</text:p>
          </table:table-cell>
          <table:table-cell office:value-type="string">
            <text:p>ENST00000317221</text:p>
          </table:table-cell>
          <table:table-cell office:value-type="string">
            <text:p>ENSP00000325393</text:p>
          </table:table-cell>
          <table:table-cell office:value-type="string">
            <text:p>D18G</text:p>
          </table:table-cell>
          <table:table-cell office:value-type="string">
            <text:p>EXON CDS</text:p>
          </table:table-cell>
          <table:table-cell office:value-type="string">
            <text:p>rs7726706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133">
            <text:p>133</text:p>
          </table:table-cell>
          <table:table-cell office:value-type="string">
            <text:p>ENSG00000188321</text:p>
          </table:table-cell>
          <table:table-cell office:value-type="string">
            <text:p>ZNF559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9449888,1,A/G</text:p>
          </table:table-cell>
          <table:table-cell office:value-type="string">
            <text:p>GAT-GgT</text:p>
          </table:table-cell>
          <table:table-cell office:value-type="string">
            <text:p>ENST00000317221</text:p>
          </table:table-cell>
          <table:table-cell office:value-type="string">
            <text:p>ENSP00000325393</text:p>
          </table:table-cell>
          <table:table-cell office:value-type="string">
            <text:p>D18G</text:p>
          </table:table-cell>
          <table:table-cell office:value-type="string">
            <text:p>EXON CDS</text:p>
          </table:table-cell>
          <table:table-cell office:value-type="string">
            <text:p>rs7726706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133">
            <text:p>133</text:p>
          </table:table-cell>
          <table:table-cell office:value-type="string">
            <text:p>ENSG00000188321</text:p>
          </table:table-cell>
          <table:table-cell office:value-type="string">
            <text:p>ZNF559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9449888,1,A/G</text:p>
          </table:table-cell>
          <table:table-cell office:value-type="string">
            <text:p>GAT-GgT</text:p>
          </table:table-cell>
          <table:table-cell office:value-type="string">
            <text:p>ENST00000317221</text:p>
          </table:table-cell>
          <table:table-cell office:value-type="string">
            <text:p>ENSP00000325393</text:p>
          </table:table-cell>
          <table:table-cell office:value-type="string">
            <text:p>D18G</text:p>
          </table:table-cell>
          <table:table-cell office:value-type="string">
            <text:p>EXON CDS</text:p>
          </table:table-cell>
          <table:table-cell office:value-type="string">
            <text:p>rs7726706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133">
            <text:p>133</text:p>
          </table:table-cell>
          <table:table-cell office:value-type="string">
            <text:p>ENSG00000188321</text:p>
          </table:table-cell>
          <table:table-cell office:value-type="string">
            <text:p>ZNF559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19,9449888,1,A/G</text:p>
          </table:table-cell>
          <table:table-cell office:value-type="string">
            <text:p>GAT-GgT</text:p>
          </table:table-cell>
          <table:table-cell office:value-type="string">
            <text:p>ENST00000317221</text:p>
          </table:table-cell>
          <table:table-cell office:value-type="string">
            <text:p>ENSP00000325393</text:p>
          </table:table-cell>
          <table:table-cell office:value-type="string">
            <text:p>D18G</text:p>
          </table:table-cell>
          <table:table-cell office:value-type="string">
            <text:p>EXON CDS</text:p>
          </table:table-cell>
          <table:table-cell office:value-type="string">
            <text:p>rs7726706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133">
            <text:p>133</text:p>
          </table:table-cell>
          <table:table-cell office:value-type="string">
            <text:p>ENSG00000188321</text:p>
          </table:table-cell>
          <table:table-cell office:value-type="string">
            <text:p>ZNF559</text:p>
          </table:table-cell>
          <table:table-cell office:value-type="string">
            <text:p>ENSFM00250000000002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2,132288362,1,T/T</text:p>
          </table:table-cell>
          <table:table-cell office:value-type="string">
            <text:p>ATG-AtG</text:p>
          </table:table-cell>
          <table:table-cell office:value-type="string">
            <text:p>ENST00000295171</text:p>
          </table:table-cell>
          <table:table-cell office:value-type="string">
            <text:p>ENSP00000295171</text:p>
          </table:table-cell>
          <table:table-cell office:value-type="string">
            <text:p>M169M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  <table:table-cell office:value-type="float" office:value="19">
            <text:p>19</text:p>
          </table:table-cell>
          <table:table-cell office:value-type="string">
            <text:p>ENSG00000163040</text:p>
          </table:table-cell>
          <table:table-cell office:value-type="string">
            <text:p>CCDC74A</text:p>
          </table:table-cell>
          <table:table-cell office:value-type="string">
            <text:p>ENSFM00250000007081</text:p>
          </table:table-cell>
          <table:table-cell office:value-type="string">
            <text:p>COILED COIL DOMAIN CONTAINING</text:p>
          </table:table-cell>
        </table:table-row>
        <table:table-row table:style-name="ro1">
          <table:table-cell table:number-columns-repeated="2" office:value-type="string">
            <text:p>2,132288362,1,T/T</text:p>
          </table:table-cell>
          <table:table-cell office:value-type="string">
            <text:p>ATG-AtG</text:p>
          </table:table-cell>
          <table:table-cell office:value-type="string">
            <text:p>ENST00000295171</text:p>
          </table:table-cell>
          <table:table-cell office:value-type="string">
            <text:p>ENSP00000295171</text:p>
          </table:table-cell>
          <table:table-cell office:value-type="string">
            <text:p>M169M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  <table:table-cell office:value-type="float" office:value="19">
            <text:p>19</text:p>
          </table:table-cell>
          <table:table-cell office:value-type="string">
            <text:p>ENSG00000163040</text:p>
          </table:table-cell>
          <table:table-cell office:value-type="string">
            <text:p>CCDC74A</text:p>
          </table:table-cell>
          <table:table-cell office:value-type="string">
            <text:p>ENSFM00250000007081</text:p>
          </table:table-cell>
          <table:table-cell office:value-type="string">
            <text:p>COILED COIL DOMAIN CONTAINING</text:p>
          </table:table-cell>
        </table:table-row>
        <table:table-row table:style-name="ro1">
          <table:table-cell table:number-columns-repeated="2" office:value-type="string">
            <text:p>2,132288362,1,T/T</text:p>
          </table:table-cell>
          <table:table-cell office:value-type="string">
            <text:p>ATG-AtG</text:p>
          </table:table-cell>
          <table:table-cell office:value-type="string">
            <text:p>ENST00000295171</text:p>
          </table:table-cell>
          <table:table-cell office:value-type="string">
            <text:p>ENSP00000295171</text:p>
          </table:table-cell>
          <table:table-cell office:value-type="string">
            <text:p>M169M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  <table:table-cell office:value-type="float" office:value="19">
            <text:p>19</text:p>
          </table:table-cell>
          <table:table-cell office:value-type="string">
            <text:p>ENSG00000163040</text:p>
          </table:table-cell>
          <table:table-cell office:value-type="string">
            <text:p>CCDC74A</text:p>
          </table:table-cell>
          <table:table-cell office:value-type="string">
            <text:p>ENSFM00250000007081</text:p>
          </table:table-cell>
          <table:table-cell office:value-type="string">
            <text:p>COILED COIL DOMAIN CONTAINING</text:p>
          </table:table-cell>
        </table:table-row>
        <table:table-row table:style-name="ro1">
          <table:table-cell table:number-columns-repeated="2" office:value-type="string">
            <text:p>2,132288362,1,T/T</text:p>
          </table:table-cell>
          <table:table-cell office:value-type="string">
            <text:p>ATG-AtG</text:p>
          </table:table-cell>
          <table:table-cell office:value-type="string">
            <text:p>ENST00000295171</text:p>
          </table:table-cell>
          <table:table-cell office:value-type="string">
            <text:p>ENSP00000295171</text:p>
          </table:table-cell>
          <table:table-cell office:value-type="string">
            <text:p>M169M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  <table:table-cell office:value-type="float" office:value="19">
            <text:p>19</text:p>
          </table:table-cell>
          <table:table-cell office:value-type="string">
            <text:p>ENSG00000163040</text:p>
          </table:table-cell>
          <table:table-cell office:value-type="string">
            <text:p>CCDC74A</text:p>
          </table:table-cell>
          <table:table-cell office:value-type="string">
            <text:p>ENSFM00250000007081</text:p>
          </table:table-cell>
          <table:table-cell office:value-type="string">
            <text:p>COILED COIL DOMAIN CONTAINING</text:p>
          </table:table-cell>
        </table:table-row>
        <table:table-row table:style-name="ro1">
          <table:table-cell table:number-columns-repeated="2" office:value-type="string">
            <text:p>2,196765098,1,G/A</text:p>
          </table:table-cell>
          <table:table-cell office:value-type="string">
            <text:p>CGC-tGC</text:p>
          </table:table-cell>
          <table:table-cell office:value-type="string">
            <text:p>ENST00000312428</text:p>
          </table:table-cell>
          <table:table-cell office:value-type="string">
            <text:p>ENSP00000311273</text:p>
          </table:table-cell>
          <table:table-cell office:value-type="string">
            <text:p>R1486C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187">
            <text:p>187</text:p>
          </table:table-cell>
          <table:table-cell office:value-type="string">
            <text:p>ENSG00000118997</text:p>
          </table:table-cell>
          <table:table-cell office:value-type="string">
            <text:p>DNAH7</text:p>
          </table:table-cell>
          <table:table-cell office:value-type="string">
            <text:p>ENSFM00610000952850</text:p>
          </table:table-cell>
          <table:table-cell office:value-type="string">
            <text:p>DYNEIN HEAVY CHAIN AXONEMAL AXONEMAL BETA DYNEIN HEAVY CHAIN CILIARY DYNEIN HEAVY CHAIN</text:p>
          </table:table-cell>
        </table:table-row>
        <table:table-row table:style-name="ro1">
          <table:table-cell table:number-columns-repeated="2" office:value-type="string">
            <text:p>2,202252539,1,G/A</text:p>
          </table:table-cell>
          <table:table-cell office:value-type="string">
            <text:p>ACA-AtA</text:p>
          </table:table-cell>
          <table:table-cell office:value-type="string">
            <text:p>ENST00000332624</text:p>
          </table:table-cell>
          <table:table-cell office:value-type="string">
            <text:p>ENSP00000328875</text:p>
          </table:table-cell>
          <table:table-cell office:value-type="string">
            <text:p>T528I</text:p>
          </table:table-cell>
          <table:table-cell office:value-type="string">
            <text:p>EXON CDS</text:p>
          </table:table-cell>
          <table:table-cell office:value-type="string">
            <text:p>rs2244438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67">
            <text:p>2.67</text:p>
          </table:table-cell>
          <table:table-cell office:value-type="float" office:value="84">
            <text:p>84</text:p>
          </table:table-cell>
          <table:table-cell office:value-type="string">
            <text:p>ENSG00000115993</text:p>
          </table:table-cell>
          <table:table-cell office:value-type="string">
            <text:p>TRAK2</text:p>
          </table:table-cell>
          <table:table-cell office:value-type="string">
            <text:p>ENSFM00250000001110</text:p>
          </table:table-cell>
          <table:table-cell office:value-type="string">
            <text:p>TRAFFICKING KINESIN BINDING 2 AMYOTROPHIC LATERAL SCLEROSIS 2 CHROMOSOMAL REGION CANDIDATE GENE 3</text:p>
          </table:table-cell>
        </table:table-row>
        <table:table-row table:style-name="ro2">
          <table:table-cell table:number-columns-repeated="2" office:value-type="string">
            <text:p>2,220047173,1,A/A</text:p>
          </table:table-cell>
          <table:table-cell office:value-type="string">
            <text:p>GAG-GAG</text:p>
          </table:table-cell>
          <table:table-cell office:value-type="string">
            <text:p>ENST00000430297</text:p>
          </table:table-cell>
          <table:table-cell office:value-type="string">
            <text:p>ENSP00000395249</text:p>
          </table:table-cell>
          <table:table-cell office:value-type="string">
            <text:p>E485E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Synonymous</text:p>
          </table:table-cell>
          <table:table-cell office:value-type="string">
            <text:p>DAMAGING</text:p>
          </table:table-cell>
          <table:table-cell table:number-columns-repeated="3" office:value-type="string">
            <text:p>N/A</text:p>
          </table:table-cell>
          <table:table-cell office:value-type="string">
            <text:p>ENSG00000144567</text:p>
          </table:table-cell>
          <table:table-cell office:value-type="string">
            <text:p>FAM134A</text:p>
          </table:table-cell>
          <table:table-cell office:value-type="string">
            <text:p>ENSFM00500000272612</text:p>
          </table:table-cell>
          <table:table-cell office:value-type="string">
            <text:p>UNKNOWN</text:p>
          </table:table-cell>
        </table:table-row>
        <table:table-row table:style-name="ro1">
          <table:table-cell table:number-columns-repeated="2" office:value-type="string">
            <text:p>2,69659126,1,A/T</text:p>
          </table:table-cell>
          <table:table-cell office:value-type="string">
            <text:p>ATG-AaG</text:p>
          </table:table-cell>
          <table:table-cell office:value-type="string">
            <text:p>ENST00000303698</text:p>
          </table:table-cell>
          <table:table-cell office:value-type="string">
            <text:p>ENSP00000306965</text:p>
          </table:table-cell>
          <table:table-cell office:value-type="string">
            <text:p>M1K</text:p>
          </table:table-cell>
          <table:table-cell office:value-type="string">
            <text:p>EXON CDS</text:p>
          </table:table-cell>
          <table:table-cell office:value-type="string">
            <text:p>rs4453725:T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8">
            <text:p>3.8</text:p>
          </table:table-cell>
          <table:table-cell office:value-type="float" office:value="15">
            <text:p>15</text:p>
          </table:table-cell>
          <table:table-cell office:value-type="string">
            <text:p>ENSG00000169599</text:p>
          </table:table-cell>
          <table:table-cell office:value-type="string">
            <text:p>NFU1</text:p>
          </table:table-cell>
          <table:table-cell office:value-type="string">
            <text:p>ENSFM00500000270745</text:p>
          </table:table-cell>
          <table:table-cell office:value-type="string">
            <text:p>NFU1 IRON SULFUR CLUSTER SCAFFOLD HOMOLOG MITOCHONDRIAL PRECURSOR</text:p>
          </table:table-cell>
        </table:table-row>
        <table:table-row table:style-name="ro1">
          <table:table-cell table:number-columns-repeated="2" office:value-type="string">
            <text:p>2,69659126,1,A/T</text:p>
          </table:table-cell>
          <table:table-cell office:value-type="string">
            <text:p>ATG-AaG</text:p>
          </table:table-cell>
          <table:table-cell office:value-type="string">
            <text:p>ENST00000303698</text:p>
          </table:table-cell>
          <table:table-cell office:value-type="string">
            <text:p>ENSP00000306965</text:p>
          </table:table-cell>
          <table:table-cell office:value-type="string">
            <text:p>M1K</text:p>
          </table:table-cell>
          <table:table-cell office:value-type="string">
            <text:p>EXON CDS</text:p>
          </table:table-cell>
          <table:table-cell office:value-type="string">
            <text:p>rs4453725:T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8">
            <text:p>3.8</text:p>
          </table:table-cell>
          <table:table-cell office:value-type="float" office:value="15">
            <text:p>15</text:p>
          </table:table-cell>
          <table:table-cell office:value-type="string">
            <text:p>ENSG00000169599</text:p>
          </table:table-cell>
          <table:table-cell office:value-type="string">
            <text:p>NFU1</text:p>
          </table:table-cell>
          <table:table-cell office:value-type="string">
            <text:p>ENSFM00500000270745</text:p>
          </table:table-cell>
          <table:table-cell office:value-type="string">
            <text:p>NFU1 IRON SULFUR CLUSTER SCAFFOLD HOMOLOG MITOCHONDRIAL PRECURSOR</text:p>
          </table:table-cell>
        </table:table-row>
        <table:table-row table:style-name="ro2">
          <table:table-cell table:number-columns-repeated="2" office:value-type="string">
            <text:p>2,98844674,1,C/C</text:p>
          </table:table-cell>
          <table:table-cell office:value-type="string">
            <text:p>CTG-CTG</text:p>
          </table:table-cell>
          <table:table-cell office:value-type="string">
            <text:p>ENST00000477737</text:p>
          </table:table-cell>
          <table:table-cell office:value-type="string">
            <text:p>ENSP00000417955</text:p>
          </table:table-cell>
          <table:table-cell office:value-type="string">
            <text:p>L677L</text:p>
          </table:table-cell>
          <table:table-cell office:value-type="string">
            <text:p>EXON CDS</text:p>
          </table:table-cell>
          <table:table-cell office:value-type="string">
            <text:p>rs7601049:G</text:p>
          </table:table-cell>
          <table:table-cell office:value-type="string">
            <text:p>Synonymous</text:p>
          </table:table-cell>
          <table:table-cell office:value-type="string">
            <text:p>DAMAGING</text:p>
          </table:table-cell>
          <table:table-cell table:number-columns-repeated="3" office:value-type="string">
            <text:p>N/A</text:p>
          </table:table-cell>
          <table:table-cell office:value-type="string">
            <text:p>ENSG00000168658</text:p>
          </table:table-cell>
          <table:table-cell office:value-type="string">
            <text:p>VWA3B</text:p>
          </table:table-cell>
          <table:table-cell office:value-type="string">
            <text:p>ENSFM00570000851452</text:p>
          </table:table-cell>
          <table:table-cell office:value-type="string">
            <text:p>VON WILLEBRAND FACTOR A DOMAIN CONTAINING 3B</text:p>
          </table:table-cell>
        </table:table-row>
        <table:table-row table:style-name="ro2">
          <table:table-cell table:number-columns-repeated="2" office:value-type="string">
            <text:p>2,98853173,1,G/G</text:p>
          </table:table-cell>
          <table:table-cell office:value-type="string">
            <text:p>GTG-GTG</text:p>
          </table:table-cell>
          <table:table-cell office:value-type="string">
            <text:p>ENST00000477737</text:p>
          </table:table-cell>
          <table:table-cell office:value-type="string">
            <text:p>ENSP00000417955</text:p>
          </table:table-cell>
          <table:table-cell office:value-type="string">
            <text:p>V885V</text:p>
          </table:table-cell>
          <table:table-cell office:value-type="string">
            <text:p>EXON CDS</text:p>
          </table:table-cell>
          <table:table-cell office:value-type="string">
            <text:p>rs11889349:A</text:p>
          </table:table-cell>
          <table:table-cell office:value-type="string">
            <text:p>Synonymous</text:p>
          </table:table-cell>
          <table:table-cell office:value-type="string">
            <text:p>DAMAGING</text:p>
          </table:table-cell>
          <table:table-cell table:number-columns-repeated="3" office:value-type="string">
            <text:p>N/A</text:p>
          </table:table-cell>
          <table:table-cell office:value-type="string">
            <text:p>ENSG00000168658</text:p>
          </table:table-cell>
          <table:table-cell office:value-type="string">
            <text:p>VWA3B</text:p>
          </table:table-cell>
          <table:table-cell office:value-type="string">
            <text:p>ENSFM00570000851452</text:p>
          </table:table-cell>
          <table:table-cell office:value-type="string">
            <text:p>VON WILLEBRAND FACTOR A DOMAIN CONTAINING 3B</text:p>
          </table:table-cell>
        </table:table-row>
        <table:table-row table:style-name="ro1">
          <table:table-cell table:number-columns-repeated="2" office:value-type="string">
            <text:p>20,1592284,1,G/A</text:p>
          </table:table-cell>
          <table:table-cell office:value-type="string">
            <text:p>ACT-AtT</text:p>
          </table:table-cell>
          <table:table-cell office:value-type="string">
            <text:p>ENST00000279477</text:p>
          </table:table-cell>
          <table:table-cell office:value-type="string">
            <text:p>ENSP00000279477</text:p>
          </table:table-cell>
          <table:table-cell office:value-type="string">
            <text:p>T51I</text:p>
          </table:table-cell>
          <table:table-cell office:value-type="string">
            <text:p>EXON CDS</text:p>
          </table:table-cell>
          <table:table-cell office:value-type="string">
            <text:p>rs1135196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1.98">
            <text:p>1.98</text:p>
          </table:table-cell>
          <table:table-cell office:value-type="float" office:value="177">
            <text:p>177</text:p>
          </table:table-cell>
          <table:table-cell office:value-type="string">
            <text:p>ENSG00000101307</text:p>
          </table:table-cell>
          <table:table-cell office:value-type="string">
            <text:p>SIRPB1</text:p>
          </table:table-cell>
          <table:table-cell office:value-type="string">
            <text:p>ENSFM00500000269963</text:p>
          </table:table-cell>
          <table:table-cell office:value-type="string">
            <text:p>TYROSINE PHOSPHATASE NON RECEPTOR TYPE SUBSTRATE 1 PRECURSOR SHP SUBSTRATE 1 SHPS 1 BRAIN IG <text:s/>MOLECULE WITH TYROSINE BASED ACTIVATION MOTIFS BIT CD172 ANTIGEN <text:s/>FAMILY MEMBER A INHIBITORY RECEPTOR SHPS 1 SIGNAL REGULATORY ALPHA 1 SIRP ALPHA 1 CD172A ANTIGE</text:p>
          </table:table-cell>
        </table:table-row>
        <table:table-row table:style-name="ro1">
          <table:table-cell table:number-columns-repeated="2" office:value-type="string">
            <text:p>20,4680251,1,A/G</text:p>
          </table:table-cell>
          <table:table-cell table:number-columns-repeated="2"/>
          <table:table-cell office:value-type="string">
            <text:p>ENSP00000368752</text:p>
          </table:table-cell>
          <table:table-cell office:value-type="string">
            <text:p>M129V</text:p>
          </table:table-cell>
          <table:table-cell office:value-type="string">
            <text:p>EXON CDS</text:p>
          </table:table-cell>
          <table:table-cell office:value-type="string">
            <text:p>CM890104:HGMD_MUTATION;rs1799990:G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2">
            <text:p>0.02</text:p>
          </table:table-cell>
          <table:table-cell office:value-type="float" office:value="4.09">
            <text:p>4.09</text:p>
          </table:table-cell>
          <table:table-cell office:value-type="float" office:value="362">
            <text:p>362</text:p>
          </table:table-cell>
          <table:table-cell office:value-type="string">
            <text:p>ENSG00000171867</text:p>
          </table:table-cell>
          <table:table-cell office:value-type="string">
            <text:p>PRNP</text:p>
          </table:table-cell>
          <table:table-cell office:value-type="string">
            <text:p>ENSFM00250000000454</text:p>
          </table:table-cell>
          <table:table-cell office:value-type="string">
            <text:p>MAJOR PRION PRECURSOR PRP PRP27 30 PRP33 35C CD230 ANTIGEN</text:p>
          </table:table-cell>
        </table:table-row>
        <table:table-row table:style-name="ro1">
          <table:table-cell table:number-columns-repeated="2" office:value-type="string">
            <text:p>20,4680251,1,A/G</text:p>
          </table:table-cell>
          <table:table-cell table:number-columns-repeated="2"/>
          <table:table-cell office:value-type="string">
            <text:p>ENSP00000368752</text:p>
          </table:table-cell>
          <table:table-cell office:value-type="string">
            <text:p>M129V</text:p>
          </table:table-cell>
          <table:table-cell office:value-type="string">
            <text:p>EXON CDS</text:p>
          </table:table-cell>
          <table:table-cell office:value-type="string">
            <text:p>CM890104:HGMD_MUTATION;rs1799990:G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2">
            <text:p>0.02</text:p>
          </table:table-cell>
          <table:table-cell office:value-type="float" office:value="4.09">
            <text:p>4.09</text:p>
          </table:table-cell>
          <table:table-cell office:value-type="float" office:value="362">
            <text:p>362</text:p>
          </table:table-cell>
          <table:table-cell office:value-type="string">
            <text:p>ENSG00000171867</text:p>
          </table:table-cell>
          <table:table-cell office:value-type="string">
            <text:p>PRNP</text:p>
          </table:table-cell>
          <table:table-cell office:value-type="string">
            <text:p>ENSFM00250000000454</text:p>
          </table:table-cell>
          <table:table-cell office:value-type="string">
            <text:p>MAJOR PRION PRECURSOR PRP PRP27 30 PRP33 35C CD230 ANTIGEN</text:p>
          </table:table-cell>
        </table:table-row>
        <table:table-row table:style-name="ro1">
          <table:table-cell table:number-columns-repeated="2" office:value-type="string">
            <text:p>20,4680251,1,A/G</text:p>
          </table:table-cell>
          <table:table-cell office:value-type="string">
            <text:p>ATG-gTG</text:p>
          </table:table-cell>
          <table:table-cell office:value-type="string">
            <text:p>ENST00000379440</text:p>
          </table:table-cell>
          <table:table-cell office:value-type="string">
            <text:p>ENSP00000368752</text:p>
          </table:table-cell>
          <table:table-cell office:value-type="string">
            <text:p>M129V</text:p>
          </table:table-cell>
          <table:table-cell office:value-type="string">
            <text:p>EXON CDS</text:p>
          </table:table-cell>
          <table:table-cell office:value-type="string">
            <text:p>CM890104:HGMD_MUTATION;rs1799990:G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2">
            <text:p>0.02</text:p>
          </table:table-cell>
          <table:table-cell office:value-type="float" office:value="4.09">
            <text:p>4.09</text:p>
          </table:table-cell>
          <table:table-cell office:value-type="float" office:value="362">
            <text:p>362</text:p>
          </table:table-cell>
          <table:table-cell office:value-type="string">
            <text:p>ENSG00000171867</text:p>
          </table:table-cell>
          <table:table-cell office:value-type="string">
            <text:p>PRNP</text:p>
          </table:table-cell>
          <table:table-cell office:value-type="string">
            <text:p>ENSFM00250000000454</text:p>
          </table:table-cell>
          <table:table-cell office:value-type="string">
            <text:p>MAJOR PRION PRECURSOR PRP PRP27 30 PRP33 35C CD230 ANTIGEN</text:p>
          </table:table-cell>
        </table:table-row>
        <table:table-row table:style-name="ro1">
          <table:table-cell table:number-columns-repeated="2" office:value-type="string">
            <text:p>20,4680251,1,A/G</text:p>
          </table:table-cell>
          <table:table-cell office:value-type="string">
            <text:p>ATG-gTG</text:p>
          </table:table-cell>
          <table:table-cell office:value-type="string">
            <text:p>ENST00000379440</text:p>
          </table:table-cell>
          <table:table-cell office:value-type="string">
            <text:p>ENSP00000368752</text:p>
          </table:table-cell>
          <table:table-cell office:value-type="string">
            <text:p>M129V</text:p>
          </table:table-cell>
          <table:table-cell office:value-type="string">
            <text:p>EXON CDS</text:p>
          </table:table-cell>
          <table:table-cell office:value-type="string">
            <text:p>CM890104:HGMD_MUTATION;rs1799990:G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2">
            <text:p>0.02</text:p>
          </table:table-cell>
          <table:table-cell office:value-type="float" office:value="4.09">
            <text:p>4.09</text:p>
          </table:table-cell>
          <table:table-cell office:value-type="float" office:value="362">
            <text:p>362</text:p>
          </table:table-cell>
          <table:table-cell office:value-type="string">
            <text:p>ENSG00000171867</text:p>
          </table:table-cell>
          <table:table-cell office:value-type="string">
            <text:p>PRNP</text:p>
          </table:table-cell>
          <table:table-cell office:value-type="string">
            <text:p>ENSFM00250000000454</text:p>
          </table:table-cell>
          <table:table-cell office:value-type="string">
            <text:p>MAJOR PRION PRECURSOR PRP PRP27 30 PRP33 35C CD230 ANTIGEN</text:p>
          </table:table-cell>
        </table:table-row>
        <table:table-row table:style-name="ro1">
          <table:table-cell table:number-columns-repeated="2" office:value-type="string">
            <text:p>20,4680251,1,A/G</text:p>
          </table:table-cell>
          <table:table-cell office:value-type="string">
            <text:p>ATG-gTG</text:p>
          </table:table-cell>
          <table:table-cell office:value-type="string">
            <text:p>ENST00000379440</text:p>
          </table:table-cell>
          <table:table-cell office:value-type="string">
            <text:p>ENSP00000368752</text:p>
          </table:table-cell>
          <table:table-cell office:value-type="string">
            <text:p>M129V</text:p>
          </table:table-cell>
          <table:table-cell office:value-type="string">
            <text:p>EXON CDS</text:p>
          </table:table-cell>
          <table:table-cell office:value-type="string">
            <text:p>CM890104:HGMD_MUTATION;rs1799990:G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2">
            <text:p>0.02</text:p>
          </table:table-cell>
          <table:table-cell office:value-type="float" office:value="4.09">
            <text:p>4.09</text:p>
          </table:table-cell>
          <table:table-cell office:value-type="float" office:value="362">
            <text:p>362</text:p>
          </table:table-cell>
          <table:table-cell office:value-type="string">
            <text:p>ENSG00000171867</text:p>
          </table:table-cell>
          <table:table-cell office:value-type="string">
            <text:p>PRNP</text:p>
          </table:table-cell>
          <table:table-cell office:value-type="string">
            <text:p>ENSFM00250000000454</text:p>
          </table:table-cell>
          <table:table-cell office:value-type="string">
            <text:p>MAJOR PRION PRECURSOR PRP PRP27 30 PRP33 35C CD230 ANTIGEN</text:p>
          </table:table-cell>
        </table:table-row>
        <table:table-row table:style-name="ro1">
          <table:table-cell table:number-columns-repeated="2" office:value-type="string">
            <text:p>22,17990852,1,G/A</text:p>
          </table:table-cell>
          <table:table-cell office:value-type="string">
            <text:p>CGT-CaT</text:p>
          </table:table-cell>
          <table:table-cell office:value-type="string">
            <text:p>ENST00000262608</text:p>
          </table:table-cell>
          <table:table-cell office:value-type="string">
            <text:p>ENSP00000262608</text:p>
          </table:table-cell>
          <table:table-cell office:value-type="string">
            <text:p>R252H</text:p>
          </table:table-cell>
          <table:table-cell office:value-type="string">
            <text:p>EXON CDS</text:p>
          </table:table-cell>
          <table:table-cell office:value-type="string">
            <text:p>rs5747211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  <table:table-cell office:value-type="float" office:value="39">
            <text:p>39</text:p>
          </table:table-cell>
          <table:table-cell office:value-type="string">
            <text:p>ENSG00000099954</text:p>
          </table:table-cell>
          <table:table-cell office:value-type="string">
            <text:p>CECR2</text:p>
          </table:table-cell>
          <table:table-cell office:value-type="string">
            <text:p>ENSFM00250000004762</text:p>
          </table:table-cell>
          <table:table-cell office:value-type="string">
            <text:p>CAT EYE SYNDROME CRITICAL REGION 2</text:p>
          </table:table-cell>
        </table:table-row>
        <table:table-row table:style-name="ro1">
          <table:table-cell table:number-columns-repeated="2" office:value-type="string">
            <text:p>22,19950263,1,G/T</text:p>
          </table:table-cell>
          <table:table-cell office:value-type="string">
            <text:p>GCA-tCA</text:p>
          </table:table-cell>
          <table:table-cell office:value-type="string">
            <text:p>ENST00000207636</text:p>
          </table:table-cell>
          <table:table-cell office:value-type="string">
            <text:p>ENSP00000207636</text:p>
          </table:table-cell>
          <table:table-cell office:value-type="string">
            <text:p>A72S</text:p>
          </table:table-cell>
          <table:table-cell office:value-type="string">
            <text:p>EXON CDS</text:p>
          </table:table-cell>
          <table:table-cell office:value-type="string">
            <text:p>rs6267:T;CM051031:HGMD_MUTATION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46">
            <text:p>2.46</text:p>
          </table:table-cell>
          <table:table-cell office:value-type="float" office:value="113">
            <text:p>113</text:p>
          </table:table-cell>
          <table:table-cell office:value-type="string">
            <text:p>ENSG00000093010</text:p>
          </table:table-cell>
          <table:table-cell office:value-type="string">
            <text:p>COMT</text:p>
          </table:table-cell>
          <table:table-cell office:value-type="string">
            <text:p>ENSFM00500000271337</text:p>
          </table:table-cell>
          <table:table-cell office:value-type="string">
            <text:p>CATECHOL O METHYLTRANSFERASE EC_2.1.1.6</text:p>
          </table:table-cell>
        </table:table-row>
        <table:table-row table:style-name="ro1">
          <table:table-cell table:number-columns-repeated="2" office:value-type="string">
            <text:p>22,19950263,1,G/T</text:p>
          </table:table-cell>
          <table:table-cell office:value-type="string">
            <text:p>GCA-tCA</text:p>
          </table:table-cell>
          <table:table-cell office:value-type="string">
            <text:p>ENST00000207636</text:p>
          </table:table-cell>
          <table:table-cell office:value-type="string">
            <text:p>ENSP00000207636</text:p>
          </table:table-cell>
          <table:table-cell office:value-type="string">
            <text:p>A72S</text:p>
          </table:table-cell>
          <table:table-cell office:value-type="string">
            <text:p>EXON CDS</text:p>
          </table:table-cell>
          <table:table-cell office:value-type="string">
            <text:p>rs6267:T;CM051031:HGMD_MUTATION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46">
            <text:p>2.46</text:p>
          </table:table-cell>
          <table:table-cell office:value-type="float" office:value="113">
            <text:p>113</text:p>
          </table:table-cell>
          <table:table-cell office:value-type="string">
            <text:p>ENSG00000093010</text:p>
          </table:table-cell>
          <table:table-cell office:value-type="string">
            <text:p>COMT</text:p>
          </table:table-cell>
          <table:table-cell office:value-type="string">
            <text:p>ENSFM00500000271337</text:p>
          </table:table-cell>
          <table:table-cell office:value-type="string">
            <text:p>CATECHOL O METHYLTRANSFERASE EC_2.1.1.6</text:p>
          </table:table-cell>
        </table:table-row>
        <table:table-row table:style-name="ro1">
          <table:table-cell table:number-columns-repeated="2" office:value-type="string">
            <text:p>22,19950263,1,G/T</text:p>
          </table:table-cell>
          <table:table-cell office:value-type="string">
            <text:p>GCA-tCA</text:p>
          </table:table-cell>
          <table:table-cell office:value-type="string">
            <text:p>ENST00000207636</text:p>
          </table:table-cell>
          <table:table-cell office:value-type="string">
            <text:p>ENSP00000207636</text:p>
          </table:table-cell>
          <table:table-cell office:value-type="string">
            <text:p>A72S</text:p>
          </table:table-cell>
          <table:table-cell office:value-type="string">
            <text:p>EXON CDS</text:p>
          </table:table-cell>
          <table:table-cell office:value-type="string">
            <text:p>rs6267:T;CM051031:HGMD_MUTATION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46">
            <text:p>2.46</text:p>
          </table:table-cell>
          <table:table-cell office:value-type="float" office:value="113">
            <text:p>113</text:p>
          </table:table-cell>
          <table:table-cell office:value-type="string">
            <text:p>ENSG00000093010</text:p>
          </table:table-cell>
          <table:table-cell office:value-type="string">
            <text:p>COMT</text:p>
          </table:table-cell>
          <table:table-cell office:value-type="string">
            <text:p>ENSFM00500000271337</text:p>
          </table:table-cell>
          <table:table-cell office:value-type="string">
            <text:p>CATECHOL O METHYLTRANSFERASE EC_2.1.1.6</text:p>
          </table:table-cell>
        </table:table-row>
        <table:table-row table:style-name="ro1">
          <table:table-cell table:number-columns-repeated="2" office:value-type="string">
            <text:p>22,19950263,1,G/T</text:p>
          </table:table-cell>
          <table:table-cell office:value-type="string">
            <text:p>GCA-tCA</text:p>
          </table:table-cell>
          <table:table-cell office:value-type="string">
            <text:p>ENST00000207636</text:p>
          </table:table-cell>
          <table:table-cell office:value-type="string">
            <text:p>ENSP00000207636</text:p>
          </table:table-cell>
          <table:table-cell office:value-type="string">
            <text:p>A72S</text:p>
          </table:table-cell>
          <table:table-cell office:value-type="string">
            <text:p>EXON CDS</text:p>
          </table:table-cell>
          <table:table-cell office:value-type="string">
            <text:p>rs6267:T;CM051031:HGMD_MUTATION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46">
            <text:p>2.46</text:p>
          </table:table-cell>
          <table:table-cell office:value-type="float" office:value="113">
            <text:p>113</text:p>
          </table:table-cell>
          <table:table-cell office:value-type="string">
            <text:p>ENSG00000093010</text:p>
          </table:table-cell>
          <table:table-cell office:value-type="string">
            <text:p>COMT</text:p>
          </table:table-cell>
          <table:table-cell office:value-type="string">
            <text:p>ENSFM00500000271337</text:p>
          </table:table-cell>
          <table:table-cell office:value-type="string">
            <text:p>CATECHOL O METHYLTRANSFERASE EC_2.1.1.6</text:p>
          </table:table-cell>
        </table:table-row>
        <table:table-row table:style-name="ro1">
          <table:table-cell table:number-columns-repeated="2" office:value-type="string">
            <text:p>22,23503155,1,C/T</text:p>
          </table:table-cell>
          <table:table-cell office:value-type="string">
            <text:p>CGG-tGG</text:p>
          </table:table-cell>
          <table:table-cell office:value-type="string">
            <text:p>ENST00000263116</text:p>
          </table:table-cell>
          <table:table-cell office:value-type="string">
            <text:p>ENSP00000263116</text:p>
          </table:table-cell>
          <table:table-cell office:value-type="string">
            <text:p>R303W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  <table:table-cell office:value-type="float" office:value="279">
            <text:p>279</text:p>
          </table:table-cell>
          <table:table-cell office:value-type="string">
            <text:p>ENSG00000100228</text:p>
          </table:table-cell>
          <table:table-cell office:value-type="string">
            <text:p>RAB36</text:p>
          </table:table-cell>
          <table:table-cell office:value-type="string">
            <text:p>ENSFM00270000056513</text:p>
          </table:table-cell>
          <table:table-cell office:value-type="string">
            <text:p>RAS RELATED RAB</text:p>
          </table:table-cell>
        </table:table-row>
        <table:table-row table:style-name="ro1">
          <table:table-cell table:number-columns-repeated="2" office:value-type="string">
            <text:p>22,36684354,1,T/C</text:p>
          </table:table-cell>
          <table:table-cell office:value-type="string">
            <text:p>ATC-gTC</text:p>
          </table:table-cell>
          <table:table-cell office:value-type="string">
            <text:p>ENST00000216181</text:p>
          </table:table-cell>
          <table:table-cell office:value-type="string">
            <text:p>ENSP00000216181</text:p>
          </table:table-cell>
          <table:table-cell office:value-type="string">
            <text:p>I1626V</text:p>
          </table:table-cell>
          <table:table-cell office:value-type="string">
            <text:p>EXON CDS</text:p>
          </table:table-cell>
          <table:table-cell office:value-type="string">
            <text:p>rs2269529:C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4">
            <text:p>0.04</text:p>
          </table:table-cell>
          <table:table-cell office:value-type="float" office:value="3.33">
            <text:p>3.33</text:p>
          </table:table-cell>
          <table:table-cell office:value-type="float" office:value="329">
            <text:p>329</text:p>
          </table:table-cell>
          <table:table-cell office:value-type="string">
            <text:p>ENSG00000100345</text:p>
          </table:table-cell>
          <table:table-cell office:value-type="string">
            <text:p>MYH9</text:p>
          </table:table-cell>
          <table:table-cell office:value-type="string">
            <text:p>ENSFM00270000056424</text:p>
          </table:table-cell>
          <table:table-cell office:value-type="string">
            <text:p>MYOSIN MYOSIN HEAVY CHAIN MYOSIN HEAVY CHAIN NON MUSCLE NON MUSCLE MYOSIN HEAVY CHAIN II</text:p>
          </table:table-cell>
        </table:table-row>
        <table:table-row table:style-name="ro1">
          <table:table-cell table:number-columns-repeated="2" office:value-type="string">
            <text:p>3,124896668,1,G/A</text:p>
          </table:table-cell>
          <table:table-cell office:value-type="string">
            <text:p>CGC-tGC</text:p>
          </table:table-cell>
          <table:table-cell office:value-type="string">
            <text:p>ENST00000393469</text:p>
          </table:table-cell>
          <table:table-cell office:value-type="string">
            <text:p>ENSP00000377112</text:p>
          </table:table-cell>
          <table:table-cell office:value-type="string">
            <text:p>R181C</text:p>
          </table:table-cell>
          <table:table-cell office:value-type="string">
            <text:p>EXON CDS</text:p>
          </table:table-cell>
          <table:table-cell office:value-type="string">
            <text:p>rs2993631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33">
            <text:p>2.33</text:p>
          </table:table-cell>
          <table:table-cell office:value-type="float" office:value="165">
            <text:p>165</text:p>
          </table:table-cell>
          <table:table-cell office:value-type="string">
            <text:p>ENSG00000221955</text:p>
          </table:table-cell>
          <table:table-cell office:value-type="string">
            <text:p>SLC12A8</text:p>
          </table:table-cell>
          <table:table-cell office:value-type="string">
            <text:p>ENSFM00500000271720</text:p>
          </table:table-cell>
          <table:table-cell office:value-type="string">
            <text:p>SOLUTE CARRIER FAMILY 12 MEMBER 8 CATION CHLORIDE COTRANSPORTER 9</text:p>
          </table:table-cell>
        </table:table-row>
        <table:table-row table:style-name="ro1">
          <table:table-cell table:number-columns-repeated="2" office:value-type="string">
            <text:p>3,124896668,1,G/A</text:p>
          </table:table-cell>
          <table:table-cell office:value-type="string">
            <text:p>CGC-tGC</text:p>
          </table:table-cell>
          <table:table-cell office:value-type="string">
            <text:p>ENST00000393469</text:p>
          </table:table-cell>
          <table:table-cell office:value-type="string">
            <text:p>ENSP00000377112</text:p>
          </table:table-cell>
          <table:table-cell office:value-type="string">
            <text:p>R181C</text:p>
          </table:table-cell>
          <table:table-cell office:value-type="string">
            <text:p>EXON CDS</text:p>
          </table:table-cell>
          <table:table-cell office:value-type="string">
            <text:p>rs2993631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33">
            <text:p>2.33</text:p>
          </table:table-cell>
          <table:table-cell office:value-type="float" office:value="165">
            <text:p>165</text:p>
          </table:table-cell>
          <table:table-cell office:value-type="string">
            <text:p>ENSG00000221955</text:p>
          </table:table-cell>
          <table:table-cell office:value-type="string">
            <text:p>SLC12A8</text:p>
          </table:table-cell>
          <table:table-cell office:value-type="string">
            <text:p>ENSFM00500000271720</text:p>
          </table:table-cell>
          <table:table-cell office:value-type="string">
            <text:p>SOLUTE CARRIER FAMILY 12 MEMBER 8 CATION CHLORIDE COTRANSPORTER 9</text:p>
          </table:table-cell>
        </table:table-row>
        <table:table-row table:style-name="ro1">
          <table:table-cell table:number-columns-repeated="2" office:value-type="string">
            <text:p>3,132277907,1,G/A</text:p>
          </table:table-cell>
          <table:table-cell office:value-type="string">
            <text:p>CGT-tGT</text:p>
          </table:table-cell>
          <table:table-cell office:value-type="string">
            <text:p>ENST00000264990</text:p>
          </table:table-cell>
          <table:table-cell office:value-type="string">
            <text:p>ENSP00000264990</text:p>
          </table:table-cell>
          <table:table-cell office:value-type="string">
            <text:p>R751C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98">
            <text:p>98</text:p>
          </table:table-cell>
          <table:table-cell office:value-type="string">
            <text:p>ENSG00000240303</text:p>
          </table:table-cell>
          <table:table-cell office:value-type="string">
            <text:p>ACAD11</text:p>
          </table:table-cell>
          <table:table-cell office:value-type="string">
            <text:p>ENSFM00250000002241</text:p>
          </table:table-cell>
          <table:table-cell office:value-type="string">
            <text:p>ACYL COA DEHYDROGENASE FAMILY MEMBER ACAD EC_1.3.99.-</text:p>
          </table:table-cell>
        </table:table-row>
        <table:table-row table:style-name="ro1">
          <table:table-cell table:number-columns-repeated="2" office:value-type="string">
            <text:p>3,183476685,1,G/A</text:p>
          </table:table-cell>
          <table:table-cell office:value-type="string">
            <text:p>GTC-aTC</text:p>
          </table:table-cell>
          <table:table-cell office:value-type="string">
            <text:p>ENST00000305135</text:p>
          </table:table-cell>
          <table:table-cell office:value-type="string">
            <text:p>ENSP00000306983</text:p>
          </table:table-cell>
          <table:table-cell office:value-type="string">
            <text:p>V530I</text:p>
          </table:table-cell>
          <table:table-cell office:value-type="string">
            <text:p>EXON CDS</text:p>
          </table:table-cell>
          <table:table-cell office:value-type="string">
            <text:p>rs262993:A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32">
            <text:p>3.32</text:p>
          </table:table-cell>
          <table:table-cell office:value-type="float" office:value="32">
            <text:p>32</text:p>
          </table:table-cell>
          <table:table-cell office:value-type="string">
            <text:p>ENSG00000163872</text:p>
          </table:table-cell>
          <table:table-cell office:value-type="string">
            <text:p>YEATS2</text:p>
          </table:table-cell>
          <table:table-cell office:value-type="string">
            <text:p>ENSFM00250000003500</text:p>
          </table:table-cell>
          <table:table-cell office:value-type="string">
            <text:p>YEATS DOMAIN CONTAINING 2</text:p>
          </table:table-cell>
        </table:table-row>
        <table:table-row table:style-name="ro1">
          <table:table-cell table:number-columns-repeated="2" office:value-type="string">
            <text:p>3,53857917,1,T/G</text:p>
          </table:table-cell>
          <table:table-cell office:value-type="string">
            <text:p>GAG-GcG</text:p>
          </table:table-cell>
          <table:table-cell office:value-type="string">
            <text:p>ENST00000315251</text:p>
          </table:table-cell>
          <table:table-cell office:value-type="string">
            <text:p>ENSP00000319851</text:p>
          </table:table-cell>
          <table:table-cell office:value-type="string">
            <text:p>E40A</text:p>
          </table:table-cell>
          <table:table-cell office:value-type="string">
            <text:p>EXON CDS</text:p>
          </table:table-cell>
          <table:table-cell office:value-type="string">
            <text:p>rs900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3.04">
            <text:p>3.04</text:p>
          </table:table-cell>
          <table:table-cell office:value-type="float" office:value="330">
            <text:p>330</text:p>
          </table:table-cell>
          <table:table-cell office:value-type="string">
            <text:p>ENSG00000016391</text:p>
          </table:table-cell>
          <table:table-cell office:value-type="string">
            <text:p>CHDH</text:p>
          </table:table-cell>
          <table:table-cell office:value-type="string">
            <text:p>ENSFM00500000269739</text:p>
          </table:table-cell>
          <table:table-cell office:value-type="string">
            <text:p>GLUCOSE DEHYDROGENASE [ACCEPTOR] PRECURSOR EC_1.1.99.10 [CONTAINS GLUCOSE DEHYDROGENASE [ACCEPTOR] SHORT PROTEIN]</text:p>
          </table:table-cell>
        </table:table-row>
        <table:table-row table:style-name="ro1">
          <table:table-cell table:number-columns-repeated="2" office:value-type="string">
            <text:p>3,98250986,1,C/T</text:p>
          </table:table-cell>
          <table:table-cell office:value-type="string">
            <text:p>CCA-tCA</text:p>
          </table:table-cell>
          <table:table-cell office:value-type="string">
            <text:p>ENST00000284311</text:p>
          </table:table-cell>
          <table:table-cell office:value-type="string">
            <text:p>ENSP00000284311</text:p>
          </table:table-cell>
          <table:table-cell office:value-type="string">
            <text:p>P37S</text:p>
          </table:table-cell>
          <table:table-cell office:value-type="string">
            <text:p>EXON CDS</text:p>
          </table:table-cell>
          <table:table-cell office:value-type="string">
            <text:p>rs2230344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33">
            <text:p>2.33</text:p>
          </table:table-cell>
          <table:table-cell office:value-type="float" office:value="95">
            <text:p>95</text:p>
          </table:table-cell>
          <table:table-cell office:value-type="string">
            <text:p>ENSG00000154165</text:p>
          </table:table-cell>
          <table:table-cell office:value-type="string">
            <text:p>GPR15</text:p>
          </table:table-cell>
          <table:table-cell office:value-type="string">
            <text:p>ENSFM00500000270702</text:p>
          </table:table-cell>
          <table:table-cell office:value-type="string">
            <text:p>G COUPLED RECEPTOR 15</text:p>
          </table:table-cell>
        </table:table-row>
        <table:table-row table:style-name="ro1">
          <table:table-cell table:number-columns-repeated="2" office:value-type="string">
            <text:p>4,177098285,1,G/A</text:p>
          </table:table-cell>
          <table:table-cell office:value-type="string">
            <text:p>GCT-aCT</text:p>
          </table:table-cell>
          <table:table-cell office:value-type="string">
            <text:p>ENST00000280190</text:p>
          </table:table-cell>
          <table:table-cell office:value-type="string">
            <text:p>ENSP00000280190</text:p>
          </table:table-cell>
          <table:table-cell office:value-type="string">
            <text:p>A1215T</text:p>
          </table:table-cell>
          <table:table-cell office:value-type="string">
            <text:p>EXON CDS</text:p>
          </table:table-cell>
          <table:table-cell office:value-type="string">
            <text:p>rs17625943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3.18">
            <text:p>3.18</text:p>
          </table:table-cell>
          <table:table-cell office:value-type="float" office:value="42">
            <text:p>42</text:p>
          </table:table-cell>
          <table:table-cell office:value-type="string">
            <text:p>ENSG00000150627</text:p>
          </table:table-cell>
          <table:table-cell office:value-type="string">
            <text:p>WDR17</text:p>
          </table:table-cell>
          <table:table-cell office:value-type="string">
            <text:p>ENSFM00250000004932</text:p>
          </table:table-cell>
          <table:table-cell office:value-type="string">
            <text:p>WD REPEAT CONTAINING 17</text:p>
          </table:table-cell>
        </table:table-row>
        <table:table-row table:style-name="ro1">
          <table:table-cell table:number-columns-repeated="2" office:value-type="string">
            <text:p>4,177098285,1,G/A</text:p>
          </table:table-cell>
          <table:table-cell office:value-type="string">
            <text:p>GCT-aCT</text:p>
          </table:table-cell>
          <table:table-cell office:value-type="string">
            <text:p>ENST00000280190</text:p>
          </table:table-cell>
          <table:table-cell office:value-type="string">
            <text:p>ENSP00000280190</text:p>
          </table:table-cell>
          <table:table-cell office:value-type="string">
            <text:p>A1215T</text:p>
          </table:table-cell>
          <table:table-cell office:value-type="string">
            <text:p>EXON CDS</text:p>
          </table:table-cell>
          <table:table-cell office:value-type="string">
            <text:p>rs17625943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3.18">
            <text:p>3.18</text:p>
          </table:table-cell>
          <table:table-cell office:value-type="float" office:value="42">
            <text:p>42</text:p>
          </table:table-cell>
          <table:table-cell office:value-type="string">
            <text:p>ENSG00000150627</text:p>
          </table:table-cell>
          <table:table-cell office:value-type="string">
            <text:p>WDR17</text:p>
          </table:table-cell>
          <table:table-cell office:value-type="string">
            <text:p>ENSFM00250000004932</text:p>
          </table:table-cell>
          <table:table-cell office:value-type="string">
            <text:p>WD REPEAT CONTAINING 17</text:p>
          </table:table-cell>
        </table:table-row>
        <table:table-row table:style-name="ro1">
          <table:table-cell table:number-columns-repeated="2" office:value-type="string">
            <text:p>4,37903756,1,T/T</text:p>
          </table:table-cell>
          <table:table-cell office:value-type="string">
            <text:p>TCT-tCT</text:p>
          </table:table-cell>
          <table:table-cell office:value-type="string">
            <text:p>ENST00000261439</text:p>
          </table:table-cell>
          <table:table-cell office:value-type="string">
            <text:p>ENSP00000261439</text:p>
          </table:table-cell>
          <table:table-cell office:value-type="string">
            <text:p>S14S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3.25">
            <text:p>3.25</text:p>
          </table:table-cell>
          <table:table-cell office:value-type="float" office:value="63">
            <text:p>63</text:p>
          </table:table-cell>
          <table:table-cell office:value-type="string">
            <text:p>ENSG00000065882</text:p>
          </table:table-cell>
          <table:table-cell office:value-type="string">
            <text:p>TBC1D1</text:p>
          </table:table-cell>
          <table:table-cell office:value-type="string">
            <text:p>ENSFM00250000001599</text:p>
          </table:table-cell>
          <table:table-cell office:value-type="string">
            <text:p>TBC1 DOMAIN FAMILY MEMBER 4 AKT SUBSTRATE OF 160 KDA AS160</text:p>
          </table:table-cell>
        </table:table-row>
        <table:table-row table:style-name="ro1">
          <table:table-cell table:number-columns-repeated="2" office:value-type="string">
            <text:p>4,37903756,1,T/T</text:p>
          </table:table-cell>
          <table:table-cell office:value-type="string">
            <text:p>TCT-tCT</text:p>
          </table:table-cell>
          <table:table-cell office:value-type="string">
            <text:p>ENST00000261439</text:p>
          </table:table-cell>
          <table:table-cell office:value-type="string">
            <text:p>ENSP00000261439</text:p>
          </table:table-cell>
          <table:table-cell office:value-type="string">
            <text:p>S14S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3.25">
            <text:p>3.25</text:p>
          </table:table-cell>
          <table:table-cell office:value-type="float" office:value="63">
            <text:p>63</text:p>
          </table:table-cell>
          <table:table-cell office:value-type="string">
            <text:p>ENSG00000065882</text:p>
          </table:table-cell>
          <table:table-cell office:value-type="string">
            <text:p>TBC1D1</text:p>
          </table:table-cell>
          <table:table-cell office:value-type="string">
            <text:p>ENSFM00250000001599</text:p>
          </table:table-cell>
          <table:table-cell office:value-type="string">
            <text:p>TBC1 DOMAIN FAMILY MEMBER 4 AKT SUBSTRATE OF 160 KDA AS160</text:p>
          </table:table-cell>
        </table:table-row>
        <table:table-row table:style-name="ro1">
          <table:table-cell table:number-columns-repeated="2" office:value-type="string">
            <text:p>4,56502307,1,G/T</text:p>
          </table:table-cell>
          <table:table-cell office:value-type="string">
            <text:p>GCG-GaG</text:p>
          </table:table-cell>
          <table:table-cell office:value-type="string">
            <text:p>ENST00000264218</text:p>
          </table:table-cell>
          <table:table-cell office:value-type="string">
            <text:p>ENSP00000264218</text:p>
          </table:table-cell>
          <table:table-cell office:value-type="string">
            <text:p>A18E</text:p>
          </table:table-cell>
          <table:table-cell office:value-type="string">
            <text:p>EXON CDS</text:p>
          </table:table-cell>
          <table:table-cell office:value-type="string">
            <text:p>rs3828555:T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3">
            <text:p>0.03</text:p>
          </table:table-cell>
          <table:table-cell office:value-type="float" office:value="3.52">
            <text:p>3.52</text:p>
          </table:table-cell>
          <table:table-cell office:value-type="float" office:value="16">
            <text:p>16</text:p>
          </table:table-cell>
          <table:table-cell office:value-type="string">
            <text:p>ENSG00000109255</text:p>
          </table:table-cell>
          <table:table-cell office:value-type="string">
            <text:p>NMU</text:p>
          </table:table-cell>
          <table:table-cell office:value-type="string">
            <text:p>ENSFM00600000921849</text:p>
          </table:table-cell>
          <table:table-cell office:value-type="string">
            <text:p>NEUROMEDIN U PRECURSOR[CONTAINS NEUROMEDIN U NMU ]</text:p>
          </table:table-cell>
        </table:table-row>
        <table:table-row table:style-name="ro1">
          <table:table-cell table:number-columns-repeated="2" office:value-type="string">
            <text:p>4,72433545,1,A/C</text:p>
          </table:table-cell>
          <table:table-cell office:value-type="string">
            <text:p>ATA-cTA</text:p>
          </table:table-cell>
          <table:table-cell office:value-type="string">
            <text:p>ENST00000425175</text:p>
          </table:table-cell>
          <table:table-cell office:value-type="string">
            <text:p>ENSP00000393557</text:p>
          </table:table-cell>
          <table:table-cell office:value-type="string">
            <text:p>I1074L</text:p>
          </table:table-cell>
          <table:table-cell office:value-type="string">
            <text:p>EXON CDS</text:p>
          </table:table-cell>
          <table:table-cell office:value-type="string">
            <text:p>rs1062677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3.02">
            <text:p>3.02</text:p>
          </table:table-cell>
          <table:table-cell office:value-type="float" office:value="48">
            <text:p>48</text:p>
          </table:table-cell>
          <table:table-cell office:value-type="string">
            <text:p>ENSG00000080493</text:p>
          </table:table-cell>
          <table:table-cell office:value-type="string">
            <text:p>SLC4A4</text:p>
          </table:table-cell>
          <table:table-cell office:value-type="string">
            <text:p>ENSFM00440000236840</text:p>
          </table:table-cell>
          <table:table-cell office:value-type="string">
            <text:p>SODIUM BICARBONATE COTRANSPORTER SODIUM BICARBONATE COTRANSPORTER SOLUTE CARRIER FAMILY 4 MEMBER</text:p>
          </table:table-cell>
        </table:table-row>
        <table:table-row table:style-name="ro1">
          <table:table-cell table:number-columns-repeated="2" office:value-type="string">
            <text:p>5,140186980,1,G/A</text:p>
          </table:table-cell>
          <table:table-cell office:value-type="string">
            <text:p>GGC-aGC</text:p>
          </table:table-cell>
          <table:table-cell office:value-type="string">
            <text:p>ENST00000356878</text:p>
          </table:table-cell>
          <table:table-cell office:value-type="string">
            <text:p>ENSP00000349344</text:p>
          </table:table-cell>
          <table:table-cell office:value-type="string">
            <text:p>G70S</text:p>
          </table:table-cell>
          <table:table-cell office:value-type="string">
            <text:p>EXON CDS</text:p>
          </table:table-cell>
          <table:table-cell office:value-type="string">
            <text:p>rs3822354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1">
            <text:p>2.91</text:p>
          </table:table-cell>
          <table:table-cell office:value-type="float" office:value="296">
            <text:p>296</text:p>
          </table:table-cell>
          <table:table-cell office:value-type="string">
            <text:p>ENSG00000204967</text:p>
          </table:table-cell>
          <table:table-cell office:value-type="string">
            <text:p>PCDHA4</text:p>
          </table:table-cell>
          <table:table-cell office:value-type="string">
            <text:p>ENSFM00510000502734</text:p>
          </table:table-cell>
          <table:table-cell office:value-type="string">
            <text:p>PROTOCADHERIN ALPHA PRECURSOR PCDH ALPHA</text:p>
          </table:table-cell>
        </table:table-row>
        <table:table-row table:style-name="ro1">
          <table:table-cell table:number-columns-repeated="2" office:value-type="string">
            <text:p>5,140186980,1,G/A</text:p>
          </table:table-cell>
          <table:table-cell office:value-type="string">
            <text:p>GGC-aGC</text:p>
          </table:table-cell>
          <table:table-cell office:value-type="string">
            <text:p>ENST00000356878</text:p>
          </table:table-cell>
          <table:table-cell office:value-type="string">
            <text:p>ENSP00000349344</text:p>
          </table:table-cell>
          <table:table-cell office:value-type="string">
            <text:p>G70S</text:p>
          </table:table-cell>
          <table:table-cell office:value-type="string">
            <text:p>EXON CDS</text:p>
          </table:table-cell>
          <table:table-cell office:value-type="string">
            <text:p>rs3822354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1">
            <text:p>2.91</text:p>
          </table:table-cell>
          <table:table-cell office:value-type="float" office:value="296">
            <text:p>296</text:p>
          </table:table-cell>
          <table:table-cell office:value-type="string">
            <text:p>ENSG00000204967</text:p>
          </table:table-cell>
          <table:table-cell office:value-type="string">
            <text:p>PCDHA4</text:p>
          </table:table-cell>
          <table:table-cell office:value-type="string">
            <text:p>ENSFM00510000502734</text:p>
          </table:table-cell>
          <table:table-cell office:value-type="string">
            <text:p>PROTOCADHERIN ALPHA PRECURSOR PCDH ALPHA</text:p>
          </table:table-cell>
        </table:table-row>
        <table:table-row table:style-name="ro1">
          <table:table-cell table:number-columns-repeated="2" office:value-type="string">
            <text:p>5,35965970,1,A/C</text:p>
          </table:table-cell>
          <table:table-cell office:value-type="string">
            <text:p>TGT-gGT</text:p>
          </table:table-cell>
          <table:table-cell office:value-type="string">
            <text:p>ENST00000274278</text:p>
          </table:table-cell>
          <table:table-cell office:value-type="string">
            <text:p>ENSP00000274278</text:p>
          </table:table-cell>
          <table:table-cell office:value-type="string">
            <text:p>C121G</text:p>
          </table:table-cell>
          <table:table-cell office:value-type="string">
            <text:p>EXON CDS</text:p>
          </table:table-cell>
          <table:table-cell office:value-type="string">
            <text:p>rs3756669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2">
            <text:p>2.72</text:p>
          </table:table-cell>
          <table:table-cell office:value-type="float" office:value="271">
            <text:p>271</text:p>
          </table:table-cell>
          <table:table-cell office:value-type="string">
            <text:p>ENSG00000145626</text:p>
          </table:table-cell>
          <table:table-cell office:value-type="string">
            <text:p>UGT3A1</text:p>
          </table:table-cell>
          <table:table-cell office:value-type="string">
            <text:p>ENSFM00500000271547</text:p>
          </table:table-cell>
          <table:table-cell office:value-type="string">
            <text:p>UDP GLUCURONOSYLTRANSFERASE PRECURSOR UDPGT EC_2.4.1.17</text:p>
          </table:table-cell>
        </table:table-row>
        <table:table-row table:style-name="ro1">
          <table:table-cell table:number-columns-repeated="2" office:value-type="string">
            <text:p>5,35965970,1,A/C</text:p>
          </table:table-cell>
          <table:table-cell office:value-type="string">
            <text:p>TGT-gGT</text:p>
          </table:table-cell>
          <table:table-cell office:value-type="string">
            <text:p>ENST00000274278</text:p>
          </table:table-cell>
          <table:table-cell office:value-type="string">
            <text:p>ENSP00000274278</text:p>
          </table:table-cell>
          <table:table-cell office:value-type="string">
            <text:p>C121G</text:p>
          </table:table-cell>
          <table:table-cell office:value-type="string">
            <text:p>EXON CDS</text:p>
          </table:table-cell>
          <table:table-cell office:value-type="string">
            <text:p>rs3756669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72">
            <text:p>2.72</text:p>
          </table:table-cell>
          <table:table-cell office:value-type="float" office:value="271">
            <text:p>271</text:p>
          </table:table-cell>
          <table:table-cell office:value-type="string">
            <text:p>ENSG00000145626</text:p>
          </table:table-cell>
          <table:table-cell office:value-type="string">
            <text:p>UGT3A1</text:p>
          </table:table-cell>
          <table:table-cell office:value-type="string">
            <text:p>ENSFM00500000271547</text:p>
          </table:table-cell>
          <table:table-cell office:value-type="string">
            <text:p>UDP GLUCURONOSYLTRANSFERASE PRECURSOR UDPGT EC_2.4.1.17</text:p>
          </table:table-cell>
        </table:table-row>
        <table:table-row table:style-name="ro1">
          <table:table-cell table:number-columns-repeated="2" office:value-type="string">
            <text:p>5,41061716,1,A/A</text:p>
          </table:table-cell>
          <table:table-cell office:value-type="string">
            <text:p>TGG-tGG</text:p>
          </table:table-cell>
          <table:table-cell office:value-type="string">
            <text:p>ENST00000399564</text:p>
          </table:table-cell>
          <table:table-cell office:value-type="string">
            <text:p>ENSP00000382476</text:p>
          </table:table-cell>
          <table:table-cell office:value-type="string">
            <text:p>W191W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3">
            <text:p>2.3</text:p>
          </table:table-cell>
          <table:table-cell office:value-type="float" office:value="55">
            <text:p>55</text:p>
          </table:table-cell>
          <table:table-cell office:value-type="string">
            <text:p>ENSG00000171495</text:p>
          </table:table-cell>
          <table:table-cell office:value-type="string">
            <text:p>HEATR7B2</text:p>
          </table:table-cell>
          <table:table-cell office:value-type="string">
            <text:p>ENSFM00560000771043</text:p>
          </table:table-cell>
          <table:table-cell office:value-type="string">
            <text:p>HEAT REPEAT CONTAINING</text:p>
          </table:table-cell>
        </table:table-row>
        <table:table-row table:style-name="ro1">
          <table:table-cell table:number-columns-repeated="2" office:value-type="string">
            <text:p>6,26637796,1,C/A</text:p>
          </table:table-cell>
          <table:table-cell office:value-type="string">
            <text:p>GGC-GtC</text:p>
          </table:table-cell>
          <table:table-cell office:value-type="string">
            <text:p>ENST00000415922</text:p>
          </table:table-cell>
          <table:table-cell office:value-type="string">
            <text:p>ENSP00000418897</text:p>
          </table:table-cell>
          <table:table-cell office:value-type="string">
            <text:p>G329V</text:p>
          </table:table-cell>
          <table:table-cell office:value-type="string">
            <text:p>EXON CDS</text:p>
          </table:table-cell>
          <table:table-cell office:value-type="string">
            <text:p>rs3750554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3.07">
            <text:p>3.07</text:p>
          </table:table-cell>
          <table:table-cell office:value-type="float" office:value="305">
            <text:p>305</text:p>
          </table:table-cell>
          <table:table-cell office:value-type="string">
            <text:p>ENSG00000181315</text:p>
          </table:table-cell>
          <table:table-cell office:value-type="string">
            <text:p>ZNF322A</text:p>
          </table:table-cell>
          <table:table-cell office:value-type="string">
            <text:p>ENSFM00570000851870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6,26637796,1,C/A</text:p>
          </table:table-cell>
          <table:table-cell office:value-type="string">
            <text:p>GGC-GtC</text:p>
          </table:table-cell>
          <table:table-cell office:value-type="string">
            <text:p>ENST00000415922</text:p>
          </table:table-cell>
          <table:table-cell office:value-type="string">
            <text:p>ENSP00000418897</text:p>
          </table:table-cell>
          <table:table-cell office:value-type="string">
            <text:p>G329V</text:p>
          </table:table-cell>
          <table:table-cell office:value-type="string">
            <text:p>EXON CDS</text:p>
          </table:table-cell>
          <table:table-cell office:value-type="string">
            <text:p>rs3750554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3.07">
            <text:p>3.07</text:p>
          </table:table-cell>
          <table:table-cell office:value-type="float" office:value="305">
            <text:p>305</text:p>
          </table:table-cell>
          <table:table-cell office:value-type="string">
            <text:p>ENSG00000181315</text:p>
          </table:table-cell>
          <table:table-cell office:value-type="string">
            <text:p>ZNF322A</text:p>
          </table:table-cell>
          <table:table-cell office:value-type="string">
            <text:p>ENSFM00570000851870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6,26637796,1,C/A</text:p>
          </table:table-cell>
          <table:table-cell office:value-type="string">
            <text:p>GGC-GtC</text:p>
          </table:table-cell>
          <table:table-cell office:value-type="string">
            <text:p>ENST00000415922</text:p>
          </table:table-cell>
          <table:table-cell office:value-type="string">
            <text:p>ENSP00000418897</text:p>
          </table:table-cell>
          <table:table-cell office:value-type="string">
            <text:p>G329V</text:p>
          </table:table-cell>
          <table:table-cell office:value-type="string">
            <text:p>EXON CDS</text:p>
          </table:table-cell>
          <table:table-cell office:value-type="string">
            <text:p>rs3750554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3.07">
            <text:p>3.07</text:p>
          </table:table-cell>
          <table:table-cell office:value-type="float" office:value="305">
            <text:p>305</text:p>
          </table:table-cell>
          <table:table-cell office:value-type="string">
            <text:p>ENSG00000181315</text:p>
          </table:table-cell>
          <table:table-cell office:value-type="string">
            <text:p>ZNF322A</text:p>
          </table:table-cell>
          <table:table-cell office:value-type="string">
            <text:p>ENSFM00570000851870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6,26637796,1,C/A</text:p>
          </table:table-cell>
          <table:table-cell office:value-type="string">
            <text:p>GGC-GtC</text:p>
          </table:table-cell>
          <table:table-cell office:value-type="string">
            <text:p>ENST00000415922</text:p>
          </table:table-cell>
          <table:table-cell office:value-type="string">
            <text:p>ENSP00000418897</text:p>
          </table:table-cell>
          <table:table-cell office:value-type="string">
            <text:p>G329V</text:p>
          </table:table-cell>
          <table:table-cell office:value-type="string">
            <text:p>EXON CDS</text:p>
          </table:table-cell>
          <table:table-cell office:value-type="string">
            <text:p>rs3750554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3.07">
            <text:p>3.07</text:p>
          </table:table-cell>
          <table:table-cell office:value-type="float" office:value="305">
            <text:p>305</text:p>
          </table:table-cell>
          <table:table-cell office:value-type="string">
            <text:p>ENSG00000181315</text:p>
          </table:table-cell>
          <table:table-cell office:value-type="string">
            <text:p>ZNF322A</text:p>
          </table:table-cell>
          <table:table-cell office:value-type="string">
            <text:p>ENSFM00570000851870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6,2685775,1,G/A</text:p>
          </table:table-cell>
          <table:table-cell office:value-type="string">
            <text:p>ACG-AtG</text:p>
          </table:table-cell>
          <table:table-cell office:value-type="string">
            <text:p>ENST00000268446</text:p>
          </table:table-cell>
          <table:table-cell office:value-type="string">
            <text:p>ENSP00000268446</text:p>
          </table:table-cell>
          <table:table-cell office:value-type="string">
            <text:p>T126M</text:p>
          </table:table-cell>
          <table:table-cell office:value-type="string">
            <text:p>EXON CDS</text:p>
          </table:table-cell>
          <table:table-cell office:value-type="string">
            <text:p>rs34953021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222">
            <text:p>222</text:p>
          </table:table-cell>
          <table:table-cell office:value-type="string">
            <text:p>ENSG00000145949</text:p>
          </table:table-cell>
          <table:table-cell office:value-type="string">
            <text:p>MYLK4</text:p>
          </table:table-cell>
          <table:table-cell office:value-type="string">
            <text:p>ENSFM00550000743135</text:p>
          </table:table-cell>
          <table:table-cell office:value-type="string">
            <text:p>MYOSIN LIGHT CHAIN KINASE EC_2.7.11.18</text:p>
          </table:table-cell>
        </table:table-row>
        <table:table-row table:style-name="ro1">
          <table:table-cell table:number-columns-repeated="2" office:value-type="string">
            <text:p>6,29910572,1,C/C</text:p>
          </table:table-cell>
          <table:table-cell office:value-type="string">
            <text:p>CGG-gGG</text:p>
          </table:table-cell>
          <table:table-cell office:value-type="string">
            <text:p>ENST00000355767</text:p>
          </table:table-cell>
          <table:table-cell office:value-type="string">
            <text:p>ENSP00000348012</text:p>
          </table:table-cell>
          <table:table-cell office:value-type="string">
            <text:p>R38G</text:p>
          </table:table-cell>
          <table:table-cell office:value-type="string">
            <text:p>EXON CDS</text:p>
          </table:table-cell>
          <table:table-cell office:value-type="string">
            <text:p>rs45569434:T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">
            <text:p>0</text:p>
          </table:table-cell>
          <table:table-cell office:value-type="float" office:value="4.32">
            <text:p>4.32</text:p>
          </table:table-cell>
          <table:table-cell office:value-type="float" office:value="308">
            <text:p>308</text:p>
          </table:table-cell>
          <table:table-cell office:value-type="string">
            <text:p>ENSG00000206503</text:p>
          </table:table-cell>
          <table:table-cell office:value-type="string">
            <text:p>HLA-A</text:p>
          </table:table-cell>
          <table:table-cell office:value-type="string">
            <text:p>ENSFM00610000952844</text:p>
          </table:table-cell>
          <table:table-cell office:value-type="string">
            <text:p>CLASS I HISTOCOMPATIBILITY ANTIGEN ALPHA CHAIN PRECURSOR</text:p>
          </table:table-cell>
        </table:table-row>
        <table:table-row table:style-name="ro1">
          <table:table-cell table:number-columns-repeated="2" office:value-type="string">
            <text:p>6,80228535,1,T/G</text:p>
          </table:table-cell>
          <table:table-cell office:value-type="string">
            <text:p>GAT-GcT</text:p>
          </table:table-cell>
          <table:table-cell office:value-type="string">
            <text:p>ENST00000369846</text:p>
          </table:table-cell>
          <table:table-cell office:value-type="string">
            <text:p>ENSP00000358861</text:p>
          </table:table-cell>
          <table:table-cell office:value-type="string">
            <text:p>D26A</text:p>
          </table:table-cell>
          <table:table-cell office:value-type="string">
            <text:p>EXON CDS</text:p>
          </table:table-cell>
          <table:table-cell office:value-type="string">
            <text:p>rs3406846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9">
            <text:p>2.99</text:p>
          </table:table-cell>
          <table:table-cell office:value-type="float" office:value="25">
            <text:p>25</text:p>
          </table:table-cell>
          <table:table-cell office:value-type="string">
            <text:p>ENSG00000135338</text:p>
          </table:table-cell>
          <table:table-cell office:value-type="string">
            <text:p>LCA5</text:p>
          </table:table-cell>
          <table:table-cell office:value-type="string">
            <text:p>ENSFM00250000004935</text:p>
          </table:table-cell>
          <table:table-cell office:value-type="string">
            <text:p>LEBERCILIN LEBER CONGENITAL AMAUROSIS 5</text:p>
          </table:table-cell>
        </table:table-row>
        <table:table-row table:style-name="ro1">
          <table:table-cell table:number-columns-repeated="2" office:value-type="string">
            <text:p>6,80228535,1,T/G</text:p>
          </table:table-cell>
          <table:table-cell office:value-type="string">
            <text:p>GAT-GcT</text:p>
          </table:table-cell>
          <table:table-cell office:value-type="string">
            <text:p>ENST00000369846</text:p>
          </table:table-cell>
          <table:table-cell office:value-type="string">
            <text:p>ENSP00000358861</text:p>
          </table:table-cell>
          <table:table-cell office:value-type="string">
            <text:p>D26A</text:p>
          </table:table-cell>
          <table:table-cell office:value-type="string">
            <text:p>EXON CDS</text:p>
          </table:table-cell>
          <table:table-cell office:value-type="string">
            <text:p>rs34068461:G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3">
            <text:p>0.03</text:p>
          </table:table-cell>
          <table:table-cell office:value-type="float" office:value="2.99">
            <text:p>2.99</text:p>
          </table:table-cell>
          <table:table-cell office:value-type="float" office:value="25">
            <text:p>25</text:p>
          </table:table-cell>
          <table:table-cell office:value-type="string">
            <text:p>ENSG00000135338</text:p>
          </table:table-cell>
          <table:table-cell office:value-type="string">
            <text:p>LCA5</text:p>
          </table:table-cell>
          <table:table-cell office:value-type="string">
            <text:p>ENSFM00250000004935</text:p>
          </table:table-cell>
          <table:table-cell office:value-type="string">
            <text:p>LEBERCILIN LEBER CONGENITAL AMAUROSIS 5</text:p>
          </table:table-cell>
        </table:table-row>
        <table:table-row table:style-name="ro1">
          <table:table-cell table:number-columns-repeated="2" office:value-type="string">
            <text:p>7,105177041,1,A/T</text:p>
          </table:table-cell>
          <table:table-cell office:value-type="string">
            <text:p>AGT-tGT</text:p>
          </table:table-cell>
          <table:table-cell office:value-type="string">
            <text:p>ENST00000257700</text:p>
          </table:table-cell>
          <table:table-cell office:value-type="string">
            <text:p>ENSP00000257700</text:p>
          </table:table-cell>
          <table:table-cell office:value-type="string">
            <text:p>S40C</text:p>
          </table:table-cell>
          <table:table-cell office:value-type="string">
            <text:p>EXON CDS</text:p>
          </table:table-cell>
          <table:table-cell office:value-type="string">
            <text:p>rs11556986:T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5">
            <text:p>0.05</text:p>
          </table:table-cell>
          <table:table-cell office:value-type="float" office:value="3.37">
            <text:p>3.37</text:p>
          </table:table-cell>
          <table:table-cell office:value-type="float" office:value="33">
            <text:p>33</text:p>
          </table:table-cell>
          <table:table-cell office:value-type="string">
            <text:p>ENSG00000135249</text:p>
          </table:table-cell>
          <table:table-cell office:value-type="string">
            <text:p>RINT1</text:p>
          </table:table-cell>
          <table:table-cell office:value-type="string">
            <text:p>ENSFM00250000003702</text:p>
          </table:table-cell>
          <table:table-cell office:value-type="string">
            <text:p>RAD50 INTERACTING 1 RAD50 INTERACTOR 1 RINT 1</text:p>
          </table:table-cell>
        </table:table-row>
        <table:table-row table:style-name="ro1">
          <table:table-cell table:number-columns-repeated="2" office:value-type="string">
            <text:p>7,2578371,1,G/A</text:p>
          </table:table-cell>
          <table:table-cell office:value-type="string">
            <text:p>CTC-tTC</text:p>
          </table:table-cell>
          <table:table-cell office:value-type="string">
            <text:p>ENST00000340611</text:p>
          </table:table-cell>
          <table:table-cell office:value-type="string">
            <text:p>ENSP00000339637</text:p>
          </table:table-cell>
          <table:table-cell office:value-type="string">
            <text:p>L600F</text:p>
          </table:table-cell>
          <table:table-cell office:value-type="string">
            <text:p>EXON CDS</text:p>
          </table:table-cell>
          <table:table-cell office:value-type="string">
            <text:p>rs56727079:A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">
            <text:p>0</text:p>
          </table:table-cell>
          <table:table-cell office:value-type="float" office:value="2.91">
            <text:p>2.91</text:p>
          </table:table-cell>
          <table:table-cell office:value-type="float" office:value="31">
            <text:p>31</text:p>
          </table:table-cell>
          <table:table-cell office:value-type="string">
            <text:p>ENSG00000106009</text:p>
          </table:table-cell>
          <table:table-cell office:value-type="string">
            <text:p>BRAT1</text:p>
          </table:table-cell>
          <table:table-cell office:value-type="string">
            <text:p>ENSFM00250000004486</text:p>
          </table:table-cell>
          <table:table-cell office:value-type="string">
            <text:p>BRCA1 ASSOCIATED ATM ACTIVATOR 1 BRCA1 ASSOCIATED REQUIRED ATM ACTIVATION 1</text:p>
          </table:table-cell>
        </table:table-row>
        <table:table-row table:style-name="ro1">
          <table:table-cell table:number-columns-repeated="2" office:value-type="string">
            <text:p>7,48311563,1,T/G</text:p>
          </table:table-cell>
          <table:table-cell office:value-type="string">
            <text:p>ATT-AgT</text:p>
          </table:table-cell>
          <table:table-cell office:value-type="string">
            <text:p>ENST00000435803</text:p>
          </table:table-cell>
          <table:table-cell office:value-type="string">
            <text:p>ENSP00000411096</text:p>
          </table:table-cell>
          <table:table-cell office:value-type="string">
            <text:p>I767S</text:p>
          </table:table-cell>
          <table:table-cell office:value-type="string">
            <text:p>EXON CDS</text:p>
          </table:table-cell>
          <table:table-cell office:value-type="string">
            <text:p>rs17712293:G</text:p>
          </table:table-cell>
          <table:table-cell office:value-type="string">
            <text:p>Nonsynonymous</text:p>
          </table:table-cell>
          <table:table-cell office:value-type="string">
            <text:p>DAMAGING *Warning! Low confidence.</text:p>
          </table:table-cell>
          <table:table-cell office:value-type="float" office:value="0.01">
            <text:p>0.01</text:p>
          </table:table-cell>
          <table:table-cell office:value-type="float" office:value="3.52">
            <text:p>3.52</text:p>
          </table:table-cell>
          <table:table-cell office:value-type="float" office:value="11">
            <text:p>11</text:p>
          </table:table-cell>
          <table:table-cell office:value-type="string">
            <text:p>ENSG00000179869</text:p>
          </table:table-cell>
          <table:table-cell office:value-type="string">
            <text:p>ABCA13</text:p>
          </table:table-cell>
          <table:table-cell office:value-type="string">
            <text:p>ENSFM00570000851761</text:p>
          </table:table-cell>
          <table:table-cell office:value-type="string">
            <text:p>ATP BINDING CASSETTE SUB FAMILY A MEMBER 13</text:p>
          </table:table-cell>
        </table:table-row>
        <table:table-row table:style-name="ro1">
          <table:table-cell table:number-columns-repeated="2" office:value-type="string">
            <text:p>7,6590670,1,C/T</text:p>
          </table:table-cell>
          <table:table-cell office:value-type="string">
            <text:p>CGC-CaC</text:p>
          </table:table-cell>
          <table:table-cell office:value-type="string">
            <text:p>ENST00000457091</text:p>
          </table:table-cell>
          <table:table-cell office:value-type="string">
            <text:p>ENSP00000397351</text:p>
          </table:table-cell>
          <table:table-cell office:value-type="string">
            <text:p>R133H</text:p>
          </table:table-cell>
          <table:table-cell office:value-type="string">
            <text:p>EXON CDS</text:p>
          </table:table-cell>
          <table:table-cell office:value-type="string">
            <text:p>rs9690195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3.25">
            <text:p>3.25</text:p>
          </table:table-cell>
          <table:table-cell office:value-type="float" office:value="19">
            <text:p>19</text:p>
          </table:table-cell>
          <table:table-cell office:value-type="string">
            <text:p>ENSG00000215045</text:p>
          </table:table-cell>
          <table:table-cell office:value-type="string">
            <text:p>GRID2IP</text:p>
          </table:table-cell>
          <table:table-cell office:value-type="string">
            <text:p>ENSFM00500000273079</text:p>
          </table:table-cell>
          <table:table-cell office:value-type="string">
            <text:p>DELPHILIN GLUTAMATE RECEPTOR IONOTROPIC DELTA 2 INTERACTING 1</text:p>
          </table:table-cell>
        </table:table-row>
        <table:table-row table:style-name="ro1">
          <table:table-cell table:number-columns-repeated="2" office:value-type="string">
            <text:p>8,144689146,1,C/T</text:p>
          </table:table-cell>
          <table:table-cell office:value-type="string">
            <text:p>GTG-aTG</text:p>
          </table:table-cell>
          <table:table-cell office:value-type="string">
            <text:p>ENST00000220966</text:p>
          </table:table-cell>
          <table:table-cell office:value-type="string">
            <text:p>ENSP00000220966</text:p>
          </table:table-cell>
          <table:table-cell office:value-type="string">
            <text:p>V117M</text:p>
          </table:table-cell>
          <table:table-cell office:value-type="string">
            <text:p>EXON CDS</text:p>
          </table:table-cell>
          <table:table-cell office:value-type="string">
            <text:p>CM067455:HGMD_MUTATION;rs2242089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69">
            <text:p>2.69</text:p>
          </table:table-cell>
          <table:table-cell office:value-type="float" office:value="106">
            <text:p>106</text:p>
          </table:table-cell>
          <table:table-cell office:value-type="string">
            <text:p>ENSG00000104524</text:p>
          </table:table-cell>
          <table:table-cell office:value-type="string">
            <text:p>PYCRL</text:p>
          </table:table-cell>
          <table:table-cell office:value-type="string">
            <text:p>ENSFM00500000269896</text:p>
          </table:table-cell>
          <table:table-cell office:value-type="string">
            <text:p>PYRROLINE 5 CARBOXYLATE REDUCTASE 3 P5C REDUCTASE 3 P5CR 3 EC_1.5.1.2 PYRROLINE 5 CARBOXYLATE REDUCTASE</text:p>
          </table:table-cell>
        </table:table-row>
        <table:table-row table:style-name="ro1">
          <table:table-cell table:number-columns-repeated="2" office:value-type="string">
            <text:p>8,7215694,1,A/A</text:p>
          </table:table-cell>
          <table:table-cell office:value-type="string">
            <text:p>GTC-GtC</text:p>
          </table:table-cell>
          <table:table-cell office:value-type="string">
            <text:p>ENST00000400078</text:p>
          </table:table-cell>
          <table:table-cell office:value-type="string">
            <text:p>ENSP00000445477</text:p>
          </table:table-cell>
          <table:table-cell office:value-type="string">
            <text:p>V236V</text:p>
          </table:table-cell>
          <table:table-cell office:value-type="string">
            <text:p>EXON CDS</text:p>
          </table:table-cell>
          <table:table-cell office:value-type="string">
            <text:p>ref</text:p>
          </table:table-cell>
          <table:table-cell office:value-type="string">
            <text:p>Reference</text:p>
          </table:table-cell>
          <table:table-cell office:value-type="string">
            <text:p>DAMAGING</text:p>
          </table:table-cell>
          <table:table-cell office:value-type="float" office:value="0.04">
            <text:p>0.04</text:p>
          </table:table-cell>
          <table:table-cell office:value-type="float" office:value="2.49">
            <text:p>2.49</text:p>
          </table:table-cell>
          <table:table-cell office:value-type="float" office:value="176">
            <text:p>176</text:p>
          </table:table-cell>
          <table:table-cell office:value-type="string">
            <text:p>ENSG00000215372</text:p>
          </table:table-cell>
          <table:table-cell office:value-type="string">
            <text:p>ZNF705G</text:p>
          </table:table-cell>
          <table:table-cell office:value-type="string">
            <text:p>ENSFM00570000851409</text:p>
          </table:table-cell>
          <table:table-cell office:value-type="string">
            <text:p>ZINC FINGER</text:p>
          </table:table-cell>
        </table:table-row>
        <table:table-row table:style-name="ro1">
          <table:table-cell table:number-columns-repeated="2" office:value-type="string">
            <text:p>9,107361490,1,A/T</text:p>
          </table:table-cell>
          <table:table-cell office:value-type="string">
            <text:p>TTG-aTG</text:p>
          </table:table-cell>
          <table:table-cell office:value-type="string">
            <text:p>ENST00000374779</text:p>
          </table:table-cell>
          <table:table-cell office:value-type="string">
            <text:p>ENSP00000363911</text:p>
          </table:table-cell>
          <table:table-cell office:value-type="string">
            <text:p>L69M</text:p>
          </table:table-cell>
          <table:table-cell office:value-type="string">
            <text:p>EXON CDS</text:p>
          </table:table-cell>
          <table:table-cell office:value-type="string">
            <text:p>rs7042502:T;rs57169158:T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2.81">
            <text:p>2.81</text:p>
          </table:table-cell>
          <table:table-cell office:value-type="float" office:value="308">
            <text:p>308</text:p>
          </table:table-cell>
          <table:table-cell office:value-type="string">
            <text:p>ENSG00000255800</text:p>
          </table:table-cell>
          <table:table-cell office:value-type="string">
            <text:p>OR13C5</text:p>
          </table:table-cell>
          <table:table-cell office:value-type="string">
            <text:p>ENSFM00420000140520</text:p>
          </table:table-cell>
          <table:table-cell office:value-type="string">
            <text:p>OLFACTORY RECEPTOR OLFACTORY RECEPTOR OR9</text:p>
          </table:table-cell>
        </table:table-row>
        <table:table-row table:style-name="ro1">
          <table:table-cell table:number-columns-repeated="2" office:value-type="string">
            <text:p>9,33385690,1,G/T</text:p>
          </table:table-cell>
          <table:table-cell office:value-type="string">
            <text:p>CGC-aGC</text:p>
          </table:table-cell>
          <table:table-cell office:value-type="string">
            <text:p>ENST00000297988</text:p>
          </table:table-cell>
          <table:table-cell office:value-type="string">
            <text:p>ENSP00000297988</text:p>
          </table:table-cell>
          <table:table-cell office:value-type="string">
            <text:p>R234S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office:value-type="float" office:value="129">
            <text:p>129</text:p>
          </table:table-cell>
          <table:table-cell office:value-type="string">
            <text:p>ENSG00000165269</text:p>
          </table:table-cell>
          <table:table-cell office:value-type="string">
            <text:p>AQP7</text:p>
          </table:table-cell>
          <table:table-cell office:value-type="string">
            <text:p>ENSFM00250000001065</text:p>
          </table:table-cell>
          <table:table-cell office:value-type="string">
            <text:p>AQUAPORIN AQP AQUAGLYCEROPORIN</text:p>
          </table:table-cell>
        </table:table-row>
        <table:table-row table:style-name="ro1">
          <table:table-cell table:number-columns-repeated="2" office:value-type="string">
            <text:p>9,99699485,1,G/C</text:p>
          </table:table-cell>
          <table:table-cell office:value-type="string">
            <text:p>GAG-GAc</text:p>
          </table:table-cell>
          <table:table-cell office:value-type="string">
            <text:p>ENST00000354649</text:p>
          </table:table-cell>
          <table:table-cell office:value-type="string">
            <text:p>ENSP00000346670</text:p>
          </table:table-cell>
          <table:table-cell office:value-type="string">
            <text:p>E374D</text:p>
          </table:table-cell>
          <table:table-cell office:value-type="string">
            <text:p>EXON CDS</text:p>
          </table:table-cell>
          <table:table-cell office:value-type="string">
            <text:p>rs7866127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92">
            <text:p>2.92</text:p>
          </table:table-cell>
          <table:table-cell office:value-type="float" office:value="84">
            <text:p>84</text:p>
          </table:table-cell>
          <table:table-cell office:value-type="string">
            <text:p>ENSG00000188152</text:p>
          </table:table-cell>
          <table:table-cell office:value-type="string">
            <text:p>FAM22G</text:p>
          </table:table-cell>
          <table:table-cell office:value-type="string">
            <text:p>ENSFM00250000002655</text:p>
          </table:table-cell>
          <table:table-cell office:value-type="string">
            <text:p>AMBIGUOUS</text:p>
          </table:table-cell>
        </table:table-row>
        <table:table-row table:style-name="ro1">
          <table:table-cell table:number-columns-repeated="2" office:value-type="string">
            <text:p>9,99699485,1,G/C</text:p>
          </table:table-cell>
          <table:table-cell office:value-type="string">
            <text:p>GAG-GAc</text:p>
          </table:table-cell>
          <table:table-cell office:value-type="string">
            <text:p>ENST00000354649</text:p>
          </table:table-cell>
          <table:table-cell office:value-type="string">
            <text:p>ENSP00000346670</text:p>
          </table:table-cell>
          <table:table-cell office:value-type="string">
            <text:p>E374D</text:p>
          </table:table-cell>
          <table:table-cell office:value-type="string">
            <text:p>EXON CDS</text:p>
          </table:table-cell>
          <table:table-cell office:value-type="string">
            <text:p>rs7866127:C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1">
            <text:p>0.01</text:p>
          </table:table-cell>
          <table:table-cell office:value-type="float" office:value="2.92">
            <text:p>2.92</text:p>
          </table:table-cell>
          <table:table-cell office:value-type="float" office:value="84">
            <text:p>84</text:p>
          </table:table-cell>
          <table:table-cell office:value-type="string">
            <text:p>ENSG00000188152</text:p>
          </table:table-cell>
          <table:table-cell office:value-type="string">
            <text:p>FAM22G</text:p>
          </table:table-cell>
          <table:table-cell office:value-type="string">
            <text:p>ENSFM00250000002655</text:p>
          </table:table-cell>
          <table:table-cell office:value-type="string">
            <text:p>AMBIGUOUS</text:p>
          </table:table-cell>
        </table:table-row>
        <table:table-row table:style-name="ro1">
          <table:table-cell table:number-columns-repeated="2" office:value-type="string">
            <text:p>X,7811813,1,A/T</text:p>
          </table:table-cell>
          <table:table-cell office:value-type="string">
            <text:p>CAG-CtG</text:p>
          </table:table-cell>
          <table:table-cell office:value-type="string">
            <text:p>ENST00000381059</text:p>
          </table:table-cell>
          <table:table-cell office:value-type="string">
            <text:p>ENSP00000370447</text:p>
          </table:table-cell>
          <table:table-cell office:value-type="string">
            <text:p>Q126L</text:p>
          </table:table-cell>
          <table:table-cell office:value-type="string">
            <text:p>EXON CDS</text:p>
          </table:table-cell>
          <table:table-cell office:value-type="string">
            <text:p>novel</text:p>
          </table:table-cell>
          <table:table-cell office:value-type="string">
            <text:p>Nonsynonymous</text:p>
          </table:table-cell>
          <table:table-cell office:value-type="string">
            <text:p>DAMAGING</text:p>
          </table:table-cell>
          <table:table-cell office:value-type="float" office:value="0.05">
            <text:p>0.05</text:p>
          </table:table-cell>
          <table:table-cell office:value-type="float" office:value="1.59">
            <text:p>1.59</text:p>
          </table:table-cell>
          <table:table-cell office:value-type="float" office:value="92">
            <text:p>92</text:p>
          </table:table-cell>
          <table:table-cell office:value-type="string">
            <text:p>ENSG00000182583</text:p>
          </table:table-cell>
          <table:table-cell office:value-type="string">
            <text:p>VCX</text:p>
          </table:table-cell>
          <table:table-cell office:value-type="string">
            <text:p>ENSFM00600000922111</text:p>
          </table:table-cell>
          <table:table-cell office:value-type="string">
            <text:p>VARIABLE CHARGE X LINKED VARIABLE CHARGE ON X WITH REPEATS VCX VARIABLY CHARGED X VCX</text:p>
          </table:table-cell>
        </table:table-row>
        <table:table-row table:style-name="ro2" table:number-rows-repeated="104838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Q19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4-07-16T16:01:34</meta:creation-date>
    <dc:date>2014-07-16T16:05:29</dc:date>
    <dc:creator>Matt </dc:creator>
    <meta:editing-duration>PT3M16S</meta:editing-duration>
    <meta:editing-cycles>2</meta:editing-cycles>
    <meta:generator>LibreOffice/3.5$Linux_X86_64 LibreOffice_project/350m1$Build-2</meta:generator>
    <meta:document-statistic meta:table-count="3" meta:cell-count="3271" meta:object-count="0"/>
  </office:meta>
</office:document-meta>
</file>